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4" style:family="paragraph" style:parent-style-name="Text_20_body">
      <style:paragraph-properties fo:margin-top="0cm" fo:margin-bottom="0cm" fo:line-height="150%" style:writing-mode="lr-tb"/>
    </style:style>
    <style:style style:name="P15"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6"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7"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20" style:family="paragraph" style:parent-style-name="Table_20_Contents">
      <style:paragraph-properties fo:margin-top="0.423cm" fo:margin-bottom="0.423cm" fo:line-height="150%" fo:padding="0.176cm" fo:border="0.035cm solid #000000" style:writing-mode="lr-tb"/>
    </style:style>
    <style:style style:name="P21" style:family="paragraph" style:parent-style-name="Table_20_Contents">
      <style:paragraph-properties fo:line-height="150%"/>
      <style:text-properties style:font-name="Arial" style:font-name-asian="Arial"/>
    </style:style>
    <style:style style:name="P22" style:family="paragraph" style:parent-style-name="Table_20_Contents">
      <style:text-properties style:font-name="Arial" fo:font-size="12pt" style:font-name-asian="Arial"/>
    </style:style>
    <style:style style:name="P23" style:family="paragraph" style:parent-style-name="Table_20_Contents">
      <style:text-properties style:font-name="Arial" fo:font-size="14pt" style:font-name-asian="Arial" style:font-size-asian="14pt" style:font-size-complex="14pt"/>
    </style:style>
    <style:style style:name="P24" style:family="paragraph" style:parent-style-name="Table_20_Contents">
      <style:text-properties style:font-name="Arial" fo:font-size="14pt" style:font-name-asian="Arial" style:font-size-asian="14pt" style:language-asian="ja" style:country-asian="JP" style:font-size-complex="14pt"/>
    </style:style>
    <style:style style:name="P25" style:family="paragraph" style:parent-style-name="Standard">
      <style:paragraph-properties fo:text-align="start" style:justify-single-word="false" style:text-autospace="none"/>
    </style:style>
    <style:style style:name="P26" style:family="paragraph" style:parent-style-name="Standard">
      <style:paragraph-properties fo:text-align="end" style:justify-single-word="false" style:text-autospace="none"/>
    </style:style>
    <style:style style:name="P27" style:family="paragraph" style:parent-style-name="Table_20_Contents" style:list-style-name="L40">
      <style:text-properties style:font-name="Arial" fo:font-size="14pt" style:font-name-asian="Arial" style:font-size-asian="14pt" style:font-size-complex="14pt"/>
    </style:style>
    <style:style style:name="P28" style:family="paragraph" style:parent-style-name="Table_20_Contents" style:list-style-name="L41">
      <style:text-properties style:font-name="Arial" fo:font-size="14pt" style:font-name-asian="Arial" style:font-size-asian="14pt" style:font-size-complex="14pt"/>
    </style:style>
    <style:style style:name="P29" style:family="paragraph" style:parent-style-name="Table_20_Contents" style:list-style-name="L42">
      <style:text-properties style:font-name="Arial" fo:font-size="14pt" style:font-name-asian="Arial" style:font-size-asian="14pt" style:font-size-complex="14pt"/>
    </style:style>
    <style:style style:name="P30" style:family="paragraph" style:parent-style-name="Table_20_Contents" style:list-style-name="L43">
      <style:text-properties style:font-name="Arial" fo:font-size="14pt" style:font-name-asian="Arial" style:font-size-asian="14pt" style:font-size-complex="14pt"/>
    </style:style>
    <style:style style:name="P31" style:family="paragraph" style:parent-style-name="Table_20_Contents" style:list-style-name="L48">
      <style:text-properties style:font-name="Arial" fo:font-size="14pt" style:font-name-asian="Arial" style:font-size-asian="14pt" style:font-size-complex="14pt"/>
    </style:style>
    <style:style style:name="P32"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3" style:family="paragraph" style:parent-style-name="Table_20_Contents" style:list-style-name="L49"/>
    <style:style style:name="P34" style:family="paragraph" style:parent-style-name="Text_20_body" style:list-style-name="L123">
      <style:paragraph-properties fo:line-height="150%"/>
      <style:text-properties style:font-name="Arial" style:font-name-asian="Arial"/>
    </style:style>
    <style:style style:name="P35" style:family="paragraph" style:parent-style-name="Text_20_body" style:list-style-name="L123">
      <style:paragraph-properties fo:line-height="150%"/>
      <style:text-properties style:font-name="Arial" style:font-name-asian="Arial" style:language-asian="ja" style:country-asian="JP"/>
    </style:style>
    <style:style style:name="P36" style:family="paragraph" style:parent-style-name="Text_20_body">
      <style:paragraph-properties fo:line-height="150%"/>
      <style:text-properties style:font-name="Arial" fo:font-size="15pt" fo:font-weight="normal" style:font-name-asian="Arial" style:font-size-asian="15pt" style:font-size-complex="15pt"/>
    </style:style>
    <style:style style:name="P37" style:family="paragraph" style:parent-style-name="Text_20_body">
      <style:paragraph-properties fo:line-height="150%"/>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3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7"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0"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1" style:family="paragraph" style:parent-style-name="Text_20_body" style:list-style-name="L9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2" style:family="paragraph" style:parent-style-name="Text_20_body" style:list-style-name="L10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3" style:family="paragraph" style:parent-style-name="Text_20_body" style:list-style-name="L10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4" style:family="paragraph" style:parent-style-name="Text_20_body" style:list-style-name="L10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5" style:family="paragraph" style:parent-style-name="Text_20_body" style:list-style-name="L10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6" style:family="paragraph" style:parent-style-name="Text_20_body" style:list-style-name="L10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7" style:family="paragraph" style:parent-style-name="Text_20_body" style:list-style-name="L10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8" style:family="paragraph" style:parent-style-name="Text_20_body" style:list-style-name="L10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9" style:family="paragraph" style:parent-style-name="Text_20_body" style:list-style-name="L10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0" style:family="paragraph" style:parent-style-name="Text_20_body" style:list-style-name="L10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1" style:family="paragraph" style:parent-style-name="Text_20_body" style:list-style-name="L10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2" style:family="paragraph" style:parent-style-name="Text_20_body" style:list-style-name="L1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3" style:family="paragraph" style:parent-style-name="Text_20_body" style:list-style-name="L1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4" style:family="paragraph" style:parent-style-name="Text_20_body" style:list-style-name="L1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5" style:family="paragraph" style:parent-style-name="Text_20_body" style:list-style-name="L1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6" style:family="paragraph" style:parent-style-name="Text_20_body" style:list-style-name="L1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7" style:family="paragraph" style:parent-style-name="Text_20_body" style:list-style-name="L1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8" style:family="paragraph" style:parent-style-name="Text_20_body" style:list-style-name="L1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9" style:family="paragraph" style:parent-style-name="Text_20_body" style:list-style-name="L1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0" style:family="paragraph" style:parent-style-name="Text_20_body" style:list-style-name="L1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1" style:family="paragraph" style:parent-style-name="Text_20_body" style:list-style-name="L1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2" style:family="paragraph" style:parent-style-name="Text_20_body" style:list-style-name="L1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3" style:family="paragraph" style:parent-style-name="Text_20_body" style:list-style-name="L1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4" style:family="paragraph" style:parent-style-name="Text_20_body" style:list-style-name="L1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5" style:family="paragraph" style:parent-style-name="Text_20_body" style:list-style-name="L1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6"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7"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8"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9"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0"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1"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2"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3"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4"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5"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7"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8"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9"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0"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1"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2"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3"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4"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5"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6"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7"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8"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9"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80"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81"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82" style:family="paragraph" style:parent-style-name="Text_20_body" style:list-style-name="L121">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8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84" style:family="paragraph" style:parent-style-name="Text_20_body" style:list-style-name="L16">
      <style:paragraph-properties fo:margin-top="0cm" fo:margin-bottom="0cm" fo:line-height="150%" style:writing-mode="lr-tb"/>
    </style:style>
    <style:style style:name="P185" style:family="paragraph" style:parent-style-name="Text_20_body" style:list-style-name="L22">
      <style:paragraph-properties fo:margin-top="0cm" fo:margin-bottom="0cm" fo:line-height="150%" style:writing-mode="lr-tb"/>
    </style:style>
    <style:style style:name="P186" style:family="paragraph" style:parent-style-name="Text_20_body" style:list-style-name="L28">
      <style:paragraph-properties fo:margin-top="0cm" fo:margin-bottom="0cm" fo:line-height="150%" style:writing-mode="lr-tb"/>
    </style:style>
    <style:style style:name="P187" style:family="paragraph" style:parent-style-name="Text_20_body" style:list-style-name="L38">
      <style:paragraph-properties fo:margin-top="0cm" fo:margin-bottom="0cm" fo:line-height="150%" style:writing-mode="lr-tb"/>
    </style:style>
    <style:style style:name="P188" style:family="paragraph" style:parent-style-name="Text_20_body" style:list-style-name="L52">
      <style:paragraph-properties fo:margin-top="0cm" fo:margin-bottom="0cm" fo:line-height="150%" style:writing-mode="lr-tb"/>
    </style:style>
    <style:style style:name="P189" style:family="paragraph" style:parent-style-name="Text_20_body" style:list-style-name="L55">
      <style:paragraph-properties fo:margin-top="0cm" fo:margin-bottom="0cm" fo:line-height="150%" style:writing-mode="lr-tb"/>
    </style:style>
    <style:style style:name="P190" style:family="paragraph" style:parent-style-name="Text_20_body" style:list-style-name="L78">
      <style:paragraph-properties fo:margin-top="0cm" fo:margin-bottom="0cm" fo:line-height="150%" style:writing-mode="lr-tb"/>
    </style:style>
    <style:style style:name="P191" style:family="paragraph" style:parent-style-name="Text_20_body" style:list-style-name="L12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2" style:family="paragraph" style:parent-style-name="Text_20_body" style:list-style-name="L12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93" style:family="paragraph" style:parent-style-name="Text_20_body" style:list-style-name="L12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94" style:family="paragraph" style:parent-style-name="Text_20_body" style:list-style-name="L12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95"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96" style:family="paragraph" style:parent-style-name="Text_20_body" style:list-style-name="L122">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7" style:family="paragraph" style:parent-style-name="Text_20_body" style:list-style-name="L122">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8"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99"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00"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01"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02" style:family="paragraph" style:parent-style-name="Standard" style:list-style-name="L55">
      <style:paragraph-properties fo:margin-top="0cm" fo:margin-bottom="0cm" fo:line-height="150%" fo:text-align="start" style:justify-single-word="false" style:text-autospace="none" style:writing-mode="lr-tb"/>
    </style:style>
    <style:style style:name="P203" style:family="paragraph" style:parent-style-name="Standard" style:list-style-name="L56">
      <style:paragraph-properties fo:margin-top="0cm" fo:margin-bottom="0cm" fo:line-height="150%" fo:text-align="start" style:justify-single-word="false" style:text-autospace="none" style:writing-mode="lr-tb"/>
    </style:style>
    <style:style style:name="P2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T20" style:family="text">
      <style:text-properties fo:font-size="13pt" fo:font-style="italic" fo:font-weight="bold" fo:background-color="#ffcc00" style:font-style-asian="italic" style:font-weight-asian="bold" style:font-style-complex="italic" style:font-weight-complex="bold"/>
    </style:style>
    <style:style style:name="T21"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5"><text:span text:style-name="T1">res free# JVEMV6 44#8.4.2_11 / 44. currency / 8. prog-python / 4 tester / 2. id-2 / </text:span><text:span text:style-name="T2">20191011_092228</text:span></text:p>
      <text:p text:style-name="P16"/>
      <text:p text:style-name="P8">[do] <text:span text:style-name="T9">#_ </text:span></text:p>
      <text:list xml:id="list9090682993907539589" text:style-name="L1">
        <text:list-item>
          <text:p text:style-name="P39">REVIEW</text:p>
        </text:list-item>
        <text:list-item>
          <text:p text:style-name="P39">SEG-1 : openoffice, sheet, conv string to number</text:p>
          <text:list>
            <text:list-item>
              <text:p text:style-name="P39"><text:a xlink:type="simple" xlink:href="https://forum.openoffice.org/en/forum/viewtopic.php?f=9&amp;t=27917" text:style-name="Internet_20_link" text:visited-style-name="Visited_20_Internet_20_Link">https://forum.openoffice.org/en/forum/viewtopic.php?f=9&amp;t=27917</text:a></text:p>
              <text:list>
                <text:list-item>
                  <text:p text:style-name="P39"><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39">TASK-1 : log_fx.(data).(44#8.4.2_10~).ods ==&gt; continue obs → any more tendencies ?</text:p>
          <text:list>
            <text:list-item>
              <text:p text:style-name="P39">T-1.1 : tab “session-10.copy_3”</text:p>
              <text:list>
                <text:list-item>
                  <text:p text:style-name="P39">“4-4-4” ==&gt; 3 cases, all → minus</text:p>
                </text:list-item>
                <text:list-item>
                  <text:p text:style-name="P39">“4-5-X” ==&gt; 3 cases, all → minus</text:p>
                </text:list-item>
              </text:list>
            </text:list-item>
          </text:list>
        </text:list-item>
        <text:list-item>
          <text:p text:style-name="P39"><text:span text:style-name="T9">~ </text:span>TASK-2 : <text:span text:style-name="T11">see memo (idea-1) ==&gt; dp programming (or, log_fx.(main).ods)</text:span></text:p>
          <text:list>
            <text:list-item>
              <text:list>
                <text:list-item>
                  <text:p text:style-name="P156">coding → starting point ==&gt; web “dp-2<text:tab/># detect patterns : series-1”</text:p>
                </text:list-item>
              </text:list>
            </text:list-item>
            <text:list-item>
              <text:p text:style-name="P156">T-2.1</text:p>
            </text:list-item>
          </text:list>
        </text:list-item>
      </text:list>
      <text:p text:style-name="P8">[next]</text:p>
      <text:list xml:id="list8390641786396678079" text:style-name="L2">
        <text:list-item>
          <text:p text:style-name="P40">TASK : 44#8.4.3_X</text:p>
          <text:list>
            <text:list-item>
              <text:p text:style-name="P40">==&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3"/>
          </table:table-cell>
        </table:table-row>
      </table:table>
      <text:list xml:id="list30438898" text:continue-numbering="true" text:style-name="L2">
        <text:list-item>
          <text:list>
            <text:list-header>
              <text:p text:style-name="P40"/>
              <text:list>
                <text:list-item>
                  <text:p text:style-name="P40">C:\WORKS_2\WS\WS_Others.prog\log_fx.(main).ods</text:p>
                </text:list-item>
              </text:list>
            </text:list-header>
            <text:list-item>
              <text:p text:style-name="P40">==&gt; new FUNC : tester_T_3(request)</text:p>
              <text:list>
                <text:list-item>
                  <text:p text:style-name="P40">#_20191011_100514</text:p>
                </text:list-item>
              </text:list>
            </text:list-item>
          </text:list>
        </text:list-item>
      </text:list>
      <text:p text:style-name="P8">[further]</text:p>
      <text:list xml:id="list4359425173796978394" text:style-name="L3">
        <text:list-item>
          <text:p text:style-name="P41"><text:soft-page-break/></text:p>
        </text:list-item>
      </text:list>
      <text:p text:style-name="P2"><text:line-break/><text:span text:style-name="T12">[/ 20191011_100048]</text:span></text:p>
      <text:p text:style-name="P2"/>
      <text:p text:style-name="P11"/>
      <text:p text:style-name="P8">---------------------------------------------------------------------------</text:p>
      <text:p text:style-name="P16">res free# JVEMV6 44#8.4.2_1 / 44. currency / 8. prog-python / 4 tester / 2. id-3 / 20191012_101113</text:p>
      <text:p text:style-name="P16"/>
      <text:p text:style-name="P8">[do] <text:span text:style-name="T9">#_ </text:span></text:p>
      <text:list xml:id="list6460425616078555955" text:style-name="L4">
        <text:list-item>
          <text:p text:style-name="P42">% REVIEW</text:p>
        </text:list-item>
        <text:list-item>
          <text:p text:style-name="P42">TASK-1 : new FUNC : tester_T_3(request)</text:p>
          <text:list>
            <text:list-item>
              <text:list>
                <text:list-item>
                  <text:p text:style-name="P42">#_20191011_100514</text:p>
                </text:list-item>
                <text:list-item>
                  <text:p text:style-name="P42">==&gt; NO. use : tester_T_2(request)</text:p>
                  <text:list>
                    <text:list-item>
                      <text:p text:style-name="P42">#_20191003_124456:caller</text:p>
                    </text:list-item>
                  </text:list>
                </text:list-item>
              </text:list>
            </text:list-item>
            <text:list-item>
              <text:p text:style-name="P42"><text:span text:style-name="T9">#_ </text:span>T-1.1</text:p>
              <text:list>
                <text:list-item>
                  <text:list>
                    <text:list-item>
                      <text:p text:style-name="P42">current code ---&gt; to a new FUNC : _tester_T_2__Choice_1(request)</text:p>
                    </text:list-item>
                  </text:list>
                </text:list-item>
                <text:list-item>
                  <text:p text:style-name="P42">CODING</text:p>
                  <text:list>
                    <text:list-item>
                      <text:p text:style-name="P42">new FUNC</text:p>
                      <text:list>
                        <text:list-item>
                          <text:p text:style-name="P42">sig</text:p>
                        </text:list-item>
                        <text:list-item>
                          <text:p text:style-name="P42">label</text:p>
                          <text:list>
                            <text:list-item>
                              <text:p text:style-name="P42">#_20191012_101720:caller</text:p>
                            </text:list-item>
                            <text:list-item>
                              <text:p text:style-name="P42">#_20191012_101725:head</text:p>
                            </text:list-item>
                            <text:list-item>
                              <text:p text:style-name="P42">#_20191012_101733:wl:in-func</text:p>
                            </text:list-item>
                          </text:list>
                        </text:list-item>
                        <text:list-item>
                          <text:p text:style-name="P42">caller</text:p>
                        </text:list-item>
                      </text:list>
                    </text:list-item>
                    <text:list-item>
                      <text:p text:style-name="P42">dispatching lines</text:p>
                    </text:list-item>
                    <text:list-item>
                      <text:p text:style-name="P42">FUNC : body → C/P</text:p>
                    </text:list-item>
                  </text:list>
                </text:list-item>
                <text:list-item>
                  <text:p text:style-name="P42">TEST ==&gt; OK</text:p>
                </text:list-item>
              </text:list>
            </text:list-item>
            <text:list-item>
              <text:p text:style-name="P42"><text:soft-page-break/>T-1.2 : new FUNC : tester_T_3(request, strOf_Op_Name)</text:p>
              <text:list>
                <text:list-item>
                  <text:p text:style-name="P42">CODING</text:p>
                  <text:list>
                    <text:list-item>
                      <text:list>
                        <text:list-item>
                          <text:p text:style-name="P42">DUP : _tester_T_2__Choice_1(request, strOf_Op_Name)</text:p>
                        </text:list-item>
                        <text:list-item>
                          <text:p text:style-name="P42">sig</text:p>
                        </text:list-item>
                        <text:list-item>
                          <text:p text:style-name="P42">label</text:p>
                          <text:list>
                            <text:list-item>
                              <text:p text:style-name="P42">#_20191012_103235:caller</text:p>
                            </text:list-item>
                            <text:list-item>
                              <text:p text:style-name="P42">#_20191012_103242:head</text:p>
                            </text:list-item>
                            <text:list-item>
                              <text:p text:style-name="P42">#_20191012_103247:wl:in-func</text:p>
                            </text:list-item>
                          </text:list>
                        </text:list-item>
                        <text:list-item>
                          <text:p text:style-name="P42">caller</text:p>
                        </text:list-item>
                      </text:list>
                    </text:list-item>
                  </text:list>
                </text:list-item>
                <text:list-item>
                  <text:p text:style-name="P42">TEST ==&gt; OK</text:p>
                </text:list-item>
              </text:list>
            </text:list-item>
          </text:list>
        </text:list-item>
      </text:list>
      <text:p text:style-name="P8">[next]</text:p>
      <text:list xml:id="list1179268308662206098" text:style-name="L5">
        <text:list-item>
          <text:p text:style-name="P43">TASK-1</text:p>
          <text:list>
            <text:list-item>
              <text:p text:style-name="P43">tester_T_3(request, strOf_Op_Name) ==&gt; further</text:p>
              <text:list>
                <text:list-item>
                  <text:p text:style-name="P43">#_20191012_103242:head</text:p>
                </text:list-item>
                <text:list-item>
                  <text:p text:style-name="P43">==&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3">"C:\WORKS_2\WS\WS_Others.prog\log_fx.(main).ods"</text:p>
          </table:table-cell>
        </table:table-row>
        <table:table-row>
          <table:table-cell table:style-name="表7.A2" office:value-type="string">
            <text:p text:style-name="P23"/>
          </table:table-cell>
        </table:table-row>
      </table:table>
      <text:list xml:id="list30462938" text:continue-numbering="true" text:style-name="L5">
        <text:list-header>
          <text:p text:style-name="P43"/>
          <text:p text:style-name="P43">[further]</text:p>
        </text:list-header>
      </text:list>
      <text:list xml:id="list1233043250970178558" text:style-name="L6">
        <text:list-item>
          <text:p text:style-name="P44"/>
        </text:list-item>
      </text:list>
      <text:p text:style-name="P2"><text:line-break/><text:span text:style-name="T12">[/ 20191012_103944]</text:span></text:p>
      <text:p text:style-name="P2"/>
      <text:p text:style-name="P11"/>
      <text:p text:style-name="P8">---------------------------------------------------------------------------</text:p>
      <text:p text:style-name="P16">res free# JVEMV6 44#8.4.2_2 / 44. currency / 8. prog-python / 4 tester / 2. id-3 / 20191013_111751</text:p>
      <text:p text:style-name="P16"/>
      <text:p text:style-name="P8"><text:soft-page-break/>[do] <text:span text:style-name="T9">#_ </text:span></text:p>
      <text:list xml:id="list3214204714477273717" text:style-name="L7">
        <text:list-item>
          <text:p text:style-name="P45">REVIEW</text:p>
        </text:list-item>
        <text:list-item>
          <text:p text:style-name="P45">TASK-1 : tester_T_3(request, strOf_Op_Name) ==&gt; further</text:p>
          <text:list>
            <text:list-item>
              <text:list>
                <text:list-item>
                  <text:list>
                    <text:list-item>
                      <text:p text:style-name="P45">#_20191012_103242:head</text:p>
                    </text:list-item>
                    <text:list-item>
                      <text:p text:style-name="P45">==&gt; C:\WORKS_2\WS\WS_Others.prog\log_fx.(main).ods sheet-2, id-3</text:p>
                    </text:list-item>
                  </text:list>
                </text:list-item>
              </text:list>
            </text:list-item>
            <text:list-item>
              <text:p text:style-name="P45">T-1.1 : search ==&gt; hit → where into list ?</text:p>
              <text:list>
                <text:list-item>
                  <text:p text:style-name="P45">#_20191012_103235:caller → tester_T_3(request, strOf_Op_Name)</text:p>
                </text:list-item>
                <text:list-item>
                  <text:p text:style-name="P45">#_20191006_094231:caller → tester_T_2__Buy_Up__Loop_2_Trailing__V2</text:p>
                  <text:list>
                    <text:list-item>
                      <text:p text:style-name="P45">==&gt; #_20191013_112329:tmp</text:p>
                    </text:list-item>
                  </text:list>
                </text:list-item>
              </text:list>
            </text:list-item>
            <text:list-item>
              <text:p text:style-name="P45">T-1.2 : new FUNC : tester_T_2__Buy_Up__Loop_2_Trailing__V3</text:p>
              <text:list>
                <text:list-item>
                  <text:p text:style-name="P45">DUP : tester_T_2__Buy_Up__Loop_2_Trailing__V2</text:p>
                </text:list-item>
                <text:list-item>
                  <text:p text:style-name="P45">sig</text:p>
                </text:list-item>
                <text:list-item>
                  <text:p text:style-name="P45">labels</text:p>
                  <text:list>
                    <text:list-item>
                      <text:p text:style-name="P45">#_20191013_112527:caller</text:p>
                    </text:list-item>
                    <text:list-item>
                      <text:p text:style-name="P45">#_20191013_112531:head</text:p>
                    </text:list-item>
                    <text:list-item>
                      <text:p text:style-name="P45">#_20191013_112535:wl:in-func</text:p>
                    </text:list-item>
                  </text:list>
                </text:list-item>
                <text:list-item>
                  <text:p text:style-name="P45">caller</text:p>
                  <text:list>
                    <text:list-item>
                      <text:p text:style-name="P45">TREE</text:p>
                      <text:list>
                        <text:list-item>
                          <text:p text:style-name="P45">tester_T_3(request, _strOf_Op_Name = "BUSL3_No_T_2")</text:p>
                        </text:list-item>
                      </text:list>
                    </text:list-item>
                    <text:list-item>
                      <text:p text:style-name="P45">#_20191013_112329:tmp</text:p>
                    </text:list-item>
                  </text:list>
                </text:list-item>
              </text:list>
            </text:list-item>
          </text:list>
        </text:list-item>
        <text:list-item>
          <text:p text:style-name="P45">TASK-2 : tester_T_2__Buy_Up__Loop_2_Trailing__V3</text:p>
          <text:list>
            <text:list-item>
              <text:list>
                <text:list-item>
                  <text:p text:style-name="P45">#_20191013_112531:head</text:p>
                </text:list-item>
              </text:list>
            </text:list-item>
            <text:list-item>
              <text:p text:style-name="P45">T-2.1</text:p>
              <text:list>
                <text:list-item>
                  <text:p text:style-name="P45">when the position ended → end the loop</text:p>
                </text:list-item>
                <text:list-item>
                  <text:p text:style-name="P45">CODE</text:p>
                  <text:list>
                    <text:list-item>
                      <text:p text:style-name="P45">==&gt; “lo_Pos_Exits” → where used ?</text:p>
                      <text:list>
                        <text:list-item>
                          <text:p text:style-name="P45"><text:span text:style-name="T9">#_ </text:span>“step : B : j5 : Y : 3.1 <text:s text:c="23"/>to list ==&gt; e0, Pos”</text:p>
                        </text:list-item>
                        <text:list-item>
                          <text:p text:style-name="P45"><text:soft-page-break/><text:span text:style-name="T9">#_ </text:span>“step : B : j7 : Y : 3.1 <text:s text:c="31"/>to list ==&gt; e0, Pos”</text:p>
                        </text:list-item>
                        <text:list-item>
                          <text:p text:style-name="P45"><text:span text:style-name="T9">#_ </text:span>“step : B : j3 : Y : 3.1 <text:s text:c="27"/>to list ==&gt; e0, Pos”</text:p>
                        </text:list-item>
                        <text:list-item>
                          <text:p text:style-name="P45"><text:span text:style-name="T9">#_ </text:span>“step : B : j4 : Y : 3.1 <text:s text:c="35"/>to list ==&gt; e0, Pos”</text:p>
                        </text:list-item>
                      </text:list>
                    </text:list-item>
                    <text:list-item>
                      <text:p text:style-name="P45"><text:span text:style-name="T9">#_ </text:span>comment out</text:p>
                    </text:list-item>
                  </text:list>
                </text:list-item>
                <text:list-item>
                  <text:p text:style-name="P45">TEST </text:p>
                  <text:list>
                    <text:list-item>
                      <text:p text:style-name="P45"><text:span text:style-name="T13">PRPBLEM</text:span> → “BREAK” message ==&gt; not<text:span text:style-name="T11"> shown in the debug lines</text:span></text:p>
                      <text:list>
                        <text:list-item>
                          <text:p text:style-name="P157">TRY : “libfx_6.py:619” “(step : j1 : Y) pattern ==&gt; match (strOf_Target_Pattern = '0011'”</text:p>
                          <text:list>
                            <text:list-item>
                              <text:p text:style-name="P157">==&gt; FOUND : first incident of “match”</text:p>
                            </text:list-item>
                            <text:list-item>
                              <text:p text:style-name="P157">TREE</text:p>
                              <text:list>
                                <text:list-item>
                                  <text:p text:style-name="P157">dp_Tester_T_2__Buy_Up</text:p>
                                  <text:list>
                                    <text:list-item>
                                      <text:p text:style-name="P157">#_20191013_123816:fix</text:p>
                                    </text:list-item>
                                  </text:list>
                                </text:list-item>
                              </text:list>
                            </text:list-item>
                            <text:list-item>
                              <text:p text:style-name="P157">FOUND : “tmp_msg = "===&gt; BREAK from the loop"”</text:p>
                              <text:list>
                                <text:list-item>
                                  <text:p text:style-name="P157">==&gt; this message : the prog does NOT write to the console line</text:p>
                                </text:list-item>
                              </text:list>
                            </text:list-item>
                            <text:list-item>
                              <text:p text:style-name="P157">==&gt; CODING</text:p>
                            </text:list-item>
                            <text:list-item>
                              <text:p text:style-name="P157">FOUND ==&gt; “SWITCH_DEBUG” → set to false</text:p>
                            </text:list-item>
                            <text:list-item>
                              <text:p text:style-name="P157">==&gt; set to True</text:p>
                            </text:list-item>
                          </text:list>
                        </text:list-item>
                        <text:list-item>
                          <text:p text:style-name="P157">TEST ==&gt; shown</text:p>
                          <text:list>
                            <text:list-item>
                              <text:p text:style-name="P157">“[libfx_6.py:2347 / 20191013_124319] (step : B : j3 : Y : 6) continuing...</text:p>
                            </text:list-item>
                            <text:list-item>
                              <text:p text:style-name="P157">[libfx_6.py:2364 / 20191013_124319] ===&gt; BREAK from the loop”</text:p>
                            </text:list-item>
                          </text:list>
                        </text:list-item>
                      </text:list>
                    </text:list-item>
                  </text:list>
                </text:list-item>
              </text:list>
            </text:list-item>
          </text:list>
        </text:list-item>
        <text:list-item>
          <text:p text:style-name="P157">TASK-3 : for-loop ---&gt; wrap with another loop</text:p>
          <text:list>
            <text:list-item>
              <text:p text:style-name="P157">T-3.1</text:p>
              <text:list>
                <text:list-item>
                  <text:p text:style-name="P157">current for-loop ==&gt; to another func</text:p>
                </text:list-item>
                <text:list-item>
                  <text:p text:style-name="P45"><text:span text:style-name="T11">new FUNC : </text:span><text:soft-page-break/><text:span text:style-name="T11">tester_T_2__Buy_Up__Loop_2_Trailing__V3__ForLoop_1</text:span></text:p>
                  <text:list>
                    <text:list-item>
                      <text:p text:style-name="P45"><text:span text:style-name="T10">#_ </text:span><text:span text:style-name="T11">sig</text:span></text:p>
                    </text:list-item>
                    <text:list-item>
                      <text:p text:style-name="P45"><text:span text:style-name="T10">#_ </text:span><text:span text:style-name="T11">time labels</text:span></text:p>
                      <text:list>
                        <text:list-item>
                          <text:p text:style-name="P157">#_20191013_124743:caller</text:p>
                        </text:list-item>
                        <text:list-item>
                          <text:p text:style-name="P157">#_20191013_124746:head</text:p>
                        </text:list-item>
                        <text:list-item>
                          <text:p text:style-name="P157">#_20191013_124751:wl:in-func</text:p>
                        </text:list-item>
                      </text:list>
                    </text:list-item>
                    <text:list-item>
                      <text:p text:style-name="P157">DUP : lines</text:p>
                      <text:list>
                        <text:list-item>
                          <text:p text:style-name="P157">DUP</text:p>
                        </text:list-item>
                        <text:list-item>
                          <text:p text:style-name="P157">return values</text:p>
                          <text:list>
                            <text:list-item>
                              <text:p text:style-name="P157">#_20191013_125039:tmp</text:p>
                            </text:list-item>
                            <text:list-item>
                              <text:p text:style-name="P157"/>
                            </text:list-item>
                          </text:list>
                        </text:list-item>
                      </text:list>
                    </text:list-item>
                    <text:list-item>
                      <text:p text:style-name="P157">caller</text:p>
                    </text:list-item>
                  </text:list>
                </text:list-item>
                <text:list-item>
                  <text:p text:style-name="P157">TEST ==&gt; OK</text:p>
                </text:list-item>
              </text:list>
            </text:list-item>
            <text:list-item>
              <text:p text:style-name="P45"><text:span text:style-name="T10">#_ </text:span><text:span text:style-name="T11">T-3.2 : new param ==&gt; index number</text:span></text:p>
              <text:list>
                <text:list-item>
                  <text:p text:style-name="P157">CODE</text:p>
                </text:list-item>
                <text:list-item>
                  <text:p text:style-name="P157">TEST</text:p>
                  <text:list>
                    <text:list-item>
                      <text:p text:style-name="P157">param is 10 → dat file : “22 <text:s text:c="5"/>2019.04.24 05:45”</text:p>
                    </text:list-item>
                    <text:list-item>
                      <text:p text:style-name="P157">param is 25 → console “(step : B : j2 : N : 1) Pattern NOT detectd.”</text:p>
                    </text:list-item>
                    <text:list-item>
                      <text:p text:style-name="P157">ERROR</text:p>
                      <text:list>
                        <text:list-item>
                          <text:p text:style-name="P157">“ <text:s/>File "C:\WORKS_2\WS\WS_Others.prog\prog\D-7\2_2\VIRTUAL\Admin_Projects\mm\libs_mm\libfx_6.py", lin</text:p>
                        </text:list-item>
                        <text:list-item>
                          <text:p text:style-name="P157">e 8023, in tester_T_2__Report_Dat</text:p>
                        </text:list-item>
                        <text:list-item>
                          <text:p text:style-name="P157"><text:s text:c="4"/>cntOf_SLs, cntOf_SLs / lenOf_LO_Pos_Target</text:p>
                        </text:list-item>
                        <text:list-item>
                          <text:p text:style-name="P157">ZeroDivisionError: division by zero”</text:p>
                        </text:list-item>
                        <text:list-item>
                          <text:p text:style-name="P157">FIX : ==&gt; OK</text:p>
                        </text:list-item>
                      </text:list>
                    </text:list-item>
                  </text:list>
                </text:list-item>
              </text:list>
            </text:list-item>
          </text:list>
        </text:list-item>
      </text:list>
      <text:p text:style-name="P8">[next]</text:p>
      <text:list xml:id="list7758966868903461745" text:style-name="L8">
        <text:list-item>
          <text:p text:style-name="P46">TASK : this : T-3.2 –&gt; param index</text:p>
          <text:list>
            <text:list-item>
              <text:p text:style-name="P46">==&gt; return vals → add : current position's start index</text:p>
            </text:list-item>
            <text:list-item>
              <text:p text:style-name="P46">==&gt; next loop : give this start index as a param</text:p>
            </text:list-item>
            <text:list-item>
              <text:p text:style-name="P46"><text:soft-page-break/>#_20191013_130918:next</text:p>
            </text:list-item>
          </text:list>
        </text:list-item>
      </text:list>
      <text:p text:style-name="P8">[further]</text:p>
      <text:list xml:id="list6771001594616562725" text:style-name="L9">
        <text:list-item>
          <text:p text:style-name="P47"/>
        </text:list-item>
      </text:list>
      <text:p text:style-name="P2"><text:line-break/><text:span text:style-name="T12">[/ XXX]</text:span></text:p>
      <text:p text:style-name="P2"/>
      <text:p text:style-name="P11"/>
      <text:p text:style-name="P8">---------------------------------------------------------------------------</text:p>
      <text:p text:style-name="P16">res free# JVEMV6 44#8.4.2_3 / 44. currency / 8. prog-python / 4 tester / 2. id-3 / 20191014_081754</text:p>
      <text:p text:style-name="P16"/>
      <text:p text:style-name="P8">[do] <text:span text:style-name="T9">#_ </text:span></text:p>
      <text:list xml:id="list3538335599886039459" text:style-name="L10">
        <text:list-item>
          <text:p text:style-name="P48">REVIEW</text:p>
        </text:list-item>
        <text:list-item>
          <text:p text:style-name="P48">TASK-1 : this(prev) : T-3.2 –&gt; param index</text:p>
          <text:list>
            <text:list-item>
              <text:list>
                <text:list-item>
                  <text:p text:style-name="P48">==&gt; return vals → add : current position's start index</text:p>
                </text:list-item>
                <text:list-item>
                  <text:p text:style-name="P48">==&gt; next loop : give this start index as a param</text:p>
                </text:list-item>
                <text:list-item>
                  <text:p text:style-name="P48">#_20191013_130918:next</text:p>
                </text:list-item>
              </text:list>
            </text:list-item>
            <text:list-item>
              <text:p text:style-name="P48"><text:span text:style-name="T9">#_ </text:span>SEG-1 : cleanup code</text:p>
            </text:list-item>
            <text:list-item>
              <text:p text:style-name="P48">SEG-2 : func : tester_T_2__Buy_Up__Loop_2_Trailing__V3__ForLoop_1</text:p>
              <text:list>
                <text:list-item>
                  <text:list>
                    <text:list-item>
                      <text:p text:style-name="P48">==&gt; part of its lines → functionalize</text:p>
                    </text:list-item>
                  </text:list>
                </text:list-item>
                <text:list-item>
                  <text:p text:style-name="P48">S-2.1 : “step : B : j5 : Y : 4”</text:p>
                  <text:list>
                    <text:list-item>
                      <text:p text:style-name="P48">new FUN<text:span text:style-name="T11">C : tester_T_2__Trailing__V3__Step_B_j5_Y_4</text:span></text:p>
                      <text:list>
                        <text:list-item>
                          <text:p text:style-name="P158">#_20191014_082454:tmp</text:p>
                        </text:list-item>
                        <text:list-item>
                          <text:p text:style-name="P48"><text:span text:style-name="T10">#_ </text:span><text:span text:style-name="T11">sig</text:span></text:p>
                        </text:list-item>
                        <text:list-item>
                          <text:p text:style-name="P48"><text:span text:style-name="T10">#_ </text:span><text:span text:style-name="T11">labels</text:span></text:p>
                          <text:list>
                            <text:list-item>
                              <text:p text:style-name="P158">#_20191014_082559:caller</text:p>
                            </text:list-item>
                            <text:list-item>
                              <text:p text:style-name="P158">#_20191014_082604:head</text:p>
                            </text:list-item>
                            <text:list-item>
                              <text:p text:style-name="P158">#_20191014_082609:wl:in-func</text:p>
                            </text:list-item>
                          </text:list>
                        </text:list-item>
                        <text:list-item>
                          <text:p text:style-name="P48"><text:soft-page-break/><text:span text:style-name="T10">#_ </text:span><text:span text:style-name="T11">DUP : lines</text:span></text:p>
                        </text:list-item>
                        <text:list-item>
                          <text:p text:style-name="P48"><text:span text:style-name="T10">#_ </text:span><text:span text:style-name="T11">param</text:span></text:p>
                          <text:list>
                            <text:list-item>
                              <text:p text:style-name="P158">Pos</text:p>
                            </text:list-item>
                            <text:list-item>
                              <text:p text:style-name="P158">lo_Lines_Log</text:p>
                            </text:list-item>
                          </text:list>
                        </text:list-item>
                        <text:list-item>
                          <text:p text:style-name="P48"><text:span text:style-name="T10">#_ </text:span><text:span text:style-name="T11">caller</text:span></text:p>
                          <text:list>
                            <text:list-item>
                              <text:p text:style-name="P158">receiver</text:p>
                            </text:list-item>
                            <text:list-item>
                              <text:p text:style-name="P158">time label</text:p>
                            </text:list-item>
                          </text:list>
                        </text:list-item>
                      </text:list>
                    </text:list-item>
                    <text:list-item>
                      <text:p text:style-name="P158">TEST : “num_Index = 10”</text:p>
                      <text:list>
                        <text:list-item>
                          <text:p text:style-name="P158">==&gt; ? → lines not used</text:p>
                        </text:list-item>
                      </text:list>
                    </text:list-item>
                  </text:list>
                </text:list-item>
                <text:list-item>
                  <text:p text:style-name="P48"><text:span text:style-name="T10">#_ </text:span><text:span text:style-name="T11">S-2.2 : “Pos ==&gt; reset” → where used ?</text:span></text:p>
                  <text:list>
                    <text:list-item>
                      <text:p text:style-name="P158">find</text:p>
                      <text:list>
                        <text:list-item>
                          <text:p text:style-name="P48"><text:span text:style-name="T10">#_ </text:span><text:span text:style-name="T11">“step : B : j5 : Y : 4”</text:span></text:p>
                        </text:list-item>
                        <text:list-item>
                          <text:p text:style-name="P48"><text:span text:style-name="T10">#_ </text:span><text:span text:style-name="T11">“step : B : j7 : Y : 4”</text:span></text:p>
                          <text:list>
                            <text:list-item>
                              <text:p text:style-name="P158">#_20191014_084210:tmp</text:p>
                            </text:list-item>
                            <text:list-item>
                              <text:p text:style-name="P158">CODING</text:p>
                            </text:list-item>
                            <text:list-item>
                              <text:p text:style-name="P158">TEST ==&gt; ? : line not used</text:p>
                            </text:list-item>
                          </text:list>
                        </text:list-item>
                        <text:list-item>
                          <text:p text:style-name="P48"><text:span text:style-name="T10">#_ </text:span><text:span text:style-name="T11">“step : B : j3 : Y : 4”</text:span></text:p>
                          <text:list>
                            <text:list-item>
                              <text:p text:style-name="P158">#_20191014_084644:tmp</text:p>
                            </text:list-item>
                            <text:list-item>
                              <text:p text:style-name="P158">CODING</text:p>
                            </text:list-item>
                            <text:list-item>
                              <text:p text:style-name="P158">TEST ==&gt; OK</text:p>
                            </text:list-item>
                          </text:list>
                        </text:list-item>
                        <text:list-item>
                          <text:p text:style-name="P48"><text:span text:style-name="T10">#_ </text:span><text:span text:style-name="T11">“step : B : j4 : Y : 4”</text:span></text:p>
                          <text:list>
                            <text:list-item>
                              <text:p text:style-name="P158">steps</text:p>
                              <text:list>
                                <text:list-item>
                                  <text:p text:style-name="P158">search “for i in” (backwards)</text:p>
                                </text:list-item>
                                <text:list-item>
                                  <text:p text:style-name="P158">search “Pos ==&gt; reset”</text:p>
                                </text:list-item>
                                <text:list-item>
                                  <text:p text:style-name="P158">(if found) add → “tmp” label</text:p>
                                </text:list-item>
                                <text:list-item>
                                  <text:p text:style-name="P158">search “for i in” (backwards)</text:p>
                                </text:list-item>
                                <text:list-item>
                                  <text:p text:style-name="P158">(if in the right for-loop) ==&gt; search “tmp” label</text:p>
                                </text:list-item>
                                <text:list-item>
                                  <text:p text:style-name="P158">test</text:p>
                                </text:list-item>
                                <text:list-item>
                                  <text:p text:style-name="P158">open → log file</text:p>
                                </text:list-item>
                                <text:list-item>
                                  <text:p text:style-name="P158"><text:soft-page-break/>search for → step id string</text:p>
                                </text:list-item>
                              </text:list>
                            </text:list-item>
                            <text:list-item>
                              <text:p text:style-name="P158">#_20191014_085223:tmp</text:p>
                            </text:list-item>
                            <text:list-item>
                              <text:p text:style-name="P158">TEST ==&gt; lines not used</text:p>
                            </text:list-item>
                          </text:list>
                        </text:list-item>
                        <text:list-item>
                          <text:p text:style-name="P48"><text:span text:style-name="T10">~_ </text:span><text:span text:style-name="T11">“step : B : j5 : Y : 4”</text:span></text:p>
                          <text:list>
                            <text:list-item>
                              <text:p text:style-name="P158">#_20191014_085630:tmp</text:p>
                            </text:list-item>
                            <text:list-item>
                              <text:p text:style-name="P158">==&gt; NOT in the target loop</text:p>
                            </text:list-item>
                          </text:list>
                        </text:list-item>
                      </text:list>
                    </text:list-item>
                  </text:list>
                </text:list-item>
                <text:list-item>
                  <text:p text:style-name="P48"><text:span text:style-name="T10">#_ </text:span><text:span text:style-name="T11">SEG-2.3 : “to list ==&gt; e0, Pos”</text:span></text:p>
                  <text:list>
                    <text:list-item>
                      <text:p text:style-name="P158">find</text:p>
                      <text:list>
                        <text:list-item>
                          <text:p text:style-name="P158">“step : B : j5 : Y : 3.1” (stoploss)</text:p>
                        </text:list-item>
                      </text:list>
                    </text:list-item>
                    <text:list-item>
                      <text:p text:style-name="P158">new FUNC : tester_T_2__Trailing__V3__Step_B_j5_Y_3_1</text:p>
                      <text:list>
                        <text:list-item>
                          <text:p text:style-name="P158">#_20191014_090444:tmp</text:p>
                        </text:list-item>
                        <text:list-item>
                          <text:p text:style-name="P48"><text:span text:style-name="T10">#_ </text:span><text:span text:style-name="T11">sig</text:span></text:p>
                        </text:list-item>
                        <text:list-item>
                          <text:p text:style-name="P198"><text:span text:style-name="T10">#_ </text:span><text:span text:style-name="T11">labels</text:span></text:p>
                          <text:list>
                            <text:list-item>
                              <text:p text:style-name="P158">#_20191014_090545:caller</text:p>
                            </text:list-item>
                            <text:list-item>
                              <text:p text:style-name="P158">#_20191014_090550:head</text:p>
                            </text:list-item>
                            <text:list-item>
                              <text:p text:style-name="P158">#_20191014_090554:wl:in-func</text:p>
                            </text:list-item>
                          </text:list>
                        </text:list-item>
                        <text:list-item>
                          <text:p text:style-name="P48"><text:span text:style-name="T10">#_ </text:span><text:span text:style-name="T11">DUP : lines</text:span></text:p>
                        </text:list-item>
                        <text:list-item>
                          <text:p text:style-name="P48"><text:span text:style-name="T10">#_ </text:span><text:span text:style-name="T11">param</text:span></text:p>
                          <text:list>
                            <text:list-item>
                              <text:p text:style-name="P158">Pos</text:p>
                            </text:list-item>
                            <text:list-item>
                              <text:p text:style-name="P158">lo_Lines_Log</text:p>
                            </text:list-item>
                          </text:list>
                        </text:list-item>
                        <text:list-item>
                          <text:p text:style-name="P48"><text:span text:style-name="T10">#_ </text:span><text:span text:style-name="T11">caller</text:span></text:p>
                          <text:list>
                            <text:list-item>
                              <text:p text:style-name="P158">receiver</text:p>
                            </text:list-item>
                            <text:list-item>
                              <text:p text:style-name="P158">time label</text:p>
                            </text:list-item>
                          </text:list>
                        </text:list-item>
                      </text:list>
                    </text:list-item>
                    <text:list-item>
                      <text:p text:style-name="P158">TEST ==&gt; lines not used</text:p>
                    </text:list-item>
                  </text:list>
                </text:list-item>
                <text:list-item>
                  <text:p text:style-name="P158">SEG-2.3 : “to list ==&gt; e0, Pos” → where used ?</text:p>
                  <text:list>
                    <text:list-item>
                      <text:p text:style-name="P158"/>
                    </text:list-item>
                  </text:list>
                </text:list-item>
              </text:list>
            </text:list-item>
            <text:list-item>
              <text:p text:style-name="P48">T-1.1</text:p>
            </text:list-item>
          </text:list>
        </text:list-item>
      </text:list>
      <text:p text:style-name="P8">[next]</text:p>
      <text:list xml:id="list7027272105017050968" text:style-name="L11">
        <text:list-item>
          <text:p text:style-name="P49">TASK : <text:span text:style-name="T11">SEG-2.3 : “to list ==&gt; e0, Pos” → where used ?</text:span></text:p>
          <text:list>
            <text:list-item>
              <text:p text:style-name="P159">==&gt; continue</text:p>
            </text:list-item>
            <text:list-item>
              <text:p text:style-name="P159"><text:soft-page-break/>#_20191014_091430:next</text:p>
            </text:list-item>
          </text:list>
        </text:list-item>
      </text:list>
      <text:p text:style-name="P8">[further]</text:p>
      <text:list xml:id="list2340606070332026232" text:style-name="L12">
        <text:list-item>
          <text:p text:style-name="P50"/>
        </text:list-item>
      </text:list>
      <text:p text:style-name="P2"><text:line-break/><text:span text:style-name="T12">[/ 20191014_091710]</text:span></text:p>
      <text:p text:style-name="P2"/>
      <text:p text:style-name="P11"/>
      <text:p text:style-name="P8">---------------------------------------------------------------------------</text:p>
      <text:p text:style-name="P16">res free# JVEMV6 44#8.4.2_4 / 44. currency / 8. prog-python / 4 tester / 2. id-3 / 20191015_091048</text:p>
      <text:p text:style-name="P16"/>
      <text:p text:style-name="P8">[do] <text:span text:style-name="T9">#_ </text:span></text:p>
      <text:list xml:id="list7930335554914426149" text:style-name="L13">
        <text:list-item>
          <text:p text:style-name="P51">REVIEW</text:p>
        </text:list-item>
        <text:list-item>
          <text:p text:style-name="P51"><text:span text:style-name="T10">#_ </text:span>TASK-1 : <text:span text:style-name="T11">SEG-2.3 : “to list ==&gt; e0, Pos” → where used ?</text:span></text:p>
          <text:list>
            <text:list-item>
              <text:list>
                <text:list-item>
                  <text:p text:style-name="P160">==&gt; continue</text:p>
                </text:list-item>
                <text:list-item>
                  <text:p text:style-name="P160">#_20191014_091430:next</text:p>
                </text:list-item>
              </text:list>
            </text:list-item>
            <text:list-item>
              <text:p text:style-name="P160">T-1.1 : “step : B : j7 : Y : 3.1” (takeprofit)</text:p>
              <text:list>
                <text:list-item>
                  <text:p text:style-name="P160">#_20191015_091340:tmp</text:p>
                </text:list-item>
                <text:list-item>
                  <text:p text:style-name="P160">CODE</text:p>
                </text:list-item>
                <text:list-item>
                  <text:p text:style-name="P160">TEST ==&gt; OK</text:p>
                  <text:list>
                    <text:list-item>
                      <text:p text:style-name="P160">no error ==&gt; OK</text:p>
                    </text:list-item>
                    <text:list-item>
                      <text:p text:style-name="P160">log file ==&gt; </text:p>
                      <text:list>
                        <text:list-item>
                          <text:p text:style-name="P160">“[libfx_6.py:2561 / 20191015_092006] (step : B : j3 : Y : 6) continuing...</text:p>
                        </text:list-item>
                        <text:list-item>
                          <text:p text:style-name="P160">[libfx_6.py:2578 / 20191015_092006] ===&gt; BREAK from the loop”</text:p>
                        </text:list-item>
                      </text:list>
                    </text:list-item>
                  </text:list>
                </text:list-item>
                <text:list-item>
                  <text:p text:style-name="P160">CODE → debugging : #_20191015_092321:debug</text:p>
                </text:list-item>
                <text:list-item>
                  <text:p text:style-name="P160">TEST ==&gt; OK</text:p>
                </text:list-item>
              </text:list>
            </text:list-item>
            <text:list-item>
              <text:p text:style-name="P160">T-1.2 : “step : B : j3 : Y : 3.1”</text:p>
              <text:list>
                <text:list-item>
                  <text:list>
                    <text:list-item>
                      <text:p text:style-name="P160"><text:soft-page-break/>#_20191015_092900:tmp</text:p>
                    </text:list-item>
                  </text:list>
                </text:list-item>
                <text:list-item>
                  <text:p text:style-name="P160">CODE</text:p>
                </text:list-item>
                <text:list-item>
                  <text:p text:style-name="P160">TEST ==&gt; OK</text:p>
                  <text:list>
                    <text:list-item>
                      <text:list>
                        <text:list-item>
                          <text:p text:style-name="P160">“[libfx_6.py:2594 / 20191015_093352] (step : B : j3 : Y : 6) continuing...</text:p>
                        </text:list-item>
                        <text:list-item>
                          <text:p text:style-name="P160">[libfx_6.py:2611 / 20191015_093352] ===&gt; BREAK from the loop”</text:p>
                        </text:list-item>
                      </text:list>
                    </text:list-item>
                  </text:list>
                </text:list-item>
              </text:list>
            </text:list-item>
            <text:list-item>
              <text:p text:style-name="P160"><text:span text:style-name="T9">#_ </text:span>T-1.3 : “step : B : j4 : Y : 3.1”</text:p>
              <text:list>
                <text:list-item>
                  <text:list>
                    <text:list-item>
                      <text:p text:style-name="P160">#_20191015_093700:tmp</text:p>
                    </text:list-item>
                  </text:list>
                </text:list-item>
                <text:list-item>
                  <text:p text:style-name="P160"><text:span text:style-name="T9">#_ </text:span>CODE</text:p>
                </text:list-item>
                <text:list-item>
                  <text:p text:style-name="P160">TEST ==&gt; OK</text:p>
                  <text:list>
                    <text:list-item>
                      <text:p text:style-name="P160">error ==&gt; NO</text:p>
                      <text:list>
                        <text:list-item>
                          <text:p text:style-name="P160">“[libfx_6.py:2594 / 20191015_093949] (step : B : j3 : Y : 6) continuing...</text:p>
                        </text:list-item>
                        <text:list-item>
                          <text:p text:style-name="P160">[libfx_6.py:2611 / 20191015_093949] ===&gt; BREAK from the loop”</text:p>
                        </text:list-item>
                      </text:list>
                    </text:list-item>
                  </text:list>
                </text:list-item>
              </text:list>
            </text:list-item>
          </text:list>
        </text:list-item>
        <text:list-item>
          <text:p text:style-name="P160">TASK-2 : func “tester_T_2__Buy_Up__Loop_2_Trailing__V3__ForLoop_1” ==&gt; call X times in an outer for-loop ==&gt; param “num_Index” → get from “lo_Pos_Exits”</text:p>
          <text:list>
            <text:list-item>
              <text:p text:style-name="P160">T-2.1 : param “num_Index” → get from “lo_Pos_Exits”</text:p>
              <text:list>
                <text:list-item>
                  <text:p text:style-name="P160">#_20191015_094358:debug</text:p>
                </text:list-item>
                <text:list-item>
                  <text:p text:style-name="P160">CODE</text:p>
                </text:list-item>
                <text:list-item>
                  <text:p text:style-name="P160">TEST ==&gt; ERROR</text:p>
                  <text:list>
                    <text:list-item>
                      <text:list>
                        <text:list-item>
                          <text:p text:style-name="P160">“ <text:s/>File "C:\WORKS_2\WS\WS_Others.prog\prog\D-7\2_2\VIRTUAL\Admin_Projects\mm\libs_mm\libfx_6.py", lin</text:p>
                        </text:list-item>
                        <text:list-item>
                          <text:p text:style-name="P160">e 3430, in tester_T_2__Buy_Up__Loop_2_Trailing__V3</text:p>
                        </text:list-item>
                        <text:list-item>
                          <text:p text:style-name="P160"><text:s text:c="4"/>lo_Pos_Exits[0]['st_idx']</text:p>
                        </text:list-item>
                        <text:list-item>
                          <text:p text:style-name="P160">TypeError: list indices must be integers or slices, not str”</text:p>
                        </text:list-item>
                      </text:list>
                    </text:list-item>
                    <text:list-item>
                      <text:p text:style-name="P160">TRY : review “tester_T_2__Trailing__V3__Step_B_j5_Y_3_1”</text:p>
                      <text:list>
                        <text:list-item>
                          <text:p text:style-name="P160"><text:soft-page-break/>FIX : #_20191015_095643:fix</text:p>
                        </text:list-item>
                      </text:list>
                    </text:list-item>
                    <text:list-item>
                      <text:p text:style-name="P160">TEST ==&gt; OK</text:p>
                      <text:list>
                        <text:list-item>
                          <text:p text:style-name="P160">“[libfx_6.py:3449 / 20191015_095925]</text:p>
                        </text:list-item>
                        <text:list-item>
                          <text:p text:style-name="P160">lo_Pos_Exits[0]['st_idx'] =&gt; 22”</text:p>
                        </text:list-item>
                      </text:list>
                    </text:list-item>
                  </text:list>
                </text:list-item>
              </text:list>
            </text:list-item>
          </text:list>
        </text:list-item>
      </text:list>
      <text:p text:style-name="P8">[next]</text:p>
      <text:list xml:id="list205507973477786787" text:style-name="L14">
        <text:list-item>
          <text:p text:style-name="P52">TASK : continue</text:p>
          <text:list>
            <text:list-item>
              <text:p text:style-name="P52">coding</text:p>
              <text:list>
                <text:list-item>
                  <text:p text:style-name="P52">new : outer for-loop</text:p>
                </text:list-item>
                <text:list-item>
                  <text:p text:style-name="P52">“Pos['st_idx'] + 1” → pass to func for the param “num_Index”</text:p>
                </text:list-item>
                <text:list-item>
                  <text:p text:style-name="P52">one of the return vals “lo_Pos_Exits” → append to another new list “lo_LO_Pos_Exits ”</text:p>
                </text:list-item>
              </text:list>
            </text:list-item>
            <text:list-item>
              <text:p text:style-name="P52">#_20191015_100103:next</text:p>
            </text:list-item>
          </text:list>
        </text:list-item>
      </text:list>
      <text:p text:style-name="P8">[further]</text:p>
      <text:list xml:id="list6358452949042048783" text:style-name="L15">
        <text:list-item>
          <text:p text:style-name="P53"/>
        </text:list-item>
      </text:list>
      <text:p text:style-name="P2"><text:line-break/><text:span text:style-name="T12">[/ XXX]</text:span></text:p>
      <text:p text:style-name="P2"/>
      <text:p text:style-name="P11"/>
      <text:p text:style-name="P8">---------------------------------------------------------------------------</text:p>
      <text:p text:style-name="P16">res free# JVEMV6 44#8.4.2_5 / 44. currency / 8. prog-python / 4 tester / 2. id-3 / 20191016_100713</text:p>
      <text:p text:style-name="P16"/>
      <text:p text:style-name="P8">[do] <text:span text:style-name="T9">#_ </text:span></text:p>
      <text:list xml:id="list419962840268741604" text:style-name="L16">
        <text:list-item>
          <text:p text:style-name="P54">REVIEW</text:p>
        </text:list-item>
        <text:list-item>
          <text:p text:style-name="P54">TASK-1 : continue</text:p>
          <text:list>
            <text:list-item>
              <text:list>
                <text:list-item>
                  <text:p text:style-name="P54">coding</text:p>
                  <text:list>
                    <text:list-item>
                      <text:p text:style-name="P54">new : outer for-loop</text:p>
                    </text:list-item>
                    <text:list-item>
                      <text:p text:style-name="P54">“Pos['st_idx'] + 1” → pass to func for the param “num_Index”</text:p>
                    </text:list-item>
                    <text:list-item>
                      <text:p text:style-name="P184"><text:span text:style-name="T4">one of the return vals “lo_Pos_Exits” → append to another new </text:span><text:soft-page-break/><text:span text:style-name="T4">list “lo_LO_Pos_Exits ”</text:span></text:p>
                    </text:list-item>
                    <text:list-item>
                      <text:p text:style-name="P54">#_20191015_100103:next</text:p>
                    </text:list-item>
                  </text:list>
                </text:list-item>
              </text:list>
            </text:list-item>
            <text:list-item>
              <text:p text:style-name="P54">T-1.1 : debug → get len of <text:s text:c="2"/>lo_Pos_Exits</text:p>
              <text:list>
                <text:list-item>
                  <text:p text:style-name="P54">new for-loop block</text:p>
                  <text:list>
                    <text:list-item>
                      <text:p text:style-name="P54">current block → indent, to right, 1 step</text:p>
                    </text:list-item>
                  </text:list>
                </text:list-item>
                <text:list-item>
                  <text:p text:style-name="P54">TEST ==&gt; OK</text:p>
                </text:list-item>
              </text:list>
            </text:list-item>
            <text:list-item>
              <text:p text:style-name="P54">T-1.2 : each loop → get “st_idx” value</text:p>
              <text:list>
                <text:list-item>
                  <text:p text:style-name="P54">#_20191016_102327:tmp</text:p>
                </text:list-item>
                <text:list-item>
                  <text:p text:style-name="P54">CODE</text:p>
                </text:list-item>
                <text:list-item>
                  <text:p text:style-name="P54">TEST : “num_Index = 0”</text:p>
                  <text:list>
                    <text:list-item>
                      <text:p text:style-name="P54">==&gt; ISSUE</text:p>
                      <text:list>
                        <text:list-item>
                          <text:p text:style-name="P54">the 2nd loop → starts from “(step : B : 0) =================================== [loop : 32]”</text:p>
                        </text:list-item>
                      </text:list>
                    </text:list-item>
                    <text:list-item>
                      <text:p text:style-name="P54">MODIFY : 2nd loop on → if “num_Index” &gt; “lenOf_Detection_Target_Range” ==&gt; let “lenOf_Detection_Target_Range” = 0</text:p>
                    </text:list-item>
                  </text:list>
                </text:list-item>
                <text:list-item>
                  <text:p text:style-name="P184"><text:span text:style-name="T4">TEST ==&gt; PRO</text:span><text:span text:style-name="T5">BLEM : at “step : A : 2 : j1 : Y : 3”</text:span></text:p>
                  <text:list>
                    <text:list-item>
                      <text:p text:style-name="P161">FIX : “num_Index = num_ST_IDX + 1”</text:p>
                    </text:list-item>
                    <text:list-item>
                      <text:p text:style-name="P184"><text:span text:style-name="T5">TEST ==&gt; </text:span><text:span text:style-name="T7">PROBLEM</text:span><text:span text:style-name="T5"> (20191016_105033)</text:span></text:p>
                    </text:list-item>
                  </text:list>
                </text:list-item>
              </text:list>
            </text:list-item>
          </text:list>
        </text:list-item>
      </text:list>
      <text:p text:style-name="P8">[next]</text:p>
      <text:list xml:id="list1267831234025362767" text:style-name="L17">
        <text:list-item>
          <text:p text:style-name="P55">TASK : #_20191016_104742:next (<text:span text:style-name="T14">PROBLEM</text:span><text:span text:style-name="T11"> (20191016_105033))</text:span></text:p>
          <text:list>
            <text:list-item>
              <text:p text:style-name="P55">for-loop ==&gt; dat file → sam<text:span text:style-name="T11">e 2 records “29<text:tab/>2019.04.24 07:30”</text:span></text:p>
              <text:list>
                <text:list-item>
                  <text:p text:style-name="P162">==&gt; why ?</text:p>
                </text:list-item>
              </text:list>
            </text:list-item>
            <text:list-item>
              <text:p text:style-name="P162">also, in the second for-loop, index runs to the end of the range ==&gt; then, have the outer loop quit the loop</text:p>
            </text:list-item>
            <text:list-item>
              <text:p text:style-name="P162">ref ==&gt; BUSL3_No_T_3.(20191016_104330).dir</text:p>
            </text:list-item>
          </text:list>
        </text:list-item>
      </text:list>
      <text:p text:style-name="P8">[further]</text:p>
      <text:list xml:id="list978828733644035473" text:style-name="L18">
        <text:list-item>
          <text:p text:style-name="P56"/>
        </text:list-item>
      </text:list>
      <text:p text:style-name="P2"><text:line-break/><text:span text:style-name="T12">[/ 20191016_105101]</text:span></text:p>
      <text:p text:style-name="P2"><text:soft-page-break/></text:p>
      <text:p text:style-name="P11"/>
      <text:p text:style-name="P8">---------------------------------------------------------------------------</text:p>
      <text:p text:style-name="P16">res free# JVEMV6 44#8.4.2_6 / 44. currency / 8. prog-python / 4 tester / 2. id-3 / 20191017_091421</text:p>
      <text:p text:style-name="P16"/>
      <text:p text:style-name="P8">[do] <text:span text:style-name="T9">#_ </text:span></text:p>
      <text:list xml:id="list4825120305774982027" text:style-name="L19">
        <text:list-item>
          <text:p text:style-name="P57">~ REVIEW</text:p>
        </text:list-item>
        <text:list-item>
          <text:p text:style-name="P57">TASK-1 : </text:p>
          <text:list>
            <text:list-item>
              <text:list>
                <text:list-item>
                  <text:p text:style-name="P57">~ “num_Index = num_ST_IDX + 1” ==&gt; modify → </text:p>
                </text:list-item>
                <text:list-item>
                  <text:p text:style-name="P57">#_20191017_091353:tmp</text:p>
                </text:list-item>
              </text:list>
            </text:list-item>
            <text:list-item>
              <text:p text:style-name="P57">T-1.1 : BUSL3_No_T_3.(20191016_104330).log</text:p>
              <text:list>
                <text:list-item>
                  <text:p text:style-name="P57">INSPECT : “step : B : j5 : Y : 6”, L1311</text:p>
                  <text:list>
                    <text:list-item>
                      <text:p text:style-name="P57">#_20191017_092022:tmp</text:p>
                    </text:list-item>
                    <text:list-item>
                      <text:p text:style-name="P57">CODING → add “===&gt; BREAK from the loop”</text:p>
                    </text:list-item>
                    <text:list-item>
                      <text:p text:style-name="P57">TEST ==&gt; BUSL3_No_T_3.(20191017_092209).dir</text:p>
                      <text:list>
                        <text:list-item>
                          <text:p text:style-name="P57">“[libfx_6.py:2191 / 20191017_092212] (step : B : j2 : Y)</text:p>
                        </text:list-item>
                        <text:list-item>
                          <text:p text:style-name="P57">pattern --&gt; detected : 2019.04.24 05:45”</text:p>
                        </text:list-item>
                        <text:list-item>
                          <text:p text:style-name="P57">“[libfx_6.py:2630 / 20191017_092213] ===&gt; BREAK from the loop</text:p>
                        </text:list-item>
                        <text:list-item>
                          <text:p text:style-name="P57">[libfx_6.py:3510 / 20191017_092213] num_ST_IDX = 22 ---&gt; set to num_Index (now 23)”</text:p>
                        </text:list-item>
                        <text:list-item>
                          <text:p text:style-name="P57">“[libfx_6.py:2191 / 20191017_092213] (step : B : j2 : Y)</text:p>
                        </text:list-item>
                        <text:list-item>
                          <text:p text:style-name="P57">pattern --&gt; detected : 2019.04.24 07:30”</text:p>
                        </text:list-item>
                        <text:list-item>
                          <text:p text:style-name="P57">“[libfx_6.py:1056 / 20191017_092216] (step : B : j5 : Y : 1)</text:p>
                        </text:list-item>
                        <text:list-item>
                          <text:p text:style-name="P57">judge : e0.price_Low --&gt; equal or less than ts_SL”</text:p>
                        </text:list-item>
                      </text:list>
                    </text:list-item>
                    <text:list-item>
                      <text:p text:style-name="P57">FOUND</text:p>
                      <text:list>
                        <text:list-item>
                          <text:p text:style-name="P57">the 3rd loop → not<text:span text:style-name="T11"> detected AT ALL</text:span></text:p>
                        </text:list-item>
                      </text:list>
                    </text:list-item>
                    <text:list-item>
                      <text:p text:style-name="P163">TRY : “Pos['ext_idx']” → if not detected of the pattern, this variable takes on what value?</text:p>
                      <text:list>
                        <text:list-item>
                          <text:p text:style-name="P163"><text:soft-page-break/>==&gt; BUSL3_No_T_3.(20191017_092925).dir</text:p>
                        </text:list-item>
                        <text:list-item>
                          <text:p text:style-name="P163">==&gt; “[libfx_6.py:3490 / 20191017_092934] Pos['ext_idx'] 36”</text:p>
                        </text:list-item>
                      </text:list>
                    </text:list-item>
                    <text:list-item>
                      <text:p text:style-name="P163">TRY : INSPECT → func : “tester_T_2__Buy_Up__Loop_2_Trailing__V3__ForLoop_1” : #_20191013_124743:caller</text:p>
                      <text:list>
                        <text:list-item>
                          <text:p text:style-name="P163">&lt;== tester_T_2__Buy_Up__Loop_2_Trailing__V3</text:p>
                          <text:list>
                            <text:list-item>
                              <text:p text:style-name="P163">&lt;== tester_T_3(request, _strOf_Op_Name = "BUSL3_No_T_2")</text:p>
                            </text:list-item>
                          </text:list>
                        </text:list-item>
                      </text:list>
                    </text:list-item>
                    <text:list-item>
                      <text:p text:style-name="P163">TRY : INSPECT → “Pos”</text:p>
                      <text:list>
                        <text:list-item>
                          <text:p text:style-name="P163">func : tester_T_2__Buy_Up__3_Prep_Trailing</text:p>
                        </text:list-item>
                      </text:list>
                    </text:list-item>
                  </text:list>
                </text:list-item>
              </text:list>
            </text:list-item>
            <text:list-item>
              <text:p text:style-name="P163">T-1.2 : why ? → “[libfx_6.py:3490 / 20191017_092934] Pos['ext_idx'] 36” (BUSL3_No_T_3.(20191017_092925).log) ==&gt; instead of “-1” ?</text:p>
              <text:list>
                <text:list-item>
                  <text:p text:style-name="P163">because ==&gt; “tester_T_2__Buy_Up__Loop_2_Trailing__V3__ForLoop_1” → returns this Pos value</text:p>
                </text:list-item>
                <text:list-item>
                  <text:p text:style-name="P163">Q : where, in this function, does the var Pos['ext_idx] → set value ? (#_20191013_124746:head)</text:p>
                  <text:list>
                    <text:list-item>
                      <text:p text:style-name="P163">==&gt; search the string “'ext_idx'” in this func</text:p>
                    </text:list-item>
                    <text:list-item>
                      <text:p text:style-name="P163">→ “String Not Found”</text:p>
                    </text:list-item>
                  </text:list>
                </text:list-item>
                <text:list-item>
                  <text:p text:style-name="P163">==&gt; DROP (enough)</text:p>
                </text:list-item>
              </text:list>
            </text:list-item>
            <text:list-item>
              <text:p text:style-name="P163">T-1.3 : </text:p>
              <text:list>
                <text:list-item>
                  <text:list>
                    <text:list-item>
                      <text:p text:style-name="P163">func : “tester_T_2__Buy_Up__Loop_2_Trailing__V3__ForLoop_1”</text:p>
                    </text:list-item>
                    <text:list-item>
                      <text:p text:style-name="P163">==&gt; have this func return ---&gt; the number of the loop index (n1)</text:p>
                    </text:list-item>
                    <text:list-item>
                      <text:p text:style-name="P163">→ total len of the “lenOf_LO_BDs_Tmp” (n2)</text:p>
                    </text:list-item>
                    <text:list-item>
                      <text:p text:style-name="P163">→ if (n2 – n1) &lt; X ==&gt; then, “ <text:s text:c="7"/>step : A : 2 : 0.1 <text:s text:c="11"/>loop : loop-1” → break</text:p>
                    </text:list-item>
                  </text:list>
                </text:list-item>
              </text:list>
            </text:list-item>
          </text:list>
        </text:list-item>
      </text:list>
      <text:p text:style-name="P8">[next]</text:p>
      <text:list xml:id="list2713340347540654245" text:style-name="L20">
        <text:list-item>
          <text:p text:style-name="P58">TASK : T-1.3 → con<text:span text:style-name="T11">tinue</text:span></text:p>
          <text:list>
            <text:list-item>
              <text:p text:style-name="P164">#_20191017_094755:next</text:p>
            </text:list-item>
          </text:list>
        </text:list-item>
      </text:list>
      <text:p text:style-name="P8"><text:soft-page-break/>[further]</text:p>
      <text:list xml:id="list9045651151410682585" text:style-name="L21">
        <text:list-item>
          <text:p text:style-name="P59"/>
        </text:list-item>
      </text:list>
      <text:p text:style-name="P2"><text:line-break/><text:span text:style-name="T12">[/ 20191017_094807]</text:span></text:p>
      <text:p text:style-name="P2"/>
      <text:p text:style-name="P11"/>
      <text:p text:style-name="P8">---------------------------------------------------------------------------</text:p>
      <text:p text:style-name="P16">res free# JVEMV6 44#8.4.2_ 7 / 44. currency / 8. prog-python / 4 tester / 2. id-3 / 20191020_131110</text:p>
      <text:p text:style-name="P16"/>
      <text:p text:style-name="P8">[do] <text:span text:style-name="T9">#_ </text:span></text:p>
      <text:list xml:id="list4846165290487475422" text:style-name="L22">
        <text:list-item>
          <text:p text:style-name="P60">REVIEW</text:p>
        </text:list-item>
        <text:list-item>
          <text:p text:style-name="P185"><text:span text:style-name="T4">TASK-1</text:span><text:span text:style-name="T5"> : T-1.3 → continue</text:span></text:p>
          <text:list>
            <text:list-item>
              <text:list>
                <text:list-item>
                  <text:p text:style-name="P165">#_20191017_094755:next</text:p>
                </text:list-item>
              </text:list>
            </text:list-item>
            <text:list-item>
              <text:p text:style-name="P60">T-1.1</text:p>
              <text:list>
                <text:list-item>
                  <text:p text:style-name="P60">add var : “cntOf_Loop_B”</text:p>
                </text:list-item>
                <text:list-item>
                  <text:p text:style-name="P60">debug : #debug:20191020_131337</text:p>
                </text:list-item>
                <text:list-item>
                  <text:p text:style-name="P60">TEST ==&gt; </text:p>
                  <text:list>
                    <text:list-item>
                      <text:p text:style-name="P60">the 3rd call → “[libfx_6.py:3485 / 20191020_131935] (step : A : 2 : 1) loop --&gt; comp<text:tab/>len(lo_BDs_Tmp)<text:tab/>50 cntOf_Loop_B<text:tab/>19”</text:p>
                    </text:list-item>
                  </text:list>
                </text:list-item>
              </text:list>
            </text:list-item>
            <text:list-item>
              <text:p text:style-name="P60">T-1.2 : “cntOf_Loop_B + num_Index”</text:p>
              <text:list>
                <text:list-item>
                  <text:p text:style-name="P60">TEST ==&gt; </text:p>
                </text:list-item>
              </text:list>
            </text:list-item>
            <text:list-item>
              <text:p text:style-name="P60">T-1.3 : “step : A : 2 : 0.2 <text:s text:c="15"/>lo_Pos_Exits ==&gt; reset”</text:p>
              <text:list>
                <text:list-item>
                  <text:p text:style-name="P60">CODE</text:p>
                </text:list-item>
                <text:list-item>
                  <text:p text:style-name="P60">TEST ==&gt; OK</text:p>
                </text:list-item>
              </text:list>
            </text:list-item>
          </text:list>
        </text:list-item>
      </text:list>
      <text:p text:style-name="P8">[next]</text:p>
      <text:list xml:id="list7295824653867836744" text:style-name="L23">
        <text:list-item>
          <text:p text:style-name="P61">TASK : “step : A : 2 : j1 : N”</text:p>
          <text:list>
            <text:list-item>
              <text:p text:style-name="P61">if “lo_Pos_Exits” → no entry</text:p>
            </text:list-item>
            <text:list-item>
              <text:p text:style-name="P61"><text:soft-page-break/>#_20191020_134239:next</text:p>
              <text:list>
                <text:list-item>
                  <text:p text:style-name="P61">==&gt; break the for-loop “for i in range(0, 3)”</text:p>
                </text:list-item>
              </text:list>
            </text:list-item>
          </text:list>
        </text:list-item>
        <text:list-item>
          <text:p text:style-name="P61">TASK-2 : for-loop “#for-loop-1:20191020_133913”</text:p>
          <text:list>
            <text:list-item>
              <text:p text:style-name="P61">==&gt; range change to → (0, 10)</text:p>
            </text:list-item>
          </text:list>
        </text:list-item>
      </text:list>
      <text:p text:style-name="P8">[further]</text:p>
      <text:list xml:id="list9070227965002312851" text:style-name="L24">
        <text:list-item>
          <text:p text:style-name="P62"/>
        </text:list-item>
      </text:list>
      <text:p text:style-name="P2"><text:line-break/><text:span text:style-name="T12">[/ 20191020_133950]</text:span></text:p>
      <text:p text:style-name="P2"/>
      <text:p text:style-name="P11"/>
      <text:p text:style-name="P8">---------------------------------------------------------------------------</text:p>
      <text:p text:style-name="P16">res free# JVEMV6 44#8.4.2_ 8 / 44. currency / 8. prog-python / 4 tester / 2. id-3 / 20191022_093916</text:p>
      <text:p text:style-name="P16"/>
      <text:p text:style-name="P8">[do] <text:span text:style-name="T9">#_ </text:span></text:p>
      <text:list xml:id="list3005548906552852473" text:style-name="L25">
        <text:list-item>
          <text:p text:style-name="P63">REVIEW</text:p>
        </text:list-item>
        <text:list-item>
          <text:p text:style-name="P63"><text:span text:style-name="T9">#_ </text:span>TASK-1 : TASK : “step : A : 2 : j1 : N”</text:p>
          <text:list>
            <text:list-item>
              <text:list>
                <text:list-item>
                  <text:p text:style-name="P63">if “lo_Pos_Exits” → no entry</text:p>
                </text:list-item>
                <text:list-item>
                  <text:p text:style-name="P63">#_20191020_134239:next</text:p>
                  <text:list>
                    <text:list-item>
                      <text:p text:style-name="P63">==&gt; break the for-loop “for i in range(0, 3)”</text:p>
                    </text:list-item>
                  </text:list>
                </text:list-item>
              </text:list>
            </text:list-item>
            <text:list-item>
              <text:p text:style-name="P166">T-1.1</text:p>
              <text:list>
                <text:list-item>
                  <text:p text:style-name="P166">CODE</text:p>
                </text:list-item>
                <text:list-item>
                  <text:p text:style-name="P166">TEST ==&gt; OK</text:p>
                </text:list-item>
              </text:list>
            </text:list-item>
          </text:list>
        </text:list-item>
        <text:list-item>
          <text:p text:style-name="P63">TASK-2 : for-loop “#for-loop-1:20191020_133913”</text:p>
          <text:list>
            <text:list-item>
              <text:list>
                <text:list-item>
                  <text:p text:style-name="P63">==&gt; range change to → (0, 10)</text:p>
                </text:list-item>
              </text:list>
            </text:list-item>
            <text:list-item>
              <text:p text:style-name="P63">T-2.1</text:p>
              <text:list>
                <text:list-item>
                  <text:p text:style-name="P63">CODE</text:p>
                  <text:list>
                    <text:list-item>
                      <text:p text:style-name="P63">#for-loop-1:20191020_133913</text:p>
                    </text:list-item>
                    <text:list-item>
                      <text:p text:style-name="P63">var “num_Max_Loop”</text:p>
                    </text:list-item>
                  </text:list>
                </text:list-item>
                <text:list-item>
                  <text:p text:style-name="P63"><text:soft-page-break/>TEST ==&gt; OK</text:p>
                </text:list-item>
                <text:list-item>
                  <text:p text:style-name="P63">Q==&gt; where is “lo_LO_Pos_Exits”</text:p>
                  <text:list>
                    <text:list-item>
                      <text:p text:style-name="P63">==&gt; OK</text:p>
                    </text:list-item>
                  </text:list>
                </text:list-item>
                <text:list-item>
                  <text:p text:style-name="P63">TEST ==&gt; OK</text:p>
                </text:list-item>
              </text:list>
            </text:list-item>
            <text:list-item>
              <text:p text:style-name="P63">T-2.1 : show “lo_LO_Pos_Exits”</text:p>
              <text:list>
                <text:list-item>
                  <text:list>
                    <text:list-item>
                      <text:p text:style-name="P63">#_20191022_095819:tmp</text:p>
                    </text:list-item>
                  </text:list>
                </text:list-item>
                <text:list-item>
                  <text:p text:style-name="P63">CODE</text:p>
                </text:list-item>
                <text:list-item>
                  <text:p text:style-name="P63">TEST ==&gt; PRO<text:span text:style-name="T11">BLEM : 2 entries, both “st_idx” are → 29 (should be 22 and 29)</text:span></text:p>
                  <text:list>
                    <text:list-item>
                      <text:p text:style-name="P166">TRY : debug</text:p>
                      <text:list>
                        <text:list-item>
                          <text:p text:style-name="P63">#_20191022_100257:tmp</text:p>
                        </text:list-item>
                        <text:list-item>
                          <text:p text:style-name="P63">==&gt; OK </text:p>
                        </text:list-item>
                        <text:list-item>
                          <text:p text:style-name="P63">SOLUTION ==&gt; use “deepcopy”</text:p>
                        </text:list-item>
                      </text:list>
                    </text:list-item>
                  </text:list>
                </text:list-item>
              </text:list>
            </text:list-item>
            <text:list-item>
              <text:p text:style-name="P63">T-2.2 : deepcopy</text:p>
              <text:list>
                <text:list-item>
                  <text:p text:style-name="P63">#_20191022_100257:tmp</text:p>
                </text:list-item>
                <text:list-item>
                  <text:p text:style-name="P63">CODE</text:p>
                </text:list-item>
                <text:list-item>
                  <text:p text:style-name="P180">TEST ==&gt; OK !!!!!!</text:p>
                </text:list-item>
              </text:list>
            </text:list-item>
            <text:list-item>
              <text:p text:style-name="P63"/>
            </text:list-item>
          </text:list>
        </text:list-item>
      </text:list>
      <text:p text:style-name="P8">[next]</text:p>
      <text:list xml:id="list5280954994230394391" text:style-name="L26">
        <text:list-item>
          <text:p text:style-name="P64">TASK : test with con<text:span text:style-name="T11">f “44_5.1_10_rawdata.(AUDJPY).(Period-M15).(NumOfUnits-18000).(Bars-ALL-20190424_184417).20190311_081029.[SLICE-100].csv”</text:span></text:p>
          <text:list>
            <text:list-item>
              <text:p text:style-name="P167">==&gt; conf content → changed already</text:p>
            </text:list-item>
            <text:list-item>
              <text:p text:style-name="P167">#_20191022_100257:tmp</text:p>
            </text:list-item>
            <text:list-item>
              <text:p text:style-name="P167">in the log file, search for ---&gt; “(step : A : 2 : j1 : Y : 2)”</text:p>
            </text:list-item>
          </text:list>
        </text:list-item>
      </text:list>
      <text:p text:style-name="P8">[further]</text:p>
      <text:list xml:id="list1685396904931520273" text:style-name="L27">
        <text:list-item>
          <text:p text:style-name="P65"/>
        </text:list-item>
      </text:list>
      <text:p text:style-name="P2"><text:line-break/><text:span text:style-name="T12">[/ 20191022_102015]</text:span></text:p>
      <text:p text:style-name="P2"/>
      <text:p text:style-name="P11"><text:soft-page-break/></text:p>
      <text:p text:style-name="P8">---------------------------------------------------------------------------</text:p>
      <text:p text:style-name="P16">res free# JVEMV6 44#8.4.2_9 / 44. currency / 8. prog-python / 4 tester / 2. id-3 / 20191023_101108?</text:p>
      <text:p text:style-name="P16"/>
      <text:p text:style-name="P8">[do] <text:span text:style-name="T9">#_ </text:span></text:p>
      <text:list xml:id="list2015925041831182138" text:style-name="L28">
        <text:list-item>
          <text:p text:style-name="P66">REVIEW</text:p>
        </text:list-item>
        <text:list-item>
          <text:p text:style-name="P186"><text:span text:style-name="T4">TASK-1 : test with con</text:span><text:span text:style-name="T5">f “44_5.1_10_rawdata.(AUDJPY).(Period-M15).(NumOfUnits-18000).(Bars-ALL-20190424_184417).20190311_081029.[SLICE-100].csv”</text:span></text:p>
          <text:list>
            <text:list-item>
              <text:list>
                <text:list-item>
                  <text:p text:style-name="P168">==&gt; conf content → changed already</text:p>
                </text:list-item>
                <text:list-item>
                  <text:p text:style-name="P168">#_20191022_100257:tmp</text:p>
                </text:list-item>
                <text:list-item>
                  <text:p text:style-name="P168">in the log file, search for ---&gt; “(step : A : 2 : j1 : Y : 2)”</text:p>
                </text:list-item>
              </text:list>
            </text:list-item>
            <text:list-item>
              <text:p text:style-name="P168">T-1.1</text:p>
              <text:list>
                <text:list-item>
                  <text:p text:style-name="P168">TEST ==&gt; </text:p>
                  <text:list>
                    <text:list-item>
                      <text:p text:style-name="P168">gen log file ==&gt; OK</text:p>
                    </text:list-item>
                    <text:list-item>
                      <text:p text:style-name="P168">“(step : A : 2 : j1 : Y : 2)” ==&gt; OK</text:p>
                    </text:list-item>
                  </text:list>
                </text:list-item>
              </text:list>
            </text:list-item>
          </text:list>
        </text:list-item>
        <text:list-item>
          <text:p text:style-name="P168">TASK-2 : func “tester_T_2__Buy_Up__Loop_2_Trailing__V3”</text:p>
          <text:list>
            <text:list-item>
              <text:list>
                <text:list-item>
                  <text:p text:style-name="P66">==&gt; return “lo_LO_Pos_Exits”</text:p>
                </text:list-item>
                <text:list-item>
                  <text:p text:style-name="P66">caller : #_20191013_112527:caller</text:p>
                </text:list-item>
                <text:list-item>
                  <text:p text:style-name="P66">func “tester_T_2__Report_Dat”</text:p>
                  <text:list>
                    <text:list-item>
                      <text:p text:style-name="P66">==&gt; modify ? <text:span text:style-name="T15">→ maybe, not</text:span><text:span text:style-name="T16"> needed</text:span></text:p>
                    </text:list-item>
                  </text:list>
                </text:list-item>
                <text:list-item>
                  <text:p text:style-name="P168">param → change from “lo_Pos_Exits” to ==&gt; “lo_LO_Pos_Exits”</text:p>
                </text:list-item>
              </text:list>
            </text:list-item>
            <text:list-item>
              <text:p text:style-name="P168">T-2.1</text:p>
              <text:list>
                <text:list-item>
                  <text:p text:style-name="P168">return val : #_20191023_102559:tmp</text:p>
                </text:list-item>
                <text:list-item>
                  <text:p text:style-name="P168">TEST ==&gt; OK (dat file → written)</text:p>
                </text:list-item>
              </text:list>
            </text:list-item>
          </text:list>
        </text:list-item>
        <text:list-item>
          <text:p text:style-name="P168">SEG-1</text:p>
          <text:list>
            <text:list-item>
              <text:list>
                <text:list-item>
                  <text:p text:style-name="P168">“[libfx_6.py:3620 / 20191023_101824] num_ST_IDX = 52 ---&gt; set to num_Index (now 53)” ==&gt; appropriate ?</text:p>
                </text:list-item>
              </text:list>
            </text:list-item>
            <text:list-item>
              <text:p text:style-name="P168">S-1.1 : line <text:s/>3620</text:p>
              <text:list>
                <text:list-item>
                  <text:p text:style-name="P168"><text:soft-page-break/>==&gt; OK</text:p>
                  <text:list>
                    <text:list-item>
                      <text:p text:style-name="P168">let' say, the loop starts with the index “23”</text:p>
                    </text:list-item>
                    <text:list-item>
                      <text:p text:style-name="P168">the search starts. It detects the pattern at, say, the 43rd loop</text:p>
                    </text:list-item>
                    <text:list-item>
                      <text:p text:style-name="P168">This detection implies : between the 23rd and the 42nd, the pattern in focus does not occur (a1)</text:p>
                    </text:list-item>
                    <text:list-item>
                      <text:p text:style-name="P168">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68">TASK-2 (cont)</text:p>
          <text:list>
            <text:list-item>
              <text:p text:style-name="P168">T-2.2 : dat file ---&gt; validate entries on mt4 terminal</text:p>
              <text:list>
                <text:list-item>
                  <text:p text:style-name="P168">2019.04.23 14:15<text:tab/>==&gt; OK</text:p>
                </text:list-item>
                <text:list-item>
                  <text:p text:style-name="P168">2019.04.24 00:45<text:tab/>==&gt; OK</text:p>
                </text:list-item>
                <text:list-item>
                  <text:p text:style-name="P168">2019.04.24 02:30<text:tab/>==&gt; OK</text:p>
                </text:list-item>
                <text:list-item>
                  <text:p text:style-name="P168">2019.04.24 05:45<text:tab/>==&gt; OK</text:p>
                </text:list-item>
              </text:list>
            </text:list-item>
          </text:list>
        </text:list-item>
      </text:list>
      <text:p text:style-name="P8">[next]</text:p>
      <text:list xml:id="list7800426290312463237" text:style-name="L29">
        <text:list-item>
          <text:p text:style-name="P67">TASK : </text:p>
          <text:list>
            <text:list-item>
              <text:p text:style-name="P67">test with : 44_5.1_10_rawdata.(AUDJPY).(Period-M15).(NumOfUnits-18000).(Bars-ALL-20190424_184417).20190311_081029.[SLICE-500].csv</text:p>
            </text:list-item>
            <text:list-item>
              <text:p text:style-name="P67">==&gt; con<text:span text:style-name="T11">f already modified</text:span></text:p>
            </text:list-item>
          </text:list>
        </text:list-item>
      </text:list>
      <text:p text:style-name="P8">[further]</text:p>
      <text:list xml:id="list4502284889947422613" text:style-name="L30">
        <text:list-item>
          <text:p text:style-name="P68"/>
        </text:list-item>
      </text:list>
      <text:p text:style-name="P2"><text:line-break/><text:span text:style-name="T12">[/ 20191023_104659]</text:span></text:p>
      <text:p text:style-name="P2"/>
      <text:p text:style-name="P11"/>
      <text:p text:style-name="P8">---------------------------------------------------------------------------</text:p>
      <text:p text:style-name="P16"><text:soft-page-break/>res free# JVEMV6 44#8.4.2_10 / 44. currency / 8. prog-python / 4 tester / 2. id-3 / 20191024_125056</text:p>
      <text:p text:style-name="P16"/>
      <text:p text:style-name="P8">[do] <text:span text:style-name="T9">#_ </text:span></text:p>
      <text:list xml:id="list751581729726624086" text:style-name="L31">
        <text:list-item>
          <text:p text:style-name="P69">REVIEW</text:p>
        </text:list-item>
        <text:list-item>
          <text:p text:style-name="P69">TASK-1 : test with : 44_5.1_10_rawdata.(AUDJPY).(Period-M15).(NumOfUnits-18000).(Bars-ALL-20190424_184417).20190311_081029.[SLICE-500].csv</text:p>
          <text:list>
            <text:list-item>
              <text:p text:style-name="P69">T-1.1</text:p>
              <text:list>
                <text:list-item>
                  <text:p text:style-name="P69">TEST</text:p>
                  <text:list>
                    <text:list-item>
                      <text:p text:style-name="P69">==&gt; loop → no error</text:p>
                    </text:list-item>
                    <text:list-item>
                      <text:p text:style-name="P69">ISSUE → “num_Max_Loop = 10”</text:p>
                    </text:list-item>
                  </text:list>
                </text:list-item>
              </text:list>
            </text:list-item>
            <text:list-item>
              <text:p text:style-name="P69">T-1.2</text:p>
              <text:list>
                <text:list-item>
                  <text:p text:style-name="P69">“num_Max_Loop = 10” ==&gt; to (length – 2)</text:p>
                </text:list-item>
                <text:list-item>
                  <text:p text:style-name="P69">CODE</text:p>
                </text:list-item>
                <text:list-item>
                  <text:p text:style-name="P69">TEST ==&gt; OK</text:p>
                </text:list-item>
              </text:list>
            </text:list-item>
          </text:list>
        </text:list-item>
      </text:list>
      <text:p text:style-name="P8">[next]</text:p>
      <text:list xml:id="list2064057755215637844" text:style-name="L32">
        <text:list-item>
          <text:p text:style-name="P70">TASK</text:p>
          <text:list>
            <text:list-item>
              <text:p text:style-name="P70">observe data → BUSL3_No_T_3.(20191024_125420).dat</text:p>
            </text:list-item>
          </text:list>
        </text:list-item>
      </text:list>
      <text:p text:style-name="P8">[further]</text:p>
      <text:list xml:id="list8232455339949312419" text:style-name="L33">
        <text:list-item>
          <text:p text:style-name="P71"/>
        </text:list-item>
      </text:list>
      <text:p text:style-name="P2"><text:line-break/><text:span text:style-name="T12">[/ 20191024_130142]</text:span></text:p>
      <text:p text:style-name="P2"/>
      <text:p text:style-name="P11"/>
      <text:p text:style-name="P8">---------------------------------------------------------------------------</text:p>
      <text:p text:style-name="P16">res free# JVEMV6 44#8.4.2_11 / 44. currency / 8. prog-python / 4 tester / 2. id-3 / 20191026_115630</text:p>
      <text:p text:style-name="P16"/>
      <text:p text:style-name="P8"><text:soft-page-break/>[do] <text:span text:style-name="T9">#_ </text:span></text:p>
      <text:list xml:id="list109371158889774755" text:style-name="L34">
        <text:list-item>
          <text:p text:style-name="P72">~ REVIEW</text:p>
        </text:list-item>
        <text:list-item>
          <text:p text:style-name="P72">TASK-1 : observe data → BUSL3_No_T_3.(20191024_125420).dat</text:p>
        </text:list-item>
      </text:list>
      <text:list xml:id="list2646951891616324223" text:style-name="L35">
        <text:list-item>
          <text:list>
            <text:list-item>
              <text:p text:style-name="P73">T-1.1 : open the file → dat file</text:p>
              <text:list>
                <text:list-item>
                  <text:p text:style-name="P73">paste data to sheet : C:\WORKS_2\WS\WS_Others.JVEMV6\JVEMV6\44_currency\8_prog-python\4_tester\2_id-3</text:p>
                </text:list-item>
                <text:list-item>
                  <text:p text:style-name="P73">make a copy tab</text:p>
                  <text:list>
                    <text:list-item>
                      <text:p text:style-name="P73"><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3"><text:span text:style-name="T9">#_ </text:span>T-1.2</text:p>
              <text:list>
                <text:list-item>
                  <text:p text:style-name="P73">sort → diff.price</text:p>
                  <text:list>
                    <text:list-item>
                      <text:p text:style-name="P73">extract → col “BB-seq”, first 2 letters</text:p>
                    </text:list-item>
                    <text:list-item>
                      <text:p text:style-name="P73">sort again → “diff &gt; 2-letters</text:p>
                    </text:list-item>
                  </text:list>
                </text:list-item>
                <text:list-item>
                  <text:p text:style-name="P73">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3">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3">2</text:p>
          </table:table-cell>
          <table:table-cell table:style-name="表8.B2" office:value-type="string">
            <text:p text:style-name="P23"/>
          </table:table-cell>
          <table:table-cell table:style-name="表8.C2" office:value-type="string">
            <text:p text:style-name="P9">1から始まるもの　=&gt;　なし</text:p>
          </table:table-cell>
        </table:table-row>
        <table:table-row>
          <table:table-cell table:style-name="表8.A2" office:value-type="float" office:value="3">
            <text:p text:style-name="P23">3</text:p>
          </table:table-cell>
          <table:table-cell table:style-name="表8.B2" office:value-type="string">
            <text:p text:style-name="P23"/>
          </table:table-cell>
          <table:table-cell table:style-name="表8.C2" office:value-type="string">
            <text:p text:style-name="P9">2から始まるもの　=&gt;　1 out of 22 (4.55%) (N=500)</text:p>
          </table:table-cell>
        </table:table-row>
      </table:table>
      <text:list xml:id="list30462297" text:continue-numbering="true" text:style-name="L35">
        <text:list-item>
          <text:list>
            <text:list-item>
              <text:list>
                <text:list-item>
                  <text:p text:style-name="P169"/>
                </text:list-item>
                <text:list-item>
                  <text:p text:style-name="P169"><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3"><text:span text:style-name="T9">~_ </text:span>T-1.3</text:p>
              <text:list>
                <text:list-item>
                  <text:p text:style-name="P73">sort → BB-seq</text:p>
                </text:list-item>
              </text:list>
            </text:list-item>
          </text:list>
        </text:list-item>
      </text:list>
      <text:p text:style-name="P8">[next]</text:p>
      <text:list xml:id="list3679705209280518842" text:style-name="L36">
        <text:list-item>
          <text:p text:style-name="P74">TASK : “BB-seq”<text:span text:style-name="T11">で、ソート　=&gt;　どんな特徴が見えるか？</text:span></text:p>
          <text:list>
            <text:list-item>
              <text:p text:style-name="P170"><text:soft-page-break/>44#8.4.3_11.ods // C:\WORKS_2\WS\WS_Others.JVEMV6\JVEMV6\44_currency\8_prog-python\4_tester\2_id-3</text:p>
            </text:list-item>
          </text:list>
        </text:list-item>
        <text:list-item>
          <text:p text:style-name="P170">TASK-2</text:p>
          <text:list>
            <text:list-item>
              <text:p text:style-name="P170">U/J, M15 で、同じデータを作る　=&gt;　observe</text:p>
            </text:list-item>
          </text:list>
        </text:list-item>
      </text:list>
      <text:p text:style-name="P8">[further]</text:p>
      <text:list xml:id="list812006613801588855" text:style-name="L37">
        <text:list-item>
          <text:p text:style-name="P75"/>
        </text:list-item>
      </text:list>
      <text:p text:style-name="P2"><text:line-break/><text:span text:style-name="T12">[/ 20191026_124640]</text:span></text:p>
      <text:p text:style-name="P10"/>
      <text:p text:style-name="P11"/>
      <text:p text:style-name="P8">---------------------------------------------------------------------------</text:p>
      <text:p text:style-name="P16">res free# JVEMV6 44#8.4.2_ 12 / 44. currency / 8. prog-python / 4 tester / 2. id-3 / 20191027_112401</text:p>
      <text:p text:style-name="P16"/>
      <text:p text:style-name="P8">[do] <text:span text:style-name="T9">#_ </text:span></text:p>
      <text:list xml:id="list1633233172823523930" text:style-name="L38">
        <text:list-item>
          <text:p text:style-name="P76">REVIEW</text:p>
        </text:list-item>
        <text:list-item>
          <text:p text:style-name="P187"><text:span text:style-name="T8">#_ </text:span><text:span text:style-name="T4">TASK-1 : </text:span><text:span text:style-name="T5">U/J, M15 で、同じデータを作る　=&gt;　observe</text:span></text:p>
        </text:list-item>
      </text:list>
      <text:list xml:id="list3689904306034317417" text:style-name="L39">
        <text:list-item>
          <text:list>
            <text:list-item>
              <text:p text:style-name="P77">T-1.1 : fname_Src_Csv=44_5.1_10_rawdata.(EURJPY).(Period-M15).(NumOfUnits-4500).(Bars-ALL-20190425_085930).20190214_095445.[SLICE-500].csv</text:p>
              <text:list>
                <text:list-item>
                  <text:p text:style-name="P77">RUN ==&gt; PROBLEM</text:p>
                  <text:list>
                    <text:list-item>
                      <text:list>
                        <text:list-item>
                          <text:p text:style-name="P77">“[libfx_6.py:922 / 20191027_113234]</text:p>
                        </text:list-item>
                        <text:list-item>
                          <text:p text:style-name="P77">(B : 1 : 1.1) cntOf_Loop ==&gt; over the max : count = 501 / max = 500”</text:p>
                        </text:list-item>
                      </text:list>
                    </text:list-item>
                  </text:list>
                </text:list-item>
                <text:list-item>
                  <text:p text:style-name="P77">FIX : #_20191027_120343:fix</text:p>
                  <text:list>
                    <text:list-item>
                      <text:p text:style-name="P77">==&gt; use “cntOf_Loop_B”</text:p>
                    </text:list-item>
                    <text:list-item>
                      <text:p text:style-name="P77">TEST ==&gt; </text:p>
                      <text:list>
                        <text:list-item>
                          <text:p text:style-name="P77">==&gt; RUN → passed</text:p>
                        </text:list-item>
                        <text:list-item>
                          <text:p text:style-name="P77"><text:soft-page-break/>dat, log files → OK</text:p>
                        </text:list-item>
                        <text:list-item>
                          <text:p text:style-name="P77">“[libfx_6.py:6732 / 20191027_121126] done (time : 221.474 sec)(BUSL3_No_T_3)”</text:p>
                        </text:list-item>
                      </text:list>
                    </text:list-item>
                  </text:list>
                </text:list-item>
              </text:list>
            </text:list-item>
            <text:list-item>
              <text:p text:style-name="P77">T-1.2 : fname_Src_Csv=44_5.1_10_rawdata.(USDJPY).(Period-M15).(NumOfUnits-10000).(Bars-ALL-20190427_162903).20190324_112524.[SLICE-500].csv</text:p>
              <text:list>
                <text:list-item>
                  <text:p text:style-name="P77">RUN ==&gt; </text:p>
                </text:list-item>
              </text:list>
            </text:list-item>
            <text:list-item>
              <text:p text:style-name="P77"><text:span text:style-name="T9">#_ </text:span>T-1.3 : sheet : E/J → 44#8.4.3_11.ods</text:p>
              <text:list>
                <text:list-item>
                  <text:p text:style-name="P77">BUSL3_No_T_3.(20191027_120744).dat</text:p>
                  <text:list>
                    <text:list-item>
                      <text:p text:style-name="P77">C/P</text:p>
                    </text:list-item>
                  </text:list>
                </text:list-item>
              </text:list>
            </text:list-item>
          </text:list>
        </text:list-item>
        <text:list-item>
          <text:p text:style-name="P77">TASK-2 : “BB-seq”<text:span text:style-name="T11">で、ソート　=&gt;　どんな特徴が見えるか？</text:span></text:p>
          <text:list>
            <text:list-item>
              <text:list>
                <text:list-item>
                  <text:p text:style-name="P171">44#8.4.3_11.ods // C:\WORKS_2\WS\WS_Others.JVEMV6\JVEMV6\44_currency\8_prog-python\4_tester\2_id-3</text:p>
                </text:list-item>
              </text:list>
            </text:list-item>
            <text:list-item>
              <text:p text:style-name="P171">T-2.1 : tab “1_copy” ==&gt; 44_5.1_10_rawdata.(AUDJPY).(Period-M15).(NumOfUnits-18000).(Bars-ALL-20190424_184417).20190311_081029.[SLICE-500].csv</text:p>
              <text:list>
                <text:list-item>
                  <text:p text:style-name="P171">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3"/>
          </table:table-cell>
          <table:table-cell table:style-name="表9.A1" office:value-type="string">
            <text:p text:style-name="P23">3-3-3</text:p>
            <text:p text:style-name="P23">4-4-4</text:p>
          </table:table-cell>
          <table:table-cell table:style-name="表9.C1" office:value-type="string">
            <text:list xml:id="list8059091751892961537" text:style-name="L40">
              <text:list-item>
                <text:p text:style-name="P27">each, 1 incident out of 22</text:p>
              </text:list-item>
              <text:list-item>
                <text:p text:style-name="P27">both → minus</text:p>
              </text:list-item>
            </text:list>
          </table:table-cell>
        </table:table-row>
        <table:table-row>
          <table:table-cell table:style-name="表9.A2" office:value-type="string">
            <text:p text:style-name="P23"/>
          </table:table-cell>
          <table:table-cell table:style-name="表9.A2" office:value-type="string">
            <text:p text:style-name="P23">'5-5-5</text:p>
          </table:table-cell>
          <table:table-cell table:style-name="表9.C2" office:value-type="string">
            <text:list xml:id="list2300987260477748647" text:style-name="L41">
              <text:list-item>
                <text:p text:style-name="P28">1 out of 22</text:p>
              </text:list-item>
              <text:list-item>
                <text:p text:style-name="P28">plus</text:p>
              </text:list-item>
            </text:list>
          </table:table-cell>
        </table:table-row>
        <table:table-row>
          <table:table-cell table:style-name="表9.A2" office:value-type="string">
            <text:p text:style-name="P23"/>
          </table:table-cell>
          <table:table-cell table:style-name="表9.A2" office:value-type="string">
            <text:p text:style-name="P23">'5-6-5</text:p>
          </table:table-cell>
          <table:table-cell table:style-name="表9.C2" office:value-type="string">
            <text:list xml:id="list1186673622363927056" text:style-name="L42">
              <text:list-item>
                <text:p text:style-name="P29">4 / 22</text:p>
              </text:list-item>
              <text:list-item>
                <text:p text:style-name="P29">all → minus</text:p>
              </text:list-item>
            </text:list>
          </table:table-cell>
        </table:table-row>
        <table:table-row>
          <table:table-cell table:style-name="表9.A2" office:value-type="string">
            <text:p text:style-name="P23"/>
          </table:table-cell>
          <table:table-cell table:style-name="表9.A2" office:value-type="string">
            <text:p text:style-name="P23">law : starts with 4, 5</text:p>
          </table:table-cell>
          <table:table-cell table:style-name="表9.C2" office:value-type="string">
            <text:list xml:id="list9056740370849395281" text:style-name="L43">
              <text:list-item>
                <text:p text:style-name="P30">the next will be → 4, 5, 6</text:p>
              </text:list-item>
              <text:list-item>
                <text:p text:style-name="P30">5 or 6 for ---&gt; 5</text:p>
              </text:list-item>
            </text:list>
          </table:table-cell>
        </table:table-row>
        <table:table-row>
          <table:table-cell table:style-name="表9.A2" office:value-type="string">
            <text:p text:style-name="P23"/>
          </table:table-cell>
          <table:table-cell table:style-name="表9.A2" office:value-type="string">
            <text:p text:style-name="P23"/>
          </table:table-cell>
          <table:table-cell table:style-name="表9.C2" office:value-type="string">
            <text:p text:style-name="P23"/>
          </table:table-cell>
        </table:table-row>
      </table:table>
      <text:list xml:id="list30438986" text:continue-list="list3689904306034317417" text:style-name="L39">
        <text:list-item>
          <text:list>
            <text:list-item>
              <text:list>
                <text:list-item>
                  <text:p text:style-name="P171"/>
                </text:list-item>
              </text:list>
            </text:list-item>
          </text:list>
        </text:list-item>
      </text:list>
      <text:p text:style-name="P8">[next]</text:p>
      <text:list xml:id="list5026832984977577910" text:style-name="L44">
        <text:list-item>
          <text:p text:style-name="P78">TASK : obs → data of U/J, E/J</text:p>
        </text:list-item>
        <text:list-item>
          <text:p text:style-name="P78">TASK-2 : draw a chart for → “3-4-X” sequences</text:p>
        </text:list-item>
        <text:list-item>
          <text:p text:style-name="P78">ANY</text:p>
        </text:list-item>
      </text:list>
      <text:p text:style-name="P8"><text:soft-page-break/>[further]</text:p>
      <text:list xml:id="list4012284819763995842" text:style-name="L45">
        <text:list-item>
          <text:p text:style-name="P79"/>
        </text:list-item>
      </text:list>
      <text:p text:style-name="P2"><text:line-break/><text:span text:style-name="T12">[/ 20191027_124700]</text:span></text:p>
      <text:p text:style-name="P11"/>
      <text:p text:style-name="P8">---------------------------------------------------------------------------</text:p>
      <text:p text:style-name="P16">res free# JVEMV6 44#8.4.2_13 / 44. currency / 8. prog-python / 4 tester / 2. id-3 / 20191028_122439</text:p>
      <text:p text:style-name="P16"/>
      <text:p text:style-name="P8">[do] <text:span text:style-name="T9">#_ </text:span></text:p>
      <text:list xml:id="list8206583840603557074" text:style-name="L46">
        <text:list-item>
          <text:p text:style-name="P80">REVIEW</text:p>
        </text:list-item>
        <text:list-item>
          <text:p text:style-name="P80">TASK-1 : obs → data of U/J, E/J</text:p>
        </text:list-item>
      </text:list>
      <text:list xml:id="list636172481485426234" text:style-name="L47">
        <text:list-item>
          <text:list>
            <text:list-item>
              <text:p text:style-name="P81">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3"/>
          </table:table-cell>
          <table:table-cell table:style-name="表10.A1" office:value-type="string">
            <text:p text:style-name="P23">'3-X</text:p>
          </table:table-cell>
          <table:table-cell table:style-name="表10.C1" office:value-type="string">
            <text:list xml:id="list4924604210501127175" text:style-name="L48">
              <text:list-item>
                <text:p text:style-name="P31">10 out of 35 (28.57%)</text:p>
              </text:list-item>
              <text:list-item>
                <text:p text:style-name="P31">of 10</text:p>
                <text:list>
                  <text:list-item>
                    <text:p text:style-name="P31">end plus → 3 (30 %)</text:p>
                  </text:list-item>
                  <text:list-item>
                    <text:p text:style-name="P31">end minus → 7 (70 %)</text:p>
                  </text:list-item>
                </text:list>
              </text:list-item>
            </text:list>
          </table:table-cell>
        </table:table-row>
        <table:table-row>
          <table:table-cell table:style-name="表10.A2" office:value-type="string">
            <text:p text:style-name="P23"/>
          </table:table-cell>
          <table:table-cell table:style-name="表10.A2" office:value-type="string">
            <text:p text:style-name="P24">ポイント</text:p>
          </table:table-cell>
          <table:table-cell table:style-name="表10.C2" office:value-type="string">
            <text:list xml:id="list7018348055980535455" text:style-name="L49">
              <text:list-item>
                <text:p text:style-name="P33"><text:span text:style-name="T18">BB</text:span><text:span text:style-name="T19">の、Zxから始まった４本組　=&gt;　続くbarたちが、TP/SLの、どちらで終わっているか？</text:span></text:p>
              </text:list-item>
              <text:list-item>
                <text:p text:style-name="P32">e.g. 3で始まっている組み　=&gt;　E/J,M15,(2019.04.18 02:15) ~ (2019.04.24 20:45)の場合</text:p>
                <text:list>
                  <text:list-item>
                    <text:p text:style-name="P32">プラス終わり　=&gt;　30 %</text:p>
                  </text:list-item>
                  <text:list-item>
                    <text:p text:style-name="P32">マイナス終わり　=&gt;　70 %</text:p>
                  </text:list-item>
                </text:list>
              </text:list-item>
            </text:list>
            <text:p text:style-name="P24"/>
          </table:table-cell>
        </table:table-row>
        <table:table-row>
          <table:table-cell table:style-name="表10.A2" office:value-type="string">
            <text:p text:style-name="P23"/>
          </table:table-cell>
          <table:table-cell table:style-name="表10.A2" office:value-type="string">
            <text:p text:style-name="P24">全体の、プラス/マイナス終わり</text:p>
          </table:table-cell>
          <table:table-cell table:style-name="表10.C2" office:value-type="string">
            <text:p text:style-name="P24">　　　　　　　　＋　　　　　　　－</text:p>
            <text:p text:style-name="P23">sum=<text:tab/>35<text:tab/><text:tab/>12<text:tab/>34.3%<text:tab/>23<text:tab/>65.7%</text:p>
            <text:p text:style-name="P24">　=&gt;　マイナス終わりが、プラスの倍近く。</text:p>
          </table:table-cell>
        </table:table-row>
        <table:table-row>
          <table:table-cell table:style-name="表10.A2" office:value-type="string">
            <text:p text:style-name="P23"/>
          </table:table-cell>
          <table:table-cell table:style-name="表10.A2" office:value-type="string">
            <text:p text:style-name="P23"/>
          </table:table-cell>
          <table:table-cell table:style-name="表10.C2" office:value-type="string">
            <text:p text:style-name="P23"/>
          </table:table-cell>
        </table:table-row>
        <table:table-row>
          <table:table-cell table:style-name="表10.A2" office:value-type="string">
            <text:p text:style-name="P23"/>
          </table:table-cell>
          <table:table-cell table:style-name="表10.A2" office:value-type="string">
            <text:p text:style-name="P23"/>
          </table:table-cell>
          <table:table-cell table:style-name="表10.C2" office:value-type="string">
            <text:p text:style-name="P23"/>
          </table:table-cell>
        </table:table-row>
      </table:table>
      <text:list xml:id="list30460070" text:continue-list="list636172481485426234" text:style-name="L47">
        <text:list-item>
          <text:list>
            <text:list-item>
              <text:list>
                <text:list-item>
                  <text:p text:style-name="P81"/>
                </text:list-item>
                <text:list-item>
                  <text:p text:style-name="P81"/>
                </text:list-item>
              </text:list>
            </text:list-item>
          </text:list>
        </text:list-item>
      </text:list>
      <text:p text:style-name="P8">[next]</text:p>
      <text:list xml:id="list8682783200309525279" text:style-name="L50">
        <text:list-item>
          <text:p text:style-name="P82"><text:soft-page-break/>TASK-1 : obs → data of U/J</text:p>
        </text:list-item>
        <text:list-item>
          <text:p text:style-name="P82">TASK-2 : obs</text:p>
          <text:list>
            <text:list-item>
              <text:p text:style-name="P172">同じBB-seqでありながら、プラス、マイナスが違っている組み</text:p>
              <text:list>
                <text:list-item>
                  <text:p text:style-name="P172">obs : チャートの形、どんな特徴？</text:p>
                </text:list-item>
                <text:list-item>
                  <text:p text:style-name="P172">e.g. 3-5-4, 3-3-3</text:p>
                </text:list-item>
              </text:list>
            </text:list-item>
          </text:list>
        </text:list-item>
        <text:list-item>
          <text:p text:style-name="P82">TASK-3 : prog : <text:span text:style-name="T11">売りで入った場合用の、テスター</text:span></text:p>
          <text:list>
            <text:list-item>
              <text:p text:style-name="P172">　=&gt;　flowachartingから</text:p>
            </text:list-item>
          </text:list>
        </text:list-item>
      </text:list>
      <text:p text:style-name="P8">[further]</text:p>
      <text:list xml:id="list8462648446767815131" text:style-name="L51">
        <text:list-item>
          <text:p text:style-name="P83"/>
        </text:list-item>
      </text:list>
      <text:p text:style-name="P2"><text:line-break/><text:span text:style-name="T12">[/ 20191028_130849]</text:span></text:p>
      <text:p text:style-name="P2"/>
      <text:p text:style-name="P11"/>
      <text:p text:style-name="P8">---------------------------------------------------------------------------</text:p>
      <text:p text:style-name="P16">res free# JVEMV6 44#8.4.2_14 / 44. currency / 8. prog-python / 4 tester / 2. id-3 / 20191029_100621</text:p>
      <text:p text:style-name="P16"/>
      <text:p text:style-name="P8">[do] <text:span text:style-name="T9">#_ </text:span></text:p>
      <text:list xml:id="list6333408910358848034" text:style-name="L52">
        <text:list-item>
          <text:p text:style-name="P84">REVIEW</text:p>
        </text:list-item>
        <text:list-item>
          <text:p text:style-name="P188"><text:span text:style-name="T4">TASK-1 : </text:span><text:span text:style-name="T5">同じBB-seqでありながら、プラス、マイナスが違っている組み </text:span></text:p>
          <text:list>
            <text:list-item>
              <text:list>
                <text:list-item>
                  <text:list>
                    <text:list-item>
                      <text:p text:style-name="P173">obs : チャートの形、どんな特徴？</text:p>
                    </text:list-item>
                    <text:list-item>
                      <text:p text:style-name="P173">e.g. 3-5-4, 3-3-3</text:p>
                    </text:list-item>
                  </text:list>
                </text:list-item>
              </text:list>
            </text:list-item>
            <text:list-item>
              <text:p text:style-name="P84">T-1.1 : A/J, M15</text:p>
              <text:list>
                <text:list-item>
                  <text:p text:style-name="P84">sheet → 44#8.4.3_11.ods // C:\WORKS_2\WS\WS_Others.JVEMV6\JVEMV6\44_currency\8_prog-python\4_tester\2_id-3 “1_copy”</text:p>
                </text:list-item>
                <text:list-item>
                  <text:p text:style-name="P84">3-4-3</text:p>
                  <text:list>
                    <text:list-item>
                      <text:p text:style-name="P84"/>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6">0.07</text:p>
          </table:table-cell>
          <table:table-cell table:style-name="表11.B1" office:value-type="string">
            <text:p text:style-name="P25">3-4-3</text:p>
          </table:table-cell>
          <table:table-cell table:style-name="表11.B1" office:value-type="string">
            <text:p text:style-name="P25">3-4-3</text:p>
          </table:table-cell>
          <table:table-cell table:style-name="表11.B1" office:value-type="string">
            <text:p text:style-name="P25">2019.04.17 21:45</text:p>
          </table:table-cell>
        </table:table-row>
        <table:table-row table:style-name="表11.1">
          <table:table-cell table:style-name="表11.B1" office:value-type="string">
            <text:p text:style-name="P26">-0.040</text:p>
          </table:table-cell>
          <table:table-cell table:style-name="表11.B1" office:value-type="string">
            <text:p text:style-name="P25">3-4-3</text:p>
          </table:table-cell>
          <table:table-cell table:style-name="表11.B1" office:value-type="string">
            <text:p text:style-name="P25">3-4-3</text:p>
          </table:table-cell>
          <table:table-cell table:style-name="表11.B1" office:value-type="string">
            <text:p text:style-name="P25">2019.04.18 01:15</text:p>
          </table:table-cell>
        </table:table-row>
        <table:table-row table:style-name="表11.1">
          <table:table-cell table:style-name="表11.B1" office:value-type="string">
            <text:p text:style-name="P26">0.053</text:p>
          </table:table-cell>
          <table:table-cell table:style-name="表11.B1" office:value-type="string">
            <text:p text:style-name="P25">3-4-3</text:p>
          </table:table-cell>
          <table:table-cell table:style-name="表11.B1" office:value-type="string">
            <text:p text:style-name="P25">3-4-3</text:p>
          </table:table-cell>
          <table:table-cell table:style-name="表11.B1" office:value-type="string">
            <text:p text:style-name="P25">2019.04.18 02:30</text:p>
          </table:table-cell>
        </table:table-row>
      </table:table>
      <text:list xml:id="list30442522" text:continue-numbering="true" text:style-name="L52">
        <text:list-item>
          <text:list>
            <text:list-item>
              <text:list>
                <text:list-item>
                  <text:list>
                    <text:list-item>
                      <text:p text:style-name="P199">images</text:p>
                      <text:list>
                        <text:list-item>
                          <text:p text:style-name="P199">2019.04.17 21:45 → 1.jpg</text:p>
                        </text:list-item>
                        <text:list-item>
                          <text:p text:style-name="P199">2019.04.18 01:15 → 2.jpg</text:p>
                        </text:list-item>
                      </text:list>
                    </text:list-item>
                  </text:list>
                </text:list-item>
              </text:list>
            </text:list-item>
          </text:list>
        </text:list-item>
        <text:list-item>
          <text:p text:style-name="P84"><text:span text:style-name="T9">#_ </text:span>TASK-2 : U/J, M15 → “3-<text:tab/>+<text:tab/>3-, +<text:tab/>-<text:tab/>3, -”</text:p>
          <text:list>
            <text:list-item>
              <text:p text:style-name="P84">T-2.1 : sheet → 44#8.4.3_11.ods // C:\WORKS_2\WS\WS_Others.JVEMV6\JVEMV6\44_currency\8_prog-python\4_tester\2_id-3 “3_cp”</text:p>
              <text:list>
                <text:list-item>
                  <text:p text:style-name="P84"/>
                </text:list-item>
                <text:list-item>
                  <text:p text:style-name="P84"><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5783351810825094202" text:style-name="L53">
        <text:list-item>
          <text:p text:style-name="P85">TASK-1 : obs</text:p>
          <text:list>
            <text:list-item>
              <text:p text:style-name="P200">2019.04.18 02:30</text:p>
            </text:list-item>
            <text:list-item>
              <text:p text:style-name="P200">oth<text:span text:style-name="T11">er incidents</text:span></text:p>
              <text:list>
                <text:list-item>
                  <text:p text:style-name="P174">sheet → 44#8.4.3_11.ods // C:\WORKS_2\WS\WS_Others.JVEMV6\JVEMV6\44_currency\8_prog-python\4_tester\2_id-3 “3_cp”</text:p>
                </text:list-item>
              </text:list>
            </text:list-item>
          </text:list>
        </text:list-item>
        <text:list-item>
          <text:p text:style-name="P174">TASK-2 : prog</text:p>
          <text:list>
            <text:list-item>
              <text:p text:style-name="P174">log_fx.(main).ods // C:\WORKS_2\WS\WS_Others.prog</text:p>
              <text:list>
                <text:list-item>
                  <text:p text:style-name="P174">==&gt; “5<text:tab/>売りで入った場合用の、テスター”</text:p>
                </text:list-item>
              </text:list>
            </text:list-item>
          </text:list>
        </text:list-item>
      </text:list>
      <text:p text:style-name="P8">[further]</text:p>
      <text:list xml:id="list953966916751559099" text:style-name="L54">
        <text:list-item>
          <text:p text:style-name="P86"/>
        </text:list-item>
      </text:list>
      <text:p text:style-name="P2"><text:line-break/><text:span text:style-name="T12">[/ 20191029_125813]</text:span></text:p>
      <text:p text:style-name="P2"><text:soft-page-break/></text:p>
      <text:p text:style-name="P12"/>
      <text:p text:style-name="P8">---------------------------------------------------------------------------</text:p>
      <text:p text:style-name="P16">res free# JVEMV6 44#8.4.2_15 / 44. currency / 8. prog-python / 4 tester / 2. id-3 / 20191030_180334</text:p>
      <text:p text:style-name="P16"/>
      <text:p text:style-name="P8">[do] <text:span text:style-name="T9">#_ </text:span></text:p>
      <text:list xml:id="list6348056112938076125" text:style-name="L55">
        <text:list-item>
          <text:p text:style-name="P87">REVIEW</text:p>
        </text:list-item>
        <text:list-item>
          <text:p text:style-name="P189"><text:span text:style-name="T4">TASK-1</text:span><text:span text:style-name="T5"> : obs</text:span></text:p>
          <text:list>
            <text:list-item>
              <text:list>
                <text:list-item>
                  <text:p text:style-name="P201">2019.04.18 02:30</text:p>
                </text:list-item>
                <text:list-item>
                  <text:p text:style-name="P202"><text:span text:style-name="T4">oth</text:span><text:span text:style-name="T5">er incidents</text:span></text:p>
                  <text:list>
                    <text:list-item>
                      <text:p text:style-name="P175">sheet → 44#8.4.3_11.ods // C:\WORKS_2\WS\WS_Others.JVEMV6\JVEMV6\44_currency\8_prog-python\4_tester\2_id-3 “3_cp”</text:p>
                    </text:list-item>
                  </text:list>
                </text:list-item>
              </text:list>
            </text:list-item>
            <text:list-item>
              <text:p text:style-name="P175">T-1.1 : 2019.04.18 02:30</text:p>
              <text:list>
                <text:list-item>
                  <text:p text:style-name="P175">==&gt; C:\WORKS_2\WS\WS_Others.JVEMV6\JVEMV6\44_currency\8_prog-python\4_tester\2_id-3</text:p>
                </text:list-item>
              </text:list>
            </text:list-item>
            <text:list-item>
              <text:p text:style-name="P181">OBS</text:p>
              <text:list>
                <text:list-item>
                  <text:p text:style-name="P175">2.jpg, 3.jpg ==&gt; MFI → 80 を超えている <text:s/></text:p>
                  <text:list>
                    <text:list-item>
                      <text:p text:style-name="P175">prev 15 bars → 55 points</text:p>
                    </text:list-item>
                    <text:list-item>
                      <text:p text:style-name="P175">(C:\WORKS_2\WS\WS_Others.JVEMV6\JVEMV6\44_currency\8_prog-python\4_tester\2_id-3)</text:p>
                    </text:list-item>
                  </text:list>
                </text:list-item>
              </text:list>
            </text:list-item>
          </text:list>
        </text:list-item>
      </text:list>
      <text:p text:style-name="P8">[next]</text:p>
      <text:list xml:id="list4547022230558224671" text:style-name="L56">
        <text:list-item>
          <text:p text:style-name="P88">TASK-1</text:p>
          <text:list>
            <text:list-item>
              <text:list>
                <text:list-item>
                  <text:p text:style-name="P203"><text:span text:style-name="T4">oth</text:span><text:span text:style-name="T5">er incidents</text:span></text:p>
                  <text:list>
                    <text:list-item>
                      <text:p text:style-name="P176">sheet → 44#8.4.3_11.ods // C:\WORKS_2\WS\WS_Others.JVEMV6\JVEMV6\44_currency\8_prog-python\4_tester\2_id-3 “3_cp”</text:p>
                    </text:list-item>
                  </text:list>
                </text:list-item>
              </text:list>
            </text:list-item>
          </text:list>
        </text:list-item>
        <text:list-item>
          <text:p text:style-name="P176">TASK-2 : prog : “5<text:tab/>売りで入った場合用の、テスター”</text:p>
        </text:list-item>
      </text:list>
      <text:p text:style-name="P8"><text:soft-page-break/>[further]</text:p>
      <text:list xml:id="list1403233536249907226" text:style-name="L57">
        <text:list-item>
          <text:p text:style-name="P89"/>
        </text:list-item>
      </text:list>
      <text:p text:style-name="P2"><text:line-break/><text:span text:style-name="T12">[/ 20191030_181957]</text:span></text:p>
      <text:p text:style-name="P2"/>
      <text:p text:style-name="P12"/>
      <text:p text:style-name="P8">---------------------------------------------------------------------------</text:p>
      <text:p text:style-name="P16">res free# JVEMV6 44#8.4.3_2 / 44. currency / 8. prog-python / 4 tester / 3. id-X / 20191031_123725</text:p>
      <text:p text:style-name="P16"/>
      <text:p text:style-name="P8">[do] <text:span text:style-name="T9">#_ </text:span></text:p>
      <text:list xml:id="list7481979942645521281" text:style-name="L58">
        <text:list-item>
          <text:p text:style-name="P90">REVIEW</text:p>
        </text:list-item>
        <text:list-item>
          <text:p text:style-name="P90">TASK-1 : <text:span text:style-name="T11">prog : “5<text:tab/>売りで入った場合用の、テスター”</text:span></text:p>
          <text:list>
            <text:list-item>
              <text:p text:style-name="P90">T-1.1 : #for-loop-1:20191020_133913</text:p>
              <text:list>
                <text:list-item>
                  <text:list>
                    <text:list-item>
                      <text:p text:style-name="P90">new FUNC : tester_T_2__Buy_Up__Loop_2_Trailing__V3_Sell</text:p>
                    </text:list-item>
                  </text:list>
                </text:list-item>
                <text:list-item>
                  <text:p text:style-name="P90">CODE</text:p>
                  <text:list>
                    <text:list-item>
                      <text:p text:style-name="P90">DUP : <text:s/>tester_T_2__Buy_Up__Loop_2_Trailing__V3</text:p>
                      <text:list>
                        <text:list-item>
                          <text:p text:style-name="P90"><text:span text:style-name="T9">#_ </text:span>delete : time labels</text:p>
                        </text:list-item>
                        <text:list-item>
                          <text:p text:style-name="P90"><text:span text:style-name="T9">#_ </text:span>new time labels for the func</text:p>
                          <text:list>
                            <text:list-item>
                              <text:p text:style-name="P90">#_20191031_131139:caller</text:p>
                            </text:list-item>
                            <text:list-item>
                              <text:p text:style-name="P90">#_20191031_131146:head</text:p>
                            </text:list-item>
                            <text:list-item>
                              <text:p text:style-name="P90">#_20191031_131150:wl:in-func</text:p>
                            </text:list-item>
                          </text:list>
                        </text:list-item>
                        <text:list-item>
                          <text:p text:style-name="P90"><text:span text:style-name="T9">#_ </text:span>for-loop : #for-loop-1:20191031_130700</text:p>
                        </text:list-item>
                        <text:list-item>
                          <text:p text:style-name="P90"><text:span text:style-name="T9">#_ </text:span>maxOf_Loop → 10</text:p>
                        </text:list-item>
                      </text:list>
                    </text:list-item>
                    <text:list-item>
                      <text:p text:style-name="P90"><text:span text:style-name="T9">#_ </text:span>caller</text:p>
                    </text:list-item>
                  </text:list>
                </text:list-item>
                <text:list-item>
                  <text:p text:style-name="P90">TEST ==&gt; ERROR</text:p>
                  <text:list>
                    <text:list-item>
                      <text:list>
                        <text:list-item>
                          <text:p text:style-name="P90">“ <text:s/>File "C:\WORKS_2\WS\WS_Others.prog\prog\D-7\2_2\VIRTUAL\Admin_Projects\mm\libs_mm\libfx_6.py", lin</text:p>
                        </text:list-item>
                        <text:list-item>
                          <text:p text:style-name="P90">e 6867, in tester_T_2__Report_Dat</text:p>
                        </text:list-item>
                        <text:list-item>
                          <text:p text:style-name="P90"><text:soft-page-break/><text:s text:c="4"/>, len(lo_Pos_Exits) / cntOf_Loop</text:p>
                        </text:list-item>
                        <text:list-item>
                          <text:p text:style-name="P90">ZeroDivisionError: division by zero”</text:p>
                        </text:list-item>
                      </text:list>
                    </text:list-item>
                    <text:list-item>
                      <text:p text:style-name="P90">TRY-1 : review</text:p>
                      <text:list>
                        <text:list-item>
                          <text:p text:style-name="P90">tester_T_2__Buy_Up__Loop_2_Trailing__V3_Sell</text:p>
                          <text:list>
                            <text:list-item>
                              <text:p text:style-name="P90">ret = (cntOf_Loop, lo_LO_Pos_Exits)</text:p>
                            </text:list-item>
                          </text:list>
                        </text:list-item>
                        <text:list-item>
                          <text:p text:style-name="P90">/ tester_T_2__Buy_Up__Loop_2_Trailing__V3__ForLoop_1</text:p>
                        </text:list-item>
                        <text:list-item>
                          <text:p text:style-name="P90">==&gt; “lenOf_Detection_Target_Range” (func : tester_T_2__Buy_Up__3_Prep_Trailing)</text:p>
                        </text:list-item>
                      </text:list>
                    </text:list-item>
                    <text:list-item>
                      <text:p text:style-name="P90">FIX : use csv file → 44_5.1_10_rawdata.(AUDJPY).(Period-M15).(NumOfUnits-18000).(Bars-ALL-20190424_184417).20190311_081029.[SLICE-30].csv</text:p>
                    </text:list-item>
                    <text:list-item>
                      <text:p text:style-name="P90">TEST ==&gt; </text:p>
                      <text:list>
                        <text:list-item>
                          <text:list>
                            <text:list-item>
                              <text:p text:style-name="P90">“[libfx_6.py:3410 / 20191031_133347] tester_T_2__Buy_Up__Loop_2_Trailing__V3_Sell ---&gt; starting... ===================”</text:p>
                            </text:list-item>
                          </text:list>
                        </text:list-item>
                        <text:list-item>
                          <text:p text:style-name="P90">==&gt; OK</text:p>
                        </text:list-item>
                      </text:list>
                    </text:list-item>
                  </text:list>
                </text:list-item>
                <text:list-item>
                  <text:p text:style-name="P90">CODE</text:p>
                  <text:list>
                    <text:list-item>
                      <text:p text:style-name="P90">DUP : tester_T_2__Buy_Up__Loop_2_Trailing__V3__ForLoop_1</text:p>
                      <text:list>
                        <text:list-item>
                          <text:p text:style-name="P90">==&gt; tester_T_2__Buy_Up__Loop_2_Trailing__V3__ForLoop_1_Sell</text:p>
                        </text:list-item>
                      </text:list>
                    </text:list-item>
                    <text:list-item>
                      <text:p text:style-name="P90"/>
                    </text:list-item>
                  </text:list>
                </text:list-item>
              </text:list>
            </text:list-item>
          </text:list>
        </text:list-item>
      </text:list>
      <text:p text:style-name="P8">[next]</text:p>
      <text:list xml:id="list643445072684822655" text:style-name="L59">
        <text:list-item>
          <text:p text:style-name="P91">TASK-1</text:p>
          <text:list>
            <text:list-item>
              <text:p text:style-name="P91">DUP : tester_T_2__Buy_Up__Loop_2_Trailing__V3__ForLoop_1</text:p>
            </text:list-item>
            <text:list-item>
              <text:p text:style-name="P91">==&gt; tester_T_2__Buy_Up__Loop_2_Trailing__V3__ForLoop_1_Sell</text:p>
            </text:list-item>
            <text:list-item>
              <text:p text:style-name="P91">#_20191031_134048:next</text:p>
            </text:list-item>
          </text:list>
        </text:list-item>
      </text:list>
      <text:p text:style-name="P8">[further]</text:p>
      <text:list xml:id="list2127441456904972537" text:style-name="L60">
        <text:list-item>
          <text:p text:style-name="P92"/>
        </text:list-item>
      </text:list>
      <text:p text:style-name="P2"><text:soft-page-break/><text:line-break/><text:span text:style-name="T12">[/ 20191031_133524]</text:span></text:p>
      <text:p text:style-name="P2"/>
      <text:p text:style-name="P12"/>
      <text:p text:style-name="P8">---------------------------------------------------------------------------</text:p>
      <text:p text:style-name="P16">res free# JVEMV6 44#8.4.3_3 / 44. currency / 8. prog-python / 4 tester / 3. id-4 / 20191102_121125</text:p>
      <text:p text:style-name="P16"/>
      <text:p text:style-name="P8">[do] <text:span text:style-name="T9">#_ </text:span></text:p>
      <text:list xml:id="list3355679995342520029" text:style-name="L61">
        <text:list-item>
          <text:p text:style-name="P93">REVIEW</text:p>
        </text:list-item>
        <text:list-item>
          <text:p text:style-name="P93">TASK-1</text:p>
          <text:list>
            <text:list-item>
              <text:list>
                <text:list-item>
                  <text:p text:style-name="P93">DUP : tester_T_2__Buy_Up__Loop_2_Trailing__V3__ForLoop_1</text:p>
                </text:list-item>
                <text:list-item>
                  <text:p text:style-name="P93">==&gt; tester_T_2__Buy_Up__Loop_2_Trailing__V3__ForLoop_1_Sell</text:p>
                </text:list-item>
                <text:list-item>
                  <text:p text:style-name="P93">#_20191031_134048:next</text:p>
                </text:list-item>
              </text:list>
            </text:list-item>
            <text:list-item>
              <text:p text:style-name="P93">T-1.1</text:p>
              <text:list>
                <text:list-item>
                  <text:p text:style-name="P93">CODE</text:p>
                  <text:list>
                    <text:list-item>
                      <text:p text:style-name="P93"><text:span text:style-name="T9">#_ </text:span>DUP</text:p>
                    </text:list-item>
                    <text:list-item>
                      <text:p text:style-name="P93">signature</text:p>
                    </text:list-item>
                    <text:list-item>
                      <text:p text:style-name="P93">time labels</text:p>
                      <text:list>
                        <text:list-item>
                          <text:p text:style-name="P93">#_20191102_121417:caller</text:p>
                        </text:list-item>
                        <text:list-item>
                          <text:p text:style-name="P93">#_20191102_121425:head</text:p>
                        </text:list-item>
                        <text:list-item>
                          <text:p text:style-name="P93">#_20191102_121429:wl:in-func</text:p>
                        </text:list-item>
                      </text:list>
                    </text:list-item>
                    <text:list-item>
                      <text:p text:style-name="P93"><text:span text:style-name="T9">#_ </text:span>caller</text:p>
                    </text:list-item>
                    <text:list-item>
                      <text:p text:style-name="P93">delete → time labels from the orig lines</text:p>
                    </text:list-item>
                  </text:list>
                </text:list-item>
                <text:list-item>
                  <text:p text:style-name="P93">TEST ==&gt; “[libfx_6.py:2162 / 20191102_121600]</text:p>
                  <text:list>
                    <text:list-item>
                      <text:p text:style-name="P93">(step : B : j1 : N) flg_Pos --&gt; False : 2019.04.24 07:45”</text:p>
                    </text:list-item>
                    <text:list-item>
                      <text:p text:style-name="P93">==&gt; OK</text:p>
                    </text:list-item>
                  </text:list>
                </text:list-item>
              </text:list>
            </text:list-item>
          </text:list>
        </text:list-item>
        <text:list-item>
          <text:p text:style-name="P93">TASK-2 : coding : <text:soft-page-break/>tester_T_2__Buy_Up__Loop_2_Trailing__V3__ForLoop_1_Sell</text:p>
          <text:list>
            <text:list-item>
              <text:p text:style-name="P93">SEG-1 : code cleanup</text:p>
              <text:list>
                <text:list-item>
                  <text:p text:style-name="P93"/>
                </text:list-item>
              </text:list>
            </text:list-item>
            <text:list-item>
              <text:p text:style-name="P93"><text:span text:style-name="T9">#_ </text:span>T-2.1 : <text:s/></text:p>
              <text:list>
                <text:list-item>
                  <text:p text:style-name="P93"><text:s/>flowchart ---&gt; review : follow the code lines</text:p>
                  <text:list>
                    <text:list-item>
                      <text:p text:style-name="P93">#_20191102_123624:tmp</text:p>
                    </text:list-item>
                    <text:list-item>
                      <text:p text:style-name="P93">“step : B : j1 : N”</text:p>
                    </text:list-item>
                    <text:list-item>
                      <text:p text:style-name="P93">“step : B : j2 : N”</text:p>
                    </text:list-item>
                  </text:list>
                </text:list-item>
              </text:list>
            </text:list-item>
          </text:list>
        </text:list-item>
      </text:list>
      <text:p text:style-name="P8">[next]</text:p>
      <text:list xml:id="list4306298944863315481" text:style-name="L62">
        <text:list-item>
          <text:p text:style-name="P94">TASK-1</text:p>
          <text:list>
            <text:list-item>
              <text:p text:style-name="P94">flowcharting → sn-2 (log_fx.(main).ods tab-”4”)</text:p>
              <text:list>
                <text:list-item>
                  <text:p text:style-name="P94">ref → sn-1:j2:y3</text:p>
                </text:list-item>
              </text:list>
            </text:list-item>
          </text:list>
        </text:list-item>
      </text:list>
      <text:p text:style-name="P8">[further]</text:p>
      <text:list xml:id="list1832692145243580399" text:style-name="L63">
        <text:list-item>
          <text:p text:style-name="P95"/>
        </text:list-item>
      </text:list>
      <text:p text:style-name="P2"><text:line-break/><text:span text:style-name="T12">[/ 20191102_134434]</text:span></text:p>
      <text:p text:style-name="P2"/>
      <text:p text:style-name="P12"/>
      <text:p text:style-name="P8">---------------------------------------------------------------------------</text:p>
      <text:p text:style-name="P16">res free# JVEMV6 44#8.4.3_ 4 / 44. currency / 8. prog-python / 4 tester / 3. id-4 / 20191103_085746</text:p>
      <text:p text:style-name="P16"/>
      <text:p text:style-name="P8">[do] <text:span text:style-name="T9">#_ </text:span></text:p>
      <text:list xml:id="list8625244554776863827" text:style-name="L64">
        <text:list-item>
          <text:p text:style-name="P96">REVIEW</text:p>
        </text:list-item>
        <text:list-item>
          <text:p text:style-name="P96">TASK-1 : flowcharting → sn-2 (log_fx.(main).ods tab-”4”)</text:p>
          <text:list>
            <text:list-item>
              <text:list>
                <text:list-item>
                  <text:p text:style-name="P96">ref → sn-1:j2:y3</text:p>
                </text:list-item>
              </text:list>
            </text:list-item>
            <text:list-item>
              <text:p text:style-name="P96">T-1.1 : dp func → use “dp_ANY”</text:p>
              <text:list>
                <text:list-item>
                  <text:p text:style-name="P96">#_20191103_090605:tmp</text:p>
                </text:list-item>
                <text:list-item>
                  <text:p text:style-name="P96">new FUNC : <text:s/>dp_ANY(lo_LO_Lines, lo_BDs_Tmp)</text:p>
                  <text:list>
                    <text:list-item>
                      <text:p text:style-name="P96"><text:soft-page-break/>DUP : dp_Tester_T_2__Buy_Up</text:p>
                    </text:list-item>
                    <text:list-item>
                      <text:p text:style-name="P96">signature</text:p>
                    </text:list-item>
                    <text:list-item>
                      <text:p text:style-name="P96">time labels</text:p>
                      <text:list>
                        <text:list-item>
                          <text:p text:style-name="P96">#20191103_090905:caller</text:p>
                        </text:list-item>
                        <text:list-item>
                          <text:p text:style-name="P96">#_20191103_090910:head</text:p>
                        </text:list-item>
                        <text:list-item>
                          <text:p text:style-name="P96">#_20191103_090918:wl:in-func</text:p>
                        </text:list-item>
                      </text:list>
                    </text:list-item>
                    <text:list-item>
                      <text:p text:style-name="P96">time labels ==&gt; remove orig ones</text:p>
                    </text:list-item>
                    <text:list-item>
                      <text:p text:style-name="P96">delete → orig lines</text:p>
                    </text:list-item>
                    <text:list-item>
                      <text:p text:style-name="P96"><text:span text:style-name="T9">#_ </text:span>caller</text:p>
                    </text:list-item>
                    <text:list-item>
                      <text:p text:style-name="P96">TEST ==&gt; OK</text:p>
                    </text:list-item>
                  </text:list>
                </text:list-item>
              </text:list>
            </text:list-item>
          </text:list>
        </text:list-item>
        <text:list-item>
          <text:p text:style-name="P96">TASK-2 : “step : B : j2 : Y : 4” ==&gt; ts_TP, ts_SL → <text:s/>exchange vals</text:p>
        </text:list-item>
      </text:list>
      <text:p text:style-name="P8"/>
      <text:p text:style-name="P8">[next]</text:p>
      <text:list xml:id="list2948726031532629384" text:style-name="L65">
        <text:list-item>
          <text:p text:style-name="P97">TASK : this : TASK-2</text:p>
          <text:list>
            <text:list-item>
              <text:p text:style-name="P97">#_20191103_091904:next</text:p>
            </text:list-item>
          </text:list>
        </text:list-item>
      </text:list>
      <text:p text:style-name="P8">[further]</text:p>
      <text:list xml:id="list985195526057401449" text:style-name="L66">
        <text:list-item>
          <text:p text:style-name="P98"/>
        </text:list-item>
      </text:list>
      <text:p text:style-name="P2"><text:line-break/><text:span text:style-name="T12">[/ 20191103_091917]</text:span></text:p>
      <text:p text:style-name="P2"/>
      <text:p text:style-name="P12"/>
      <text:p text:style-name="P8">---------------------------------------------------------------------------</text:p>
      <text:p text:style-name="P16">res free# JVEMV6 44#8.4.3_5 / 44. currency / 8. prog-python / 4 tester / 3. id-X / 20191104_100559</text:p>
      <text:p text:style-name="P16"/>
      <text:p text:style-name="P8">[do] <text:span text:style-name="T9">#_ </text:span></text:p>
      <text:list xml:id="list8384818030286264505" text:style-name="L67">
        <text:list-item>
          <text:p text:style-name="P99">REVIEW</text:p>
        </text:list-item>
        <text:list-item>
          <text:p text:style-name="P99"><text:span text:style-name="T9">#_ </text:span>TASK-1 : “step : B : j2 : Y : 4” ==&gt; ts_TP, ts_SL → <text:s/>exchange vals</text:p>
          <text:list>
            <text:list-item>
              <text:list>
                <text:list-item>
                  <text:p text:style-name="P99">#_20191103_091904:next</text:p>
                </text:list-item>
              </text:list>
            </text:list-item>
            <text:list-item>
              <text:p text:style-name="P99"><text:soft-page-break/>T-1.1</text:p>
              <text:list>
                <text:list-item>
                  <text:p text:style-name="P99">CODE</text:p>
                  <text:list>
                    <text:list-item>
                      <text:p text:style-name="P99">ts_SL,ts_TP</text:p>
                    </text:list-item>
                    <text:list-item>
                      <text:p text:style-name="P99">valOf_SL,valOf_TP</text:p>
                    </text:list-item>
                  </text:list>
                </text:list-item>
                <text:list-item>
                  <text:p text:style-name="P99">TEST ==&gt; “(step : B : j2 : Y : 4) calc ts_TP, ts_SL”</text:p>
                  <text:list>
                    <text:list-item>
                      <text:p text:style-name="P99">==&gt; “ts_TP<text:tab/>78.544<text:tab/>ts_SL<text:tab/>78.654”</text:p>
                      <text:list>
                        <text:list-item>
                          <text:p text:style-name="P99">“st_pr<text:tab/>78.614”</text:p>
                        </text:list-item>
                      </text:list>
                    </text:list-item>
                    <text:list-item>
                      <text:p text:style-name="P99">==&gt; OK</text:p>
                    </text:list-item>
                  </text:list>
                </text:list-item>
              </text:list>
            </text:list-item>
          </text:list>
        </text:list-item>
        <text:list-item>
          <text:p text:style-name="P99"><text:span text:style-name="T9">#_ </text:span>TASK-2 : “step : B : j3” ==&gt; change condition</text:p>
          <text:list>
            <text:list-item>
              <text:p text:style-name="P99">T-2.1 : #_20191104_101450:tmp</text:p>
              <text:list>
                <text:list-item>
                  <text:p text:style-name="P99">CODE</text:p>
                </text:list-item>
                <text:list-item>
                  <text:p text:style-name="P99">TEST ==&gt; “(step : B : j3 : Y : 1)”</text:p>
                  <text:list>
                    <text:list-item>
                      <text:p text:style-name="P99">==&gt; OK</text:p>
                    </text:list-item>
                  </text:list>
                </text:list-item>
              </text:list>
            </text:list-item>
          </text:list>
        </text:list-item>
      </text:list>
      <text:p text:style-name="P8">[next]</text:p>
      <text:list xml:id="list3563538247556794561" text:style-name="L68">
        <text:list-item>
          <text:p text:style-name="P100">TASK-1</text:p>
          <text:list>
            <text:list-item>
              <text:p text:style-name="P100">“step : B : j3 : Y : 2” → “Pos["ext_pr"]” ==&gt; change formula</text:p>
              <text:list>
                <text:list-item>
                  <text:p text:style-name="P100">#_20191104_102501:next</text:p>
                </text:list-item>
              </text:list>
            </text:list-item>
          </text:list>
        </text:list-item>
      </text:list>
      <text:p text:style-name="P8">[further]</text:p>
      <text:list xml:id="list6325881798960011457" text:style-name="L69">
        <text:list-item>
          <text:p text:style-name="P101"/>
        </text:list-item>
      </text:list>
      <text:p text:style-name="P2"><text:line-break/><text:span text:style-name="T12">[/ 20191104_102559]</text:span></text:p>
      <text:p text:style-name="P10"/>
      <text:p text:style-name="P12"/>
      <text:p text:style-name="P8">---------------------------------------------------------------------------</text:p>
      <text:p text:style-name="P16">res free# JVEMV6 44#8.4.3_6 / 44. currency / 8. prog-python / 4 tester / 3. id-X / 20191106_120301</text:p>
      <text:p text:style-name="P16"/>
      <text:p text:style-name="P8">[do] <text:span text:style-name="T9">#_ </text:span></text:p>
      <text:list xml:id="list30447732" text:continue-list="list3214204714477273717" text:style-name="L7">
        <text:list-item>
          <text:p text:style-name="P45">REVIEW</text:p>
        </text:list-item>
        <text:list-item>
          <text:p text:style-name="P45"><text:soft-page-break/>TASK-1 : “step : B : j3 : Y : 2” → “Pos["ext_pr"]” ==&gt; change formula</text:p>
          <text:list>
            <text:list-item>
              <text:list>
                <text:list-item>
                  <text:p text:style-name="P45">#_20191104_102501:next</text:p>
                </text:list-item>
              </text:list>
            </text:list-item>
            <text:list-item>
              <text:p text:style-name="P45">T-1.1</text:p>
              <text:list>
                <text:list-item>
                  <text:p text:style-name="P45"><text:span text:style-name="T9">#_ </text:span>CODE</text:p>
                </text:list-item>
                <text:list-item>
                  <text:p text:style-name="P45">TEST ==&gt; </text:p>
                  <text:list>
                    <text:list-item>
                      <text:p text:style-name="P45">loop → no error</text:p>
                    </text:list-item>
                    <text:list-item>
                      <text:p text:style-name="P45">validate data</text:p>
                      <text:list>
                        <text:list-item>
                          <text:p text:style-name="P45">2019.04.24 07:45 ==&gt; OK</text:p>
                        </text:list-item>
                        <text:list-item>
                          <text:p text:style-name="P45"><text:span text:style-name="T9">#_ </text:span>SEG-1 : modify</text:p>
                          <text:list>
                            <text:list-item>
                              <text:list>
                                <text:list-item>
                                  <text:p text:style-name="P45">#_20191106_121422:modify</text:p>
                                </text:list-item>
                                <text:list-item>
                                  <text:p text:style-name="P45">#_20191106_121450:modify</text:p>
                                </text:list-item>
                              </text:list>
                            </text:list-item>
                            <text:list-item>
                              <text:p text:style-name="P45">CODE</text:p>
                            </text:list-item>
                            <text:list-item>
                              <text:p text:style-name="P45">TEST</text:p>
                              <text:list>
                                <text:list-item>
                                  <text:p text:style-name="P45">loop ==&gt; no error</text:p>
                                </text:list-item>
                              </text:list>
                            </text:list-item>
                          </text:list>
                        </text:list-item>
                      </text:list>
                    </text:list-item>
                  </text:list>
                </text:list-item>
              </text:list>
            </text:list-item>
          </text:list>
        </text:list-item>
      </text:list>
      <text:p text:style-name="P8"/>
      <text:p text:style-name="P8">[next]</text:p>
      <text:list xml:id="list9165027123092642521" text:style-name="L70">
        <text:list-item>
          <text:p text:style-name="P102">TASK-1 : “step : B : j3 : Y : 2” → “Pos["ext_pr"]” ==&gt; change formula</text:p>
          <text:list>
            <text:list-item>
              <text:p text:style-name="P102">#_20191106_123123:next</text:p>
            </text:list-item>
          </text:list>
        </text:list-item>
        <text:list-item>
          <text:p text:style-name="P102">TASK-2 : issue list : id-1 : tab “1” log_fx.(main).ods</text:p>
        </text:list-item>
      </text:list>
      <text:p text:style-name="P8">[further]</text:p>
      <text:list xml:id="list6992613324425451936" text:style-name="L71">
        <text:list-item>
          <text:p text:style-name="P103"/>
        </text:list-item>
      </text:list>
      <text:p text:style-name="P2"><text:line-break/><text:span text:style-name="T12">[/ 20191106_123144]</text:span></text:p>
      <text:p text:style-name="P2"/>
      <text:p text:style-name="P12"/>
      <text:p text:style-name="P8">---------------------------------------------------------------------------</text:p>
      <text:p text:style-name="P16">res free# JVEMV6 44#8.4.3_7 / 44. currency / 8. prog-python / 4 tester / 3. id-X / 20191107_125941</text:p>
      <text:p text:style-name="P16"/>
      <text:p text:style-name="P8"><text:soft-page-break/>[do] <text:span text:style-name="T9">#_ </text:span></text:p>
      <text:list xml:id="list6749907546460066651" text:style-name="L72">
        <text:list-item>
          <text:p text:style-name="P104">REVIEW</text:p>
        </text:list-item>
        <text:list-item>
          <text:p text:style-name="P104">TASK-1 : “step : B : j3 : Y : 2” → “Pos["ext_pr"]” ==&gt; change formula</text:p>
          <text:list>
            <text:list-item>
              <text:p text:style-name="P104">#_20191106_123123:next</text:p>
              <text:list>
                <text:list-item>
                  <text:p text:style-name="P104">T-1.1</text:p>
                  <text:list>
                    <text:list-item>
                      <text:p text:style-name="P104">CODE</text:p>
                    </text:list-item>
                    <text:list-item>
                      <text:p text:style-name="P104">TEST ==&gt; DROP</text:p>
                    </text:list-item>
                  </text:list>
                </text:list-item>
              </text:list>
            </text:list-item>
          </text:list>
        </text:list-item>
        <text:list-item>
          <text:p text:style-name="P104">TASK-2 : RESTART</text:p>
          <text:list>
            <text:list-item>
              <text:p text:style-name="P104">T-2.1</text:p>
              <text:list>
                <text:list-item>
                  <text:p text:style-name="P104">new FILE : libfx_7.py</text:p>
                  <text:list>
                    <text:list-item>
                      <text:p text:style-name="P104">DUP : libfx_6.py</text:p>
                    </text:list-item>
                    <text:list-item>
                      <text:p text:style-name="P104">time labels</text:p>
                      <text:list>
                        <text:list-item>
                          <text:p text:style-name="P104">#_20191107_135221:caller</text:p>
                        </text:list-item>
                        <text:list-item>
                          <text:p text:style-name="P104">#_20191107_135224:head</text:p>
                        </text:list-item>
                        <text:list-item>
                          <text:p text:style-name="P104">#_20191107_135231:wl:in-func</text:p>
                        </text:list-item>
                      </text:list>
                    </text:list-item>
                  </text:list>
                </text:list-item>
                <text:list-item>
                  <text:p text:style-name="P104">libfx_7.py</text:p>
                  <text:list>
                    <text:list-item>
                      <text:p text:style-name="P104"><text:span text:style-name="T9">#_ </text:span>delete lines</text:p>
                      <text:list>
                        <text:list-item>
                          <text:p text:style-name="P104">except : “tester_T_2__Buy_Up__Loop_2_Trailing__V3__ForLoop_1_Sell”</text:p>
                        </text:list-item>
                      </text:list>
                    </text:list-item>
                    <text:list-item>
                      <text:p text:style-name="P104">import</text:p>
                    </text:list-item>
                    <text:list-item>
                      <text:p text:style-name="P104">caller → switch to libfx_7</text:p>
                    </text:list-item>
                    <text:list-item>
                      <text:p text:style-name="P104">TEST ==&gt; OK</text:p>
                    </text:list-item>
                  </text:list>
                </text:list-item>
              </text:list>
            </text:list-item>
            <text:list-item>
              <text:p text:style-name="P104">T-2.2</text:p>
              <text:list>
                <text:list-item>
                  <text:p text:style-name="P104">delete lines → j1, Y/N only; rest ==&gt; delete</text:p>
                </text:list-item>
                <text:list-item>
                  <text:p text:style-name="P104">TEST ==&gt; OK</text:p>
                </text:list-item>
              </text:list>
            </text:list-item>
          </text:list>
        </text:list-item>
      </text:list>
      <text:p text:style-name="P8"/>
      <text:p text:style-name="P8">[next]</text:p>
      <text:list xml:id="list7906738181644101932" text:style-name="L73">
        <text:list-item>
          <text:p text:style-name="P105">TASK : “j3 : N” ~~</text:p>
          <text:list>
            <text:list-item>
              <text:p text:style-name="P105">#_20191107_140017:next</text:p>
            </text:list-item>
            <text:list-item>
              <text:p text:style-name="P105"><text:soft-page-break/>new FUNC : tester_T_2__ForLoop_1_Sell__J1_N(...)</text:p>
              <text:list>
                <text:list-item>
                  <text:p text:style-name="P105">→ return “(cntOf_Loop, lo_Pos_Exits, cntOf_Loop_B)”</text:p>
                </text:list-item>
              </text:list>
            </text:list-item>
          </text:list>
        </text:list-item>
      </text:list>
      <text:p text:style-name="P8">[further]</text:p>
      <text:list xml:id="list7361997234542468202" text:style-name="L74">
        <text:list-item>
          <text:p text:style-name="P106"/>
        </text:list-item>
      </text:list>
      <text:p text:style-name="P2"><text:line-break/><text:span text:style-name="T12">[/ 20191107_141301]</text:span></text:p>
      <text:p text:style-name="P3"/>
      <text:p text:style-name="P12"/>
      <text:p text:style-name="P8">---------------------------------------------------------------------------</text:p>
      <text:p text:style-name="P16">res free# JVEMV6 44#8.4.3_8 / 44. currency / 8. prog-python / 4 tester / 3. id-X / XXXX</text:p>
      <text:p text:style-name="P16"/>
      <text:p text:style-name="P8">[do] <text:span text:style-name="T9">#_ </text:span></text:p>
      <text:list xml:id="list6777000625307291422" text:style-name="L75">
        <text:list-item>
          <text:p text:style-name="P107">REVIEW</text:p>
        </text:list-item>
        <text:list-item>
          <text:p text:style-name="P107">TASK-1 : flowcharting, logic-analysis</text:p>
        </text:list-item>
      </text:list>
      <text:p text:style-name="P8"/>
      <text:p text:style-name="P8">[next]</text:p>
      <text:list xml:id="list1717877969127209475" text:style-name="L76">
        <text:list-item>
          <text:p text:style-name="P108">TASK-1 : flowcharting, logic-analysis → continue</text:p>
          <text:list>
            <text:list-item>
              <text:p text:style-name="P108">SELL<text:span text:style-name="T11">で入って、そのbarの中で、priceが上昇する場合の、ケース抽出。</text:span></text:p>
            </text:list-item>
            <text:list-item>
              <text:p text:style-name="P177">==&gt; use 11/07のメモ用紙</text:p>
            </text:list-item>
          </text:list>
        </text:list-item>
        <text:list-item>
          <text:p text:style-name="P177">TASK-2</text:p>
          <text:list>
            <text:list-item>
              <text:p text:style-name="P177">2本目以降のbarたちの、処理</text:p>
              <text:list>
                <text:list-item>
                  <text:p text:style-name="P177">==&gt; UP/DOWNのケース、それぞれ</text:p>
                </text:list-item>
              </text:list>
            </text:list-item>
          </text:list>
        </text:list-item>
      </text:list>
      <text:p text:style-name="P8">[further]</text:p>
      <text:list xml:id="list812917927125015666" text:style-name="L77">
        <text:list-item>
          <text:p text:style-name="P109"/>
        </text:list-item>
      </text:list>
      <text:p text:style-name="P2"><text:line-break/><text:span text:style-name="T12">[/ 20191108_142546]</text:span></text:p>
      <text:p text:style-name="P3"/>
      <text:p text:style-name="P12"><text:soft-page-break/></text:p>
      <text:p text:style-name="P8">---------------------------------------------------------------------------</text:p>
      <text:p text:style-name="P16">res free# JVEMV6 44#8.4.3_9 / 44. currency / 8. prog-python / 4 tester / 3. id-X / 20191110_131655</text:p>
      <text:p text:style-name="P16"/>
      <text:p text:style-name="P8">[do] <text:span text:style-name="T9">#_ </text:span></text:p>
      <text:list xml:id="list4816112746625019649" text:style-name="L78">
        <text:list-item>
          <text:p text:style-name="P110">REVIEW</text:p>
        </text:list-item>
        <text:list-item>
          <text:p text:style-name="P110">TASK-1 : analyze</text:p>
          <text:list>
            <text:list-item>
              <text:p text:style-name="P110"><text:s/>T-1.1 : </text:p>
              <text:list>
                <text:list-item>
                  <text:p text:style-name="P110">memo : 44#8.43_7</text:p>
                </text:list-item>
                <text:list-item>
                  <text:p text:style-name="P110"/>
                </text:list-item>
              </text:list>
            </text:list-item>
            <text:list-item>
              <text:p text:style-name="P110"/>
            </text:list-item>
          </text:list>
        </text:list-item>
        <text:list-item>
          <text:p text:style-name="P190"><text:span text:style-name="T8">#_ </text:span><text:span text:style-name="T4">TASK-2 : get → stats</text:span></text:p>
          <text:list>
            <text:list-item>
              <text:p text:style-name="P110">T-2.1</text:p>
              <text:list>
                <text:list-item>
                  <text:p text:style-name="P110">#_20191110_133022:tmp</text:p>
                </text:list-item>
                <text:list-item>
                  <text:p text:style-name="P110">TEST ==&gt; “fname_Src_Csv=44_5.1_10_rawdata.(AUDJPY).(Period-M15).(NumOfUnits-18000).(Bars-ALL-20190424_184417).20190311_081029.[SLICE-100].csv”</text:p>
                  <text:list>
                    <text:list-item>
                      <text:p text:style-name="P110">==&gt; “[libfx_7.py:2905 / 20191110_134546] (debug) stats : id-1 ==&gt; 0”</text:p>
                    </text:list-item>
                  </text:list>
                </text:list-item>
              </text:list>
            </text:list-item>
            <text:list-item>
              <text:p text:style-name="P110">TASK-2.2</text:p>
              <text:list>
                <text:list-item>
                  <text:p text:style-name="P110">#_20191110_141003:tmp</text:p>
                </text:list-item>
                <text:list-item>
                  <text:p text:style-name="P110"/>
                </text:list-item>
              </text:list>
            </text:list-item>
          </text:list>
        </text:list-item>
        <text:list-item>
          <text:p text:style-name="P190"><text:span text:style-name="T8">#_ </text:span><text:span text:style-name="T4">TASK-3 : gen → raw data</text:span></text:p>
          <text:list>
            <text:list-item>
              <text:p text:style-name="P110">T-3.1 : M5</text:p>
              <text:list>
                <text:list-item>
                  <text:p text:style-name="P110">A/M</text:p>
                  <text:list>
                    <text:list-item>
                      <text:p text:style-name="P190"><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10">E/J, M5</text:p>
                </text:list-item>
                <text:list-item>
                  <text:p text:style-name="P110">U/J, M5</text:p>
                </text:list-item>
              </text:list>
            </text:list-item>
          </text:list>
        </text:list-item>
        <text:list-item>
          <text:p text:style-name="P110">TASK-4 : coding</text:p>
          <text:list>
            <text:list-item>
              <text:p text:style-name="P110">T-4.1 : new FUNC : output_Log(...)</text:p>
              <text:list>
                <text:list-item>
                  <text:p text:style-name="P110">signature</text:p>
                </text:list-item>
                <text:list-item>
                  <text:p text:style-name="P110">labels</text:p>
                  <text:list>
                    <text:list-item>
                      <text:p text:style-name="P190">#_20191110_142858:caller</text:p>
                    </text:list-item>
                    <text:list-item>
                      <text:p text:style-name="P190">#_20191110_142904:head</text:p>
                    </text:list-item>
                    <text:list-item>
                      <text:p text:style-name="P190">#_20191110_142909:wl:in-func</text:p>
                    </text:list-item>
                  </text:list>
                </text:list-item>
                <text:list-item>
                  <text:p text:style-name="P110">caller</text:p>
                </text:list-item>
                <text:list-item>
                  <text:p text:style-name="P110">TEST ==&gt; OK</text:p>
                </text:list-item>
              </text:list>
            </text:list-item>
          </text:list>
        </text:list-item>
      </text:list>
      <text:p text:style-name="P8"/>
      <text:p text:style-name="P8">[next]</text:p>
      <text:list xml:id="list6177184637443812480" text:style-name="L79">
        <text:list-item>
          <text:p text:style-name="P111">TASK : coding : “j2”</text:p>
          <text:list>
            <text:list-item>
              <text:p text:style-name="P111">#_20191110_143844:next</text:p>
            </text:list-item>
            <text:list-item>
              <text:p text:style-name="P111">==&gt; see : 44#8.43_7</text:p>
            </text:list-item>
          </text:list>
        </text:list-item>
      </text:list>
      <text:p text:style-name="P8">[further]</text:p>
      <text:list xml:id="list5634958276519287987" text:style-name="L80">
        <text:list-item>
          <text:p text:style-name="P112"/>
        </text:list-item>
      </text:list>
      <text:p text:style-name="P2"><text:line-break/><text:span text:style-name="T12">[/ 20191110_143913]</text:span></text:p>
      <text:p text:style-name="P2"/>
      <text:p text:style-name="P12"/>
      <text:p text:style-name="P8">---------------------------------------------------------------------------</text:p>
      <text:p text:style-name="P16">res free# JVEMV6 44#8.4.3_10 / 44. currency / 8. prog-python / 4 tester / 3. id-X / 20191111_133034</text:p>
      <text:p text:style-name="P16"/>
      <text:p text:style-name="P8">[do] <text:span text:style-name="T9">#_ </text:span></text:p>
      <text:list xml:id="list3481282245732261497" text:style-name="L81">
        <text:list-item>
          <text:p text:style-name="P113">REVIEW</text:p>
        </text:list-item>
        <text:list-item>
          <text:p text:style-name="P113">TASK-1 : coding : “j2”</text:p>
          <text:list>
            <text:list-item>
              <text:list>
                <text:list-item>
                  <text:p text:style-name="P113"><text:soft-page-break/>#_20191110_143844:next</text:p>
                </text:list-item>
                <text:list-item>
                  <text:p text:style-name="P113">==&gt; see : 44#8.43_7</text:p>
                </text:list-item>
              </text:list>
            </text:list-item>
            <text:list-item>
              <text:p text:style-name="P113"><text:span text:style-name="T9">@#_ </text:span>SEG-1 : code cleanup</text:p>
            </text:list-item>
            <text:list-item>
              <text:p text:style-name="P113">T-1.1 </text:p>
              <text:list>
                <text:list-item>
                  <text:p text:style-name="P113">new FUNC : loop_J2_Y()</text:p>
                  <text:list>
                    <text:list-item>
                      <text:p text:style-name="P113">signature</text:p>
                    </text:list-item>
                    <text:list-item>
                      <text:p text:style-name="P113">time labels</text:p>
                      <text:list>
                        <text:list-item>
                          <text:p text:style-name="P113">#_20191111_134815:caller</text:p>
                        </text:list-item>
                        <text:list-item>
                          <text:p text:style-name="P113">#_20191111_134818:head</text:p>
                        </text:list-item>
                        <text:list-item>
                          <text:p text:style-name="P113">#_20191111_134822:wl:in-func</text:p>
                        </text:list-item>
                      </text:list>
                    </text:list-item>
                    <text:list-item>
                      <text:p text:style-name="P113">caller</text:p>
                    </text:list-item>
                    <text:list-item>
                      <text:p text:style-name="P113">~~ “j2 : Y : 1”</text:p>
                    </text:list-item>
                  </text:list>
                </text:list-item>
                <text:list-item>
                  <text:p text:style-name="P113">TEST ==&gt; OK</text:p>
                </text:list-item>
              </text:list>
            </text:list-item>
            <text:list-item>
              <text:p text:style-name="P113">T-1.2 : “j2 : Y : 2”</text:p>
              <text:list>
                <text:list-item>
                  <text:p text:style-name="P113">CODE : loop_J2_Y()</text:p>
                </text:list-item>
                <text:list-item>
                  <text:p text:style-name="P113">TEST ==&gt; OK</text:p>
                </text:list-item>
              </text:list>
            </text:list-item>
          </text:list>
        </text:list-item>
      </text:list>
      <text:p text:style-name="P8"/>
      <text:p text:style-name="P8">[next]</text:p>
      <text:list xml:id="list1332413752219014132" text:style-name="L82">
        <text:list-item>
          <text:p text:style-name="P114">TASK : “j2 : Y : 3”</text:p>
          <text:list>
            <text:list-item>
              <text:p text:style-name="P114">#_20191111_140836:next</text:p>
            </text:list-item>
          </text:list>
        </text:list-item>
      </text:list>
      <text:p text:style-name="P8">[further]</text:p>
      <text:list xml:id="list1134841402089711823" text:style-name="L83">
        <text:list-item>
          <text:p text:style-name="P115"/>
        </text:list-item>
      </text:list>
      <text:p text:style-name="P2"><text:line-break/><text:span text:style-name="T12">[/ 20191111_140853]</text:span></text:p>
      <text:p text:style-name="P2"/>
      <text:p text:style-name="P12"/>
      <text:p text:style-name="P8">---------------------------------------------------------------------------</text:p>
      <text:p text:style-name="P16">res free# JVEMV6 44#8.4.3_11 / 44. currency / 8. prog-python / 4 tester / 3. id-X / 20191112_151829</text:p>
      <text:p text:style-name="P16"><text:soft-page-break/></text:p>
      <text:p text:style-name="P8">[do] <text:span text:style-name="T9">#_ </text:span></text:p>
      <text:list xml:id="list6448952783833635917" text:style-name="L84">
        <text:list-item>
          <text:p text:style-name="P116">REVIEW</text:p>
        </text:list-item>
        <text:list-item>
          <text:p text:style-name="P116">TASK-1 : “j2 : Y : 3”</text:p>
          <text:list>
            <text:list-item>
              <text:list>
                <text:list-item>
                  <text:p text:style-name="P116">#_20191111_140836:next</text:p>
                </text:list-item>
              </text:list>
            </text:list-item>
            <text:list-item>
              <text:p text:style-name="P116">SEG-1 : Pos</text:p>
              <text:list>
                <text:list-item>
                  <text:p text:style-name="P178">内容をupdateしよう</text:p>
                  <text:list>
                    <text:list-item>
                      <text:p text:style-name="P178">rf_price</text:p>
                    </text:list-item>
                  </text:list>
                </text:list-item>
                <text:list-item>
                  <text:p text:style-name="P178">TREE</text:p>
                  <text:list>
                    <text:list-item>
                      <text:p text:style-name="P178">libfx_6.tester_T_3</text:p>
                    </text:list-item>
                    <text:list-item>
                      <text:p text:style-name="P178">/libfx_6.tester_T_2__Buy_Up__3_Prep_Trailing #_20191005_133027:caller</text:p>
                    </text:list-item>
                    <text:list-item>
                      <text:p text:style-name="P178">/libfx_6.tester_T_2__Buy_Up__Loop_2_Trailing__V3_Sell #_20191031_131139:caller</text:p>
                    </text:list-item>
                    <text:list-item>
                      <text:p text:style-name="P178">/def tester_T_2__Buy_Up__Loop_2_Trailing__V3__ForLoop_1_Sell</text:p>
                    </text:list-item>
                    <text:list-item>
                      <text:p text:style-name="P178">tester_T_2__Buy_Up__3_Prep_Trailing</text:p>
                    </text:list-item>
                    <text:list-item>
                      <text:p text:style-name="P178">tester_T_2__Buy_Up__Loop_2_Trailing__V2</text:p>
                    </text:list-item>
                  </text:list>
                </text:list-item>
                <text:list-item>
                  <text:p text:style-name="P178">CODE</text:p>
                  <text:list>
                    <text:list-item>
                      <text:p text:style-name="P178">libfx_6.tester_T_2__Buy_Up__3_Prep_Trailing</text:p>
                      <text:list>
                        <text:list-item>
                          <text:p text:style-name="P178">#_20191112_155635:tmp</text:p>
                        </text:list-item>
                      </text:list>
                    </text:list-item>
                    <text:list-item>
                      <text:p text:style-name="P178">add key-value : #_20191112_155744:tmp</text:p>
                      <text:list>
                        <text:list-item>
                          <text:p text:style-name="P178">base_idx</text:p>
                        </text:list-item>
                        <text:list-item>
                          <text:p text:style-name="P178">trail_starting_idx</text:p>
                        </text:list-item>
                      </text:list>
                    </text:list-item>
                  </text:list>
                </text:list-item>
                <text:list-item>
                  <text:p text:style-name="P178">TEST ==&gt; OK : loop → no error shown</text:p>
                </text:list-item>
              </text:list>
            </text:list-item>
            <text:list-item>
              <text:p text:style-name="P116">T-1.1</text:p>
              <text:list>
                <text:list-item>
                  <text:p text:style-name="P116"/>
                </text:list-item>
              </text:list>
            </text:list-item>
          </text:list>
        </text:list-item>
      </text:list>
      <text:p text:style-name="P8"/>
      <text:p text:style-name="P8">[next]</text:p>
      <text:list xml:id="list4520256053330974606" text:style-name="L85">
        <text:list-item>
          <text:p text:style-name="P117"><text:soft-page-break/>TASK : coding → “j2 : Y : 3” (continued)</text:p>
          <text:list>
            <text:list-item>
              <text:p text:style-name="P117">#_20191111_140836:next</text:p>
            </text:list-item>
          </text:list>
        </text:list-item>
      </text:list>
      <text:p text:style-name="P8">[further]</text:p>
      <text:list xml:id="list3915203274707464326" text:style-name="L86">
        <text:list-item>
          <text:p text:style-name="P118"/>
        </text:list-item>
      </text:list>
      <text:p text:style-name="P2"><text:line-break/><text:span text:style-name="T12">[/ 20191112_160142]</text:span></text:p>
      <text:p text:style-name="P2"/>
      <text:p text:style-name="P12"/>
      <text:p text:style-name="P16">11</text:p>
      <text:p text:style-name="P8">---------------------------------------------------------------------------</text:p>
      <text:p text:style-name="P16">res free# JVEMV6 44#8.4.3_ 12 / 44. currency / 8. prog-python / 4 tester / 3. id-X / 20191113_130542</text:p>
      <text:p text:style-name="P16"/>
      <text:p text:style-name="P8">[do] <text:span text:style-name="T9">#_ </text:span></text:p>
      <text:list xml:id="list2351040970217327364" text:style-name="L87">
        <text:list-item>
          <text:p text:style-name="P119">REVIEW</text:p>
        </text:list-item>
        <text:list-item>
          <text:p text:style-name="P119">TASK-1 : coding → “j2 : Y : 3” (continued)</text:p>
          <text:list>
            <text:list-item>
              <text:list>
                <text:list-item>
                  <text:p text:style-name="P119">#_20191111_140836:next</text:p>
                </text:list-item>
              </text:list>
            </text:list-item>
            <text:list-item>
              <text:p text:style-name="P119">T-1.1</text:p>
              <text:list>
                <text:list-item>
                  <text:p text:style-name="P119">see → libfx_6 ==&gt; how the prev func is coded?</text:p>
                </text:list-item>
                <text:list-item>
                  <text:p text:style-name="P119">SEG-1</text:p>
                  <text:list>
                    <text:list-item>
                      <text:p text:style-name="P119">new FUNC : def buildMsg_Loop_J2_Y3()</text:p>
                    </text:list-item>
                    <text:list-item>
                      <text:p text:style-name="P119">def buildMsg_Loop_J2_Y4()</text:p>
                    </text:list-item>
                  </text:list>
                </text:list-item>
                <text:list-item>
                  <text:p text:style-name="P119">CODE : ~~ “Y : 4”</text:p>
                </text:list-item>
                <text:list-item>
                  <text:p text:style-name="P119">TEST ==&gt; OK</text:p>
                </text:list-item>
              </text:list>
            </text:list-item>
          </text:list>
        </text:list-item>
      </text:list>
      <text:p text:style-name="P8"/>
      <text:p text:style-name="P8">[next]</text:p>
      <text:list xml:id="list8461516063819125809" text:style-name="L88">
        <text:list-item>
          <text:p text:style-name="P120">TASK : “j3” ~~</text:p>
          <text:list>
            <text:list-item>
              <text:p text:style-name="P120">#_20191113_140159:next</text:p>
            </text:list-item>
            <text:list-item>
              <text:p text:style-name="P120">memo : 2019-11-08<text:span text:style-name="T11">1②</text:span></text:p>
            </text:list-item>
          </text:list>
        </text:list-item>
      </text:list>
      <text:p text:style-name="P8"><text:soft-page-break/>[further]</text:p>
      <text:list xml:id="list2690390952455260188" text:style-name="L89">
        <text:list-item>
          <text:p text:style-name="P121"/>
        </text:list-item>
      </text:list>
      <text:p text:style-name="P2"><text:line-break/><text:span text:style-name="T12">[/ 20191113_140252]</text:span></text:p>
      <text:p text:style-name="P2"/>
      <text:p text:style-name="P13"/>
      <text:p text:style-name="P16">12</text:p>
      <text:p text:style-name="P8">---------------------------------------------------------------------------</text:p>
      <text:p text:style-name="P16">res free# JVEMV6 44#8.4.3_13 / 44. currency / 8. prog-python / 4 tester / 3. id-X / XXXX</text:p>
      <text:p text:style-name="P16"/>
      <text:p text:style-name="P8">[do] <text:span text:style-name="T9">#_ </text:span></text:p>
      <text:list xml:id="list30452997" text:continue-list="list30447732" text:style-name="L7">
        <text:list-item>
          <text:p text:style-name="P45">REVIEW</text:p>
        </text:list-item>
        <text:list-item>
          <text:p text:style-name="P45">TASK-1 : “j3” ~~</text:p>
          <text:list>
            <text:list-item>
              <text:list>
                <text:list-item>
                  <text:p text:style-name="P45">#_20191113_140159:next</text:p>
                </text:list-item>
                <text:list-item>
                  <text:p text:style-name="P45">memo : 2019-11-08<text:span text:style-name="T11">1②</text:span></text:p>
                </text:list-item>
              </text:list>
            </text:list-item>
            <text:list-item>
              <text:p text:style-name="P157"><text:span text:style-name="T9">#_ </text:span>SEG-1</text:p>
              <text:list>
                <text:list-item>
                  <text:p text:style-name="P157">new FUNC : _loop_J2_Y_4(Pos, e0, _index, lo_Vals)</text:p>
                </text:list-item>
                <text:list-item>
                  <text:p text:style-name="P157">CODE</text:p>
                </text:list-item>
                <text:list-item>
                  <text:p text:style-name="P157">TEST ==&gt; OK </text:p>
                </text:list-item>
              </text:list>
            </text:list-item>
            <text:list-item>
              <text:p text:style-name="P157">T-1.1 </text:p>
              <text:list>
                <text:list-item>
                  <text:p text:style-name="P157">“j3”</text:p>
                </text:list-item>
                <text:list-item>
                  <text:p text:style-name="P157">new FUNC : _loop_J3_Y(Pos, e0, _index, lo_Vals)</text:p>
                  <text:list>
                    <text:list-item>
                      <text:p text:style-name="P157">signature, …</text:p>
                    </text:list-item>
                  </text:list>
                </text:list-item>
                <text:list-item>
                  <text:p text:style-name="P157">TEST ==&gt; OK</text:p>
                </text:list-item>
              </text:list>
            </text:list-item>
          </text:list>
        </text:list-item>
      </text:list>
      <text:p text:style-name="P8"/>
      <text:p text:style-name="P8">[next]</text:p>
      <text:list xml:id="list2566605279446998165" text:style-name="L90">
        <text:list-item>
          <text:p text:style-name="P122">TASK : “j3.4”</text:p>
          <text:list>
            <text:list-item>
              <text:p text:style-name="P122">#_20191114_140937:next</text:p>
            </text:list-item>
          </text:list>
        </text:list-item>
      </text:list>
      <text:p text:style-name="P8"><text:soft-page-break/>[further]</text:p>
      <text:list xml:id="list4517698929033231094" text:style-name="L91">
        <text:list-item>
          <text:p text:style-name="P123"/>
        </text:list-item>
      </text:list>
      <text:p text:style-name="P2"><text:line-break/><text:span text:style-name="T12">[/ 20191114_141211]</text:span></text:p>
      <text:p text:style-name="P2"/>
      <text:p text:style-name="P13"/>
      <text:p text:style-name="P16">13</text:p>
      <text:p text:style-name="P8">---------------------------------------------------------------------------</text:p>
      <text:p text:style-name="P16">res free# JVEMV6 44#8.4.3_14 / 44. currency / 8. prog-python / 4 tester / 3. id-X / 20191116_141925</text:p>
      <text:p text:style-name="P16"/>
      <text:p text:style-name="P8">[do] <text:span text:style-name="T9">#_ </text:span></text:p>
      <text:list xml:id="list2902201203672263999" text:style-name="L92">
        <text:list-item>
          <text:p text:style-name="P124">REVIEW</text:p>
        </text:list-item>
        <text:list-item>
          <text:p text:style-name="P124">TASK-1 : “j3.4”</text:p>
          <text:list>
            <text:list-item>
              <text:list>
                <text:list-item>
                  <text:p text:style-name="P124">#_20191114_140937:next</text:p>
                </text:list-item>
              </text:list>
            </text:list-item>
            <text:list-item>
              <text:p text:style-name="P124">T-1.1</text:p>
              <text:list>
                <text:list-item>
                  <text:p text:style-name="P124">new FUNC : _loop_J3_4(Pos, e0, _index, lo_Vals, lo_LO_Lines)</text:p>
                  <text:list>
                    <text:list-item>
                      <text:p text:style-name="P124">#_20191116_142120:caller</text:p>
                    </text:list-item>
                    <text:list-item>
                      <text:p text:style-name="P124">#_20191116_142127:head</text:p>
                    </text:list-item>
                    <text:list-item>
                      <text:p text:style-name="P124">#_20191116_142129:wl:in-func</text:p>
                    </text:list-item>
                  </text:list>
                </text:list-item>
                <text:list-item>
                  <text:p text:style-name="P124">caller</text:p>
                </text:list-item>
                <text:list-item>
                  <text:p text:style-name="P124">TEST ==&gt; OK</text:p>
                </text:list-item>
              </text:list>
            </text:list-item>
            <text:list-item>
              <text:p text:style-name="P124">T-1.2 : report → return value</text:p>
              <text:list>
                <text:list-item>
                  <text:p text:style-name="P124">CODE</text:p>
                </text:list-item>
                <text:list-item>
                  <text:p text:style-name="P124">TEST ==&gt; OK</text:p>
                  <text:list>
                    <text:list-item>
                      <text:p text:style-name="P124">“[libfx_7.py:2995 / 20191116_144546] [libfx_7.py:2990 / 20191116_144546] </text:p>
                    </text:list-item>
                    <text:list-item>
                      <text:p text:style-name="P124">(step : B : j3.4 : post-op : 1) valOf_Identity =&gt; C5”</text:p>
                    </text:list-item>
                  </text:list>
                </text:list-item>
              </text:list>
            </text:list-item>
          </text:list>
        </text:list-item>
      </text:list>
      <text:p text:style-name="P8"/>
      <text:p text:style-name="P8"><text:soft-page-break/>[next]</text:p>
      <text:list xml:id="list8302048523879911739" text:style-name="L93">
        <text:list-item>
          <text:p text:style-name="P125">TASK-1</text:p>
          <text:list>
            <text:list-item>
              <text:p text:style-name="P125">_loop_J3_N ==&gt; return : (valOf_Identity)</text:p>
            </text:list-item>
            <text:list-item>
              <text:p text:style-name="P125">#_20191116_145444:next</text:p>
            </text:list-item>
          </text:list>
        </text:list-item>
        <text:list-item>
          <text:p text:style-name="P125">TASK-2</text:p>
          <text:list>
            <text:list-item>
              <text:p text:style-name="P125">CODE : _loop_J3_Y(Pos, e0, _index, lo_Vals, lo_LO_Lines)</text:p>
              <text:list>
                <text:list-item>
                  <text:p text:style-name="P125">==&gt; return : (valOf_Identity)</text:p>
                </text:list-item>
                <text:list-item>
                  <text:p text:style-name="P125">#_20191114_135941:caller</text:p>
                </text:list-item>
              </text:list>
            </text:list-item>
          </text:list>
        </text:list-item>
      </text:list>
      <text:p text:style-name="P8">[further]</text:p>
      <text:list xml:id="list3459229693763644545" text:style-name="L94">
        <text:list-item>
          <text:p text:style-name="P126"/>
        </text:list-item>
      </text:list>
      <text:p text:style-name="P2"><text:line-break/><text:span text:style-name="T12">[/ 20191116_144933]</text:span></text:p>
      <text:p text:style-name="P2"/>
      <text:p text:style-name="P13"/>
      <text:p text:style-name="P16">14</text:p>
      <text:p text:style-name="P8">---------------------------------------------------------------------------</text:p>
      <text:p text:style-name="P16">res free# JVEMV6 44#8.4.3_15 / 44. currency / 8. prog-python / 4 tester / 3. id-X / 20191117_130323</text:p>
      <text:p text:style-name="P16"/>
      <text:p text:style-name="P8">[do] <text:span text:style-name="T9">#_ </text:span></text:p>
      <text:list xml:id="list5520127252207512757" text:style-name="L95">
        <text:list-item>
          <text:p text:style-name="P127">REVIEW</text:p>
        </text:list-item>
        <text:list-item>
          <text:p text:style-name="P127">SEG-1 : “j3.01”</text:p>
          <text:list>
            <text:list-item>
              <text:p text:style-name="P127">S-1.1 : new FUNC “_loop_J3(Pos, e0, _index, lo_Vals, lo_LO_Lines)”</text:p>
              <text:list>
                <text:list-item>
                  <text:p text:style-name="P127">#_20191117_130520:tmp</text:p>
                </text:list-item>
                <text:list-item>
                  <text:p text:style-name="P127">labels</text:p>
                  <text:list>
                    <text:list-item>
                      <text:p text:style-name="P127">#_20191117_130614:caller</text:p>
                    </text:list-item>
                    <text:list-item>
                      <text:p text:style-name="P127">#_20191117_130618:head</text:p>
                    </text:list-item>
                    <text:list-item>
                      <text:p text:style-name="P127">#_20191117_130622:wl:in-func</text:p>
                    </text:list-item>
                  </text:list>
                </text:list-item>
                <text:list-item>
                  <text:p text:style-name="P127"><text:soft-page-break/>caller</text:p>
                </text:list-item>
              </text:list>
            </text:list-item>
            <text:list-item>
              <text:p text:style-name="P127">S-1.2 : new FUNC : _loop_J3_01(Pos, e0, _index, lo_Vals, lo_LO_Lines)</text:p>
              <text:list>
                <text:list-item>
                  <text:p text:style-name="P127">#_20191117_131246:tmp</text:p>
                </text:list-item>
              </text:list>
            </text:list-item>
          </text:list>
        </text:list-item>
        <text:list-item>
          <text:p text:style-name="P127">SEG-2 : “j3.02”</text:p>
          <text:list>
            <text:list-item>
              <text:p text:style-name="P127">S-2.1</text:p>
              <text:list>
                <text:list-item>
                  <text:p text:style-name="P127">CODE</text:p>
                </text:list-item>
                <text:list-item>
                  <text:p text:style-name="P127">TEST ==&gt; </text:p>
                </text:list-item>
              </text:list>
            </text:list-item>
          </text:list>
        </text:list-item>
        <text:list-item>
          <text:p text:style-name="P127">TASK-1 : _loop_J3_N ==&gt; return : (valOf_Identity)</text:p>
          <text:list>
            <text:list-item>
              <text:p text:style-name="P127">#_20191116_145444:next</text:p>
            </text:list-item>
          </text:list>
        </text:list-item>
        <text:list-item>
          <text:p text:style-name="P127">TASK-2</text:p>
          <text:list>
            <text:list-item>
              <text:p text:style-name="P127">CODE : _loop_J3_Y(Pos, e0, _index, lo_Vals, lo_LO_Lines)</text:p>
              <text:list>
                <text:list-item>
                  <text:p text:style-name="P127">==&gt; return : (valOf_Identity)</text:p>
                </text:list-item>
              </text:list>
            </text:list-item>
          </text:list>
        </text:list-item>
        <text:list-item>
          <text:p text:style-name="P127">#_20191114_135941:caller</text:p>
          <text:list>
            <text:list-item>
              <text:p text:style-name="P127">T-1.1</text:p>
            </text:list-item>
          </text:list>
        </text:list-item>
      </text:list>
      <text:p text:style-name="P8"/>
      <text:p text:style-name="P8">[next]</text:p>
      <text:list xml:id="list4241434231499773431" text:style-name="L96">
        <text:list-item>
          <text:p text:style-name="P128"><office:annotation office:name="__Annotation__8740_1065141405"><dc:creator>iwabuchi ken</dc:creator><dc:date>2019-11-18T12:07:38.65</dc:date><text:p text:style-name="P204"><text:span text:style-name="T21">add</text:span></text:p></office:annotation>TASK-0</text:p>
          <text:list>
            <text:list-item>
              <text:p text:style-name="P128">coding → “j5” ~~</text:p>
              <text:list>
                <text:list-item>
                  <text:p text:style-name="P128">see ==&gt; memo : 201<text:span text:style-name="T11">9-11-17</text:span><office:annotation-end office:name="__Annotation__8740_1065141405"/></text:p>
                </text:list-item>
              </text:list>
            </text:list-item>
          </text:list>
        </text:list-item>
        <text:list-item>
          <text:p text:style-name="P128">TASK-1</text:p>
          <text:list>
            <text:list-item>
              <text:p text:style-name="P128">new FUNC : “_loop_J4(Pos, e0, _index, lo_Vals, lo_LO_Lines)”</text:p>
              <text:list>
                <text:list-item>
                  <text:p text:style-name="P128">#_20191117_133730:next</text:p>
                </text:list-item>
                <text:list-item>
                  <text:p text:style-name="P128">memo : 201<text:span text:style-name="T11">9-11-08②</text:span></text:p>
                </text:list-item>
              </text:list>
            </text:list-item>
          </text:list>
        </text:list-item>
        <text:list-item>
          <text:p text:style-name="P128">TASK-X : _loop_J3_N ==&gt; return : (valOf_Identity)</text:p>
          <text:list>
            <text:list-item>
              <text:p text:style-name="P128">#_20191116_145444:next</text:p>
            </text:list-item>
          </text:list>
        </text:list-item>
        <text:list-item>
          <text:p text:style-name="P128">TASK-X</text:p>
          <text:list>
            <text:list-item>
              <text:p text:style-name="P128">CODE : _loop_J3_Y(Pos, e0, _index, lo_Vals, lo_LO_Lines)</text:p>
              <text:list>
                <text:list-item>
                  <text:p text:style-name="P128">==&gt; return : (valOf_Identity)</text:p>
                </text:list-item>
                <text:list-item>
                  <text:p text:style-name="P128">#_20191114_135941:caller</text:p>
                </text:list-item>
              </text:list>
            </text:list-item>
          </text:list>
        </text:list-item>
      </text:list>
      <text:p text:style-name="P9"><text:soft-page-break/></text:p>
      <text:p text:style-name="P8">[further]</text:p>
      <text:list xml:id="list3778599740162979455" text:style-name="L97">
        <text:list-item>
          <text:p text:style-name="P129"/>
        </text:list-item>
      </text:list>
      <text:p text:style-name="P2"><text:line-break/><text:span text:style-name="T12">[/ XXX]</text:span></text:p>
      <text:p text:style-name="P2"/>
      <text:p text:style-name="P13"/>
      <text:p text:style-name="P16">15</text:p>
      <text:p text:style-name="P8">---------------------------------------------------------------------------</text:p>
      <text:p text:style-name="P16">res free# JVEMV6 44#8.4.3_16 / 44. currency / 8. prog-python / 4 tester / 3. id-X / 20191118_141010</text:p>
      <text:p text:style-name="P16"/>
      <text:p text:style-name="P8">[do] <text:span text:style-name="T9">#_ </text:span></text:p>
      <text:list xml:id="list443229618821315256" text:style-name="L98">
        <text:list-item>
          <text:p text:style-name="P130">REVIEW</text:p>
        </text:list-item>
        <text:list-item>
          <text:p text:style-name="P130">TASK-1 : coding → “j5” ~~</text:p>
          <text:list>
            <text:list-item>
              <text:list>
                <text:list-item>
                  <text:p text:style-name="P130">see ==&gt; memo : 201<text:span text:style-name="T11">9-11-17</text:span></text:p>
                </text:list-item>
              </text:list>
            </text:list-item>
            <text:list-item>
              <text:p text:style-name="P179">T-1.1</text:p>
              <text:list>
                <text:list-item>
                  <text:list>
                    <text:list-item>
                      <text:p text:style-name="P179">#_20191118_141154:tmp</text:p>
                    </text:list-item>
                    <text:list-item>
                      <text:p text:style-name="P179">def loop_J2_Y</text:p>
                    </text:list-item>
                  </text:list>
                </text:list-item>
                <text:list-item>
                  <text:p text:style-name="P179">new FUNC : _loop_J5(Pos, e0, _index, lo_Vals)</text:p>
                  <text:list>
                    <text:list-item>
                      <text:p text:style-name="P179">sig</text:p>
                    </text:list-item>
                    <text:list-item>
                      <text:p text:style-name="P179">labels</text:p>
                      <text:list>
                        <text:list-item>
                          <text:p text:style-name="P179">#_20191118_142204:caller</text:p>
                        </text:list-item>
                        <text:list-item>
                          <text:p text:style-name="P179">#_20191118_142206:head</text:p>
                        </text:list-item>
                        <text:list-item>
                          <text:p text:style-name="P179">#_20191118_142211:wl:in-func</text:p>
                        </text:list-item>
                      </text:list>
                    </text:list-item>
                    <text:list-item>
                      <text:p text:style-name="P179">caller</text:p>
                    </text:list-item>
                  </text:list>
                </text:list-item>
                <text:list-item>
                  <text:p text:style-name="P179">TEST ==&gt; OK</text:p>
                </text:list-item>
              </text:list>
            </text:list-item>
            <text:list-item>
              <text:p text:style-name="P179">T-1.2 : “j5 : Y : 1”</text:p>
              <text:list>
                <text:list-item>
                  <text:p text:style-name="P179">“j5 : Y : 1”, “j5 : N : 1”</text:p>
                </text:list-item>
                <text:list-item>
                  <text:p text:style-name="P179"><text:soft-page-break/>TEST ==&gt; OK</text:p>
                </text:list-item>
              </text:list>
            </text:list-item>
            <text:list-item>
              <text:p text:style-name="P179">T-1.3 : “j5” → return vals</text:p>
              <text:list>
                <text:list-item>
                  <text:p text:style-name="P179">CODE</text:p>
                </text:list-item>
                <text:list-item>
                  <text:p text:style-name="P179">TEST ==&gt; OK</text:p>
                </text:list-item>
              </text:list>
            </text:list-item>
          </text:list>
        </text:list-item>
      </text:list>
      <text:p text:style-name="P8">[next]</text:p>
      <text:list xml:id="list5722758941325577307" text:style-name="L99">
        <text:list-item>
          <text:p text:style-name="P131">TASK : “j2 : Y”</text:p>
          <text:list>
            <text:list-item>
              <text:list>
                <text:list-item>
                  <text:p text:style-name="P131">remove “BREAKING” lines</text:p>
                </text:list-item>
                <text:list-item>
                  <text:p text:style-name="P131">“j1 : Y” → start flowcharting</text:p>
                </text:list-item>
                <text:list-item>
                  <text:p text:style-name="P131">#_20191118_145250:next</text:p>
                </text:list-item>
              </text:list>
            </text:list-item>
          </text:list>
        </text:list-item>
      </text:list>
      <text:p text:style-name="P8">[further]</text:p>
      <text:list xml:id="list6229934788621359344" text:style-name="L100">
        <text:list-item>
          <text:p text:style-name="P132"/>
        </text:list-item>
      </text:list>
      <text:p text:style-name="P2"><text:line-break/><text:span text:style-name="T12">[/ 20191118_145602]</text:span></text:p>
      <text:p text:style-name="P2"/>
      <text:p text:style-name="P13"/>
      <text:p text:style-name="P16">16</text:p>
      <text:p text:style-name="P8">---------------------------------------------------------------------------</text:p>
      <text:p text:style-name="P16">res free# JVEMV6 44#8.4.3_17 / 44. currency / 8. prog-python / 4 tester / 3. id-X / 20191119_125721</text:p>
      <text:p text:style-name="P16"/>
      <text:p text:style-name="P8">[do] <text:span text:style-name="T9">#_ </text:span></text:p>
      <text:list xml:id="list6298066902574661824" text:style-name="L101">
        <text:list-item>
          <text:p text:style-name="P133">REVIEW</text:p>
        </text:list-item>
        <text:list-item>
          <text:p text:style-name="P133">TASK-1 : “j2 : Y”</text:p>
          <text:list>
            <text:list-item>
              <text:list>
                <text:list-item>
                  <text:list>
                    <text:list-item>
                      <text:p text:style-name="P133">remove “BREAKING” lines</text:p>
                    </text:list-item>
                    <text:list-item>
                      <text:p text:style-name="P133">“j1 : Y” → start flowcharting</text:p>
                    </text:list-item>
                    <text:list-item>
                      <text:p text:style-name="P133">#_20191118_145250:next</text:p>
                    </text:list-item>
                  </text:list>
                </text:list-item>
              </text:list>
            </text:list-item>
            <text:list-item>
              <text:p text:style-name="P133">T-1.1</text:p>
              <text:list>
                <text:list-item>
                  <text:p text:style-name="P133">CODE : comment out</text:p>
                </text:list-item>
                <text:list-item>
                  <text:p text:style-name="P133">TEST ==&gt; OK</text:p>
                </text:list-item>
              </text:list>
            </text:list-item>
            <text:list-item>
              <text:p text:style-name="P133"><text:soft-page-break/>T-1.2 : TRACE</text:p>
              <text:list>
                <text:list-item>
                  <text:p text:style-name="P133">def _loop_J3_N(Pos, e0, _index, lo_Vals, lo_LO_Lines)</text:p>
                </text:list-item>
                <text:list-item>
                  <text:p text:style-name="P133">&lt;== def _loop_J3(Pos, e0, _index, lo_Vals, lo_LO_Lines)</text:p>
                </text:list-item>
                <text:list-item>
                  <text:p text:style-name="P133">&lt;== def loop_J2_Y</text:p>
                </text:list-item>
                <text:list-item>
                  <text:p text:style-name="P133">&lt;== tester_T_2__Buy_Up__Loop_2_Trailing__V3__ForLoop_1_Sell</text:p>
                </text:list-item>
              </text:list>
            </text:list-item>
            <text:list-item>
              <text:p text:style-name="P133">T-1.3 : func “loop_J2_Y” → return val ==&gt; type of bar</text:p>
              <text:list>
                <text:list-item>
                  <text:p text:style-name="P133">CODE : #_20191119_131013:tmp</text:p>
                  <text:list>
                    <text:list-item>
                      <text:p text:style-name="P133">_loop_J3 ==&gt; add return lines</text:p>
                    </text:list-item>
                    <text:list-item>
                      <text:p text:style-name="P133">#_20191119_131433:tmp</text:p>
                    </text:list-item>
                  </text:list>
                </text:list-item>
                <text:list-item>
                  <text:p text:style-name="P133">==&gt; OK</text:p>
                </text:list-item>
              </text:list>
            </text:list-item>
          </text:list>
        </text:list-item>
        <text:list-item>
          <text:p text:style-name="P133">TASK-2 : post identifying</text:p>
          <text:list>
            <text:list-item>
              <text:p text:style-name="P133">T-2.1 : new FUNC : update_Pos_After_Identifying(Pos, e0, _index, lo_Vals, lo_LO_Lines)</text:p>
              <text:list>
                <text:list-item>
                  <text:list>
                    <text:list-item>
                      <text:p text:style-name="P133">==&gt; see memo : 201<text:span text:style-name="T11">9-11-07, 2019-11-19</text:span></text:p>
                    </text:list-item>
                  </text:list>
                </text:list-item>
                <text:list-item>
                  <text:p text:style-name="P133">CODE</text:p>
                  <text:list>
                    <text:list-item>
                      <text:p text:style-name="P133">sig</text:p>
                    </text:list-item>
                    <text:list-item>
                      <text:p text:style-name="P133">labels</text:p>
                      <text:list>
                        <text:list-item>
                          <text:p text:style-name="P133">#_20191119_133203:caller</text:p>
                        </text:list-item>
                        <text:list-item>
                          <text:p text:style-name="P133">#_20191119_133207:head</text:p>
                        </text:list-item>
                        <text:list-item>
                          <text:p text:style-name="P133">#_20191119_133210:wl:in-func</text:p>
                        </text:list-item>
                      </text:list>
                    </text:list-item>
                    <text:list-item>
                      <text:p text:style-name="P133">caller</text:p>
                    </text:list-item>
                  </text:list>
                </text:list-item>
              </text:list>
            </text:list-item>
            <text:list-item>
              <text:p text:style-name="P133">T-2.1 : ~~ “step : C : 2.1”</text:p>
              <text:list>
                <text:list-item>
                  <text:p text:style-name="P133">CODE</text:p>
                </text:list-item>
                <text:list-item>
                  <text:p text:style-name="P133">TEST ==&gt; </text:p>
                </text:list-item>
              </text:list>
            </text:list-item>
          </text:list>
        </text:list-item>
      </text:list>
      <text:p text:style-name="P8"/>
      <text:p text:style-name="P8">[next]</text:p>
      <text:list xml:id="list353256757400802863" text:style-name="L102">
        <text:list-item>
          <text:p text:style-name="P134">TASK : “step : C : 2.2” ~~</text:p>
          <text:list>
            <text:list-item>
              <text:p text:style-name="P134">#_20191119_134137:next</text:p>
            </text:list-item>
          </text:list>
        </text:list-item>
      </text:list>
      <text:p text:style-name="P8">[further]</text:p>
      <text:list xml:id="list8786531876998946589" text:style-name="L103">
        <text:list-item>
          <text:p text:style-name="P135"><text:soft-page-break/></text:p>
        </text:list-item>
      </text:list>
      <text:p text:style-name="P2"><text:line-break/><text:span text:style-name="T12">[/ 20191119_134850]</text:span></text:p>
      <text:p text:style-name="P2"/>
      <text:p text:style-name="P13"/>
      <text:p text:style-name="P16">17</text:p>
      <text:p text:style-name="P8">---------------------------------------------------------------------------</text:p>
      <text:p text:style-name="P16">res free# JVEMV6 44#8.4.3_18 / 44. currency / 8. prog-python / 4 tester / 3. id-X / 20191120_115455</text:p>
      <text:p text:style-name="P16"/>
      <text:p text:style-name="P8">[do] <text:span text:style-name="T9">#_ </text:span></text:p>
      <text:list xml:id="list9145103366993136274" text:style-name="L104">
        <text:list-item>
          <text:p text:style-name="P136">REVIEW</text:p>
        </text:list-item>
        <text:list-item>
          <text:p text:style-name="P136">TASK-1 : “step : C : 2.2” ~~</text:p>
          <text:list>
            <text:list-item>
              <text:list>
                <text:list-item>
                  <text:p text:style-name="P136">#_20191119_134137:next</text:p>
                </text:list-item>
              </text:list>
            </text:list-item>
            <text:list-item>
              <text:p text:style-name="P136">T-1.1</text:p>
              <text:list>
                <text:list-item>
                  <text:p text:style-name="P136">#_20191119_133203:caller</text:p>
                </text:list-item>
                <text:list-item>
                  <text:p text:style-name="P136">~~ “step : C : 2.2 : 1”</text:p>
                </text:list-item>
                <text:list-item>
                  <text:p text:style-name="P136">TEST ==&gt; OK</text:p>
                </text:list-item>
              </text:list>
            </text:list-item>
            <text:list-item>
              <text:p text:style-name="P136">T-1.2 : new FUNC : “update_Pos_After_Identifying_C5(Pos, e0, _index, lo_Vals, lo_LO_Lines)”</text:p>
              <text:list>
                <text:list-item>
                  <text:p text:style-name="P136">TEST ==&gt; OK</text:p>
                </text:list-item>
              </text:list>
            </text:list-item>
          </text:list>
        </text:list-item>
      </text:list>
      <text:p text:style-name="P8">[next]</text:p>
      <text:list xml:id="list4520410359342435314" text:style-name="L105">
        <text:list-item>
          <text:p text:style-name="P137">TASK</text:p>
          <text:list>
            <text:list-item>
              <text:p text:style-name="P137">#_20191120_122218:next</text:p>
            </text:list-item>
            <text:list-item>
              <text:p text:style-name="P137">“j1 : Y : 1” ---&gt; beyond</text:p>
            </text:list-item>
          </text:list>
        </text:list-item>
      </text:list>
      <text:p text:style-name="P8">[further]</text:p>
      <text:list xml:id="list2679321478166140826" text:style-name="L106">
        <text:list-item>
          <text:p text:style-name="P138"/>
        </text:list-item>
      </text:list>
      <text:p text:style-name="P2"><text:line-break/><text:span text:style-name="T12">[/ XXX]</text:span></text:p>
      <text:p text:style-name="P2"><text:soft-page-break/></text:p>
      <text:p text:style-name="P13"/>
      <text:p text:style-name="P16">18</text:p>
      <text:p text:style-name="P8">---------------------------------------------------------------------------</text:p>
      <text:p text:style-name="P16">res free# JVEMV6 44#8.4.3_19 / 44. currency / 8. prog-python / 4 tester / 3. id-X / 20191121_141249</text:p>
      <text:p text:style-name="P16"/>
      <text:p text:style-name="P14"><text:span text:style-name="T4">[do] </text:span><text:span text:style-name="T8">#_ </text:span></text:p>
      <text:list xml:id="list6835350651155643167" text:style-name="L107">
        <text:list-item>
          <text:p text:style-name="P139">REVIEW</text:p>
        </text:list-item>
        <text:list-item>
          <text:p text:style-name="P139">TASK-1 : #_20191120_122218:next</text:p>
          <text:list>
            <text:list-item>
              <text:list>
                <text:list-item>
                  <text:p text:style-name="P139">“j1 : Y : 1” ---&gt; beyond</text:p>
                </text:list-item>
              </text:list>
            </text:list-item>
            <text:list-item>
              <text:p text:style-name="P139">T-1.1</text:p>
              <text:list>
                <text:list-item>
                  <text:p text:style-name="P139">where is “j5” used ?</text:p>
                  <text:list>
                    <text:list-item>
                      <text:p text:style-name="P139">==&gt; tester_T_2__Buy_Up__Loop_2_Trailing__V3__ForLoop_1_Sell</text:p>
                    </text:list-item>
                  </text:list>
                </text:list-item>
                <text:list-item>
                  <text:p text:style-name="P139">Pos → vals ==&gt; log</text:p>
                </text:list-item>
                <text:list-item>
                  <text:p text:style-name="P139">==&gt; OK</text:p>
                </text:list-item>
              </text:list>
            </text:list-item>
            <text:list-item>
              <text:p text:style-name="P139">T-1.2 : “j5-2”</text:p>
              <text:list>
                <text:list-item>
                  <text:p text:style-name="P139">CODE : </text:p>
                  <text:list>
                    <text:list-item>
                      <text:p text:style-name="P139">#_20191121_143018:ref</text:p>
                    </text:list-item>
                    <text:list-item>
                      <text:p text:style-name="P139">C/P to → #_20191120_122218:next</text:p>
                      <text:list>
                        <text:list-item>
                          <text:p text:style-name="P139"><text:span text:style-name="T9">#_ </text:span>~~ “j5 : Y : 2”</text:p>
                        </text:list-item>
                        <text:list-item>
                          <text:p text:style-name="P139"><text:span text:style-name="T9">#_ </text:span>~~ “j5 : N : 2”</text:p>
                        </text:list-item>
                      </text:list>
                    </text:list-item>
                  </text:list>
                </text:list-item>
                <text:list-item>
                  <text:p text:style-name="P139">TEST ==&gt; PROBLEM</text:p>
                  <text:list>
                    <text:list-item>
                      <text:p text:style-name="P139">DEBUG</text:p>
                      <text:list>
                        <text:list-item>
                          <text:p text:style-name="P139">step : B : j1</text:p>
                          <text:list>
                            <text:list-item>
                              <text:p text:style-name="P139">if : #_20191121_143904:tmp</text:p>
                            </text:list-item>
                            <text:list-item>
                              <text:p text:style-name="P139">else : #_20191121_143955:tmp</text:p>
                              <text:list>
                                <text:list-item>
                                  <text:p text:style-name="P139"><text:soft-page-break/>==&gt; loop_J2_Y</text:p>
                                </text:list-item>
                                <text:list-item>
                                  <text:p text:style-name="P139">==&gt; def _loop_J5(Pos, e0, _index, lo_Vals, lo_LO_Lines)</text:p>
                                  <text:list>
                                    <text:list-item>
                                      <text:p text:style-name="P139">#_20191111_134815:caller</text:p>
                                    </text:list-item>
                                  </text:list>
                                </text:list-item>
                              </text:list>
                            </text:list-item>
                          </text:list>
                        </text:list-item>
                      </text:list>
                    </text:list-item>
                    <text:list-item>
                      <text:p text:style-name="P139">TRY : C/P → #_20191111_134815:caller</text:p>
                      <text:list>
                        <text:list-item>
                          <text:p text:style-name="P139">ERROR :</text:p>
                          <text:list>
                            <text:list-item>
                              <text:p text:style-name="P139">“ <text:s/>File "C:\WORKS_2\WS\WS_Others.prog\prog\D-7\2_2\VIRTUAL\Admin_Project</text:p>
                            </text:list-item>
                            <text:list-item>
                              <text:p text:style-name="P139">e 4174, in tester_T_2__Buy_Up__Loop_2_Trailing__V3__ForLoop_1_Sell</text:p>
                            </text:list-item>
                            <text:list-item>
                              <text:p text:style-name="P139"><text:s text:c="4"/>valOf_Ret = _loop_J5(Pos, e0, _index, lo_Vals, lo_LO_Lines)</text:p>
                            </text:list-item>
                            <text:list-item>
                              <text:p text:style-name="P139">NameError: name '_index' is not defined”</text:p>
                            </text:list-item>
                          </text:list>
                        </text:list-item>
                        <text:list-item>
                          <text:p text:style-name="P139">FIX : ==&gt; OK</text:p>
                          <text:list>
                            <text:list-item>
                              <text:p text:style-name="P139">“[libfx_7.py:4192 / 20191121_145120] (step : B : j5-2) _loop_J5 : vals ==&gt; returned</text:p>
                            </text:list-item>
                            <text:list-item>
                              <text:p text:style-name="P139">judge_J5<text:tab/>False</text:p>
                            </text:list-item>
                            <text:list-item>
                              <text:p text:style-name="P139">strOf_Bar_Type_Name<text:tab/>UNKNOWN”</text:p>
                            </text:list-item>
                          </text:list>
                        </text:list-item>
                      </text:list>
                    </text:list-item>
                  </text:list>
                </text:list-item>
              </text:list>
            </text:list-item>
          </text:list>
        </text:list-item>
      </text:list>
      <text:p text:style-name="P8"/>
      <text:p text:style-name="P8">[next]</text:p>
      <text:list xml:id="list4180742679325820400" text:style-name="L108">
        <text:list-item>
          <text:p text:style-name="P140">TASK</text:p>
          <text:list>
            <text:list-item>
              <text:p text:style-name="P140">“strOf_Bar_Type_Name<text:tab/>UNKNOWN” ==&gt; coding</text:p>
              <text:list>
                <text:list-item>
                  <text:p text:style-name="P140">#_20191121_145626:ref</text:p>
                </text:list-item>
                <text:list-item>
                  <text:p text:style-name="P140">#_20191121_145803:next</text:p>
                </text:list-item>
              </text:list>
            </text:list-item>
          </text:list>
        </text:list-item>
      </text:list>
      <text:p text:style-name="P8">[further]</text:p>
      <text:list xml:id="list6851427533265534718" text:style-name="L109">
        <text:list-item>
          <text:p text:style-name="P141"/>
        </text:list-item>
      </text:list>
      <text:p text:style-name="P2"><text:line-break/><text:span text:style-name="T12">[/ XXX]</text:span></text:p>
      <text:p text:style-name="P2"/>
      <text:p text:style-name="P13"><text:soft-page-break/></text:p>
      <text:p text:style-name="P16">19</text:p>
      <text:p text:style-name="P8">---------------------------------------------------------------------------</text:p>
      <text:p text:style-name="P16">res free# JVEMV6 44#8.4.3_20 / 44. currency / 8. prog-python / 4 tester / 3. id-X / 20191123_224644</text:p>
      <text:p text:style-name="P16"/>
      <text:p text:style-name="P8">[do] <text:span text:style-name="T9">#_ </text:span></text:p>
      <text:list xml:id="list5907742196312706912" text:style-name="L110">
        <text:list-item>
          <text:p text:style-name="P142">REVIEW</text:p>
        </text:list-item>
        <text:list-item>
          <text:p text:style-name="P142">TASK-1 : “strOf_Bar_Type_Name<text:tab/>UNKNOWN” ==&gt; coding</text:p>
          <text:list>
            <text:list-item>
              <text:list>
                <text:list-item>
                  <text:p text:style-name="P142">#_20191121_145626:ref</text:p>
                </text:list-item>
                <text:list-item>
                  <text:p text:style-name="P142">#_20191121_145803:next</text:p>
                </text:list-item>
              </text:list>
            </text:list-item>
            <text:list-item>
              <text:p text:style-name="P142">T-1.1</text:p>
              <text:list>
                <text:list-item>
                  <text:p text:style-name="P142">C/P : “step : B : j5 : post : 1” ~~ “step : C : 1”</text:p>
                </text:list-item>
                <text:list-item>
                  <text:p text:style-name="P142">TEST ==&gt; OK</text:p>
                </text:list-item>
              </text:list>
            </text:list-item>
          </text:list>
        </text:list-item>
        <text:list-item>
          <text:p text:style-name="P142">TASK-2 : </text:p>
          <text:list>
            <text:list-item>
              <text:list>
                <text:list-item>
                  <text:p text:style-name="P142">#_20191123_230423:ref</text:p>
                </text:list-item>
                <text:list-item>
                  <text:p text:style-name="P142">“step : C : 2”</text:p>
                </text:list-item>
                <text:list-item>
                  <text:p text:style-name="P142">#_20191123_230735:tmp</text:p>
                </text:list-item>
              </text:list>
            </text:list-item>
            <text:list-item>
              <text:p text:style-name="P142">TEST ==&gt; ISSUE</text:p>
              <text:list>
                <text:list-item>
                  <text:p text:style-name="P142">“rf_pr” ===&gt; update if only the lowest</text:p>
                </text:list-item>
                <text:list-item>
                  <text:p text:style-name="P142">#_20191123_231151:modify</text:p>
                </text:list-item>
                <text:list-item>
                  <text:p text:style-name="P142">TEST ==&gt; ???</text:p>
                  <text:list>
                    <text:list-item>
                      <text:p text:style-name="P142">TRACE</text:p>
                      <text:list>
                        <text:list-item>
                          <text:p text:style-name="P142">loop_J2_Y</text:p>
                        </text:list-item>
                        <text:list-item>
                          <text:p text:style-name="P142">==&gt; _loop_J2_Y_4(Pos, e0, _index, lo_Vals)</text:p>
                        </text:list-item>
                        <text:list-item>
                          <text:p text:style-name="P142">buildMsg_Loop_J2_Y4</text:p>
                        </text:list-item>
                      </text:list>
                    </text:list-item>
                    <text:list-item>
                      <text:p text:style-name="P142">DEBUG</text:p>
                      <text:list>
                        <text:list-item>
                          <text:p text:style-name="P142">==&gt; “Pos["rf_idx"]<text:tab/>-1<text:tab/>Pos["rf_pr"]<text:tab/>0.000<text:tab/>”</text:p>
                          <text:list>
                            <text:list-item>
                              <text:p text:style-name="P142">[libfx_7.py:3675 / 20191123_232424] (step : B : j2 : Y : 4)</text:p>
                            </text:list-item>
                          </text:list>
                        </text:list-item>
                        <text:list-item>
                          <text:p text:style-name="P142">FOUND : “Pos["ref_idx"] = _index</text:p>
                        </text:list-item>
                        <text:list-item>
                          <text:p text:style-name="P142"><text:soft-page-break/><text:s text:c="4"/>Pos["ref_pr"] = e0.price_Open”</text:p>
                        </text:list-item>
                        <text:list-item>
                          <text:p text:style-name="P142">FIX ==&gt; “ref” → “rf”</text:p>
                        </text:list-item>
                      </text:list>
                    </text:list-item>
                    <text:list-item>
                      <text:p text:style-name="P142">TEST ==&gt; OK</text:p>
                    </text:list-item>
                  </text:list>
                </text:list-item>
              </text:list>
            </text:list-item>
          </text:list>
        </text:list-item>
      </text:list>
      <text:p text:style-name="P8"/>
      <text:p text:style-name="P8">[next]</text:p>
      <text:list xml:id="list8427747592068884817" text:style-name="L111">
        <text:list-item>
          <text:p text:style-name="P143">TASK : </text:p>
          <text:list>
            <text:list-item>
              <text:p text:style-name="P143">“[libfx_7.py:4341 / 20191123_233257] BREAKING LOOP.....”</text:p>
              <text:list>
                <text:list-item>
                  <text:p text:style-name="P143">==&gt; remove these lines</text:p>
                </text:list-item>
                <text:list-item>
                  <text:p text:style-name="P143">instead, add stopper</text:p>
                </text:list-item>
                <text:list-item>
                  <text:p text:style-name="P143">#_20191123_233608:next</text:p>
                </text:list-item>
                <text:list-item>
                  <text:p text:style-name="P143">#_20191123_233710:tmp</text:p>
                </text:list-item>
              </text:list>
            </text:list-item>
          </text:list>
        </text:list-item>
      </text:list>
      <text:p text:style-name="P8">[further]</text:p>
      <text:list xml:id="list6956441719837587608" text:style-name="L112">
        <text:list-item>
          <text:p text:style-name="P144"/>
        </text:list-item>
      </text:list>
      <text:p text:style-name="P2"><text:line-break/><text:span text:style-name="T12">[/ 20191123_234250]</text:span></text:p>
      <text:p text:style-name="P2"/>
      <text:p text:style-name="P13"/>
      <text:p text:style-name="P8"><text:span text:style-name="T20">20</text:span>---------------------------------------------------------------------------</text:p>
      <text:p text:style-name="P16">res free# JVEMV6 44#8.4.3_21 / 44. currency / 8. prog-python / 4 tester / 3. id-X / 20191124_145410</text:p>
      <text:p text:style-name="P16"/>
      <text:p text:style-name="P8">[do] <text:span text:style-name="T9">#_ </text:span></text:p>
      <text:list xml:id="list1779621497103702036" text:style-name="L113">
        <text:list-item>
          <text:p text:style-name="P145">REVIEW</text:p>
          <text:list>
            <text:list-item>
              <text:p text:style-name="P145">==&gt; </text:p>
            </text:list-item>
          </text:list>
        </text:list-item>
        <text:list-item>
          <text:p text:style-name="P145">TASK-1 : “[libfx_7.py:4341 / 20191123_233257] BREAKING LOOP.....”</text:p>
          <text:list>
            <text:list-item>
              <text:list>
                <text:list-item>
                  <text:p text:style-name="P145">==&gt; remove these lines</text:p>
                </text:list-item>
                <text:list-item>
                  <text:p text:style-name="P145">instead, add stopper</text:p>
                </text:list-item>
                <text:list-item>
                  <text:p text:style-name="P145">#_20191123_233608:next</text:p>
                </text:list-item>
                <text:list-item>
                  <text:p text:style-name="P145">#_20191123_233710:tmp</text:p>
                </text:list-item>
              </text:list>
            </text:list-item>
            <text:list-item>
              <text:p text:style-name="P145"><text:soft-page-break/>T-1.1</text:p>
              <text:list>
                <text:list-item>
                  <text:p text:style-name="P145">CODE</text:p>
                  <text:list>
                    <text:list-item>
                      <text:p text:style-name="P145">“maxOf_Loop = 5”</text:p>
                    </text:list-item>
                    <text:list-item>
                      <text:p text:style-name="P145">comment out → "BREAKING LOOP....."</text:p>
                    </text:list-item>
                  </text:list>
                </text:list-item>
                <text:list-item>
                  <text:p text:style-name="P145">TEST ==&gt; BUSL3_No_T_3.(20191124_145944).log</text:p>
                  <text:list>
                    <text:list-item>
                      <text:p text:style-name="P145">==&gt; OK</text:p>
                    </text:list-item>
                    <text:list-item>
                      <text:p text:style-name="P145">log</text:p>
                      <text:list>
                        <text:list-item>
                          <text:p text:style-name="P145">“(step : B : 0) =================================== [loop : 13]</text:p>
                        </text:list-item>
                        <text:list-item>
                          <text:p text:style-name="P145">[libfx_7.py:4205 / 20191124_145947] (step : B : j1 : Y : 1)</text:p>
                        </text:list-item>
                        <text:list-item>
                          <text:p text:style-name="P145">flg_Pos --&gt; True : 2019.04.24 08:30”</text:p>
                        </text:list-item>
                        <text:list-item>
                          <text:p text:style-name="P145">[libfx_7.py:4244 / 20191124_145947] (step : B : j5-2 : post : 1) _loop_J5 : vals ==&gt; returned</text:p>
                        </text:list-item>
                      </text:list>
                    </text:list-item>
                    <text:list-item>
                      <text:p text:style-name="P145">log</text:p>
                      <text:list>
                        <text:list-item>
                          <text:p text:style-name="P145">judge_J5<text:tab/>True</text:p>
                        </text:list-item>
                        <text:list-item>
                          <text:p text:style-name="P145">strOf_Bar_Type_Name<text:tab/>UNKNOWN”</text:p>
                        </text:list-item>
                      </text:list>
                    </text:list-item>
                  </text:list>
                </text:list-item>
              </text:list>
            </text:list-item>
          </text:list>
        </text:list-item>
      </text:list>
      <text:p text:style-name="P8"/>
      <text:p text:style-name="P8">[next]</text:p>
      <text:list xml:id="list3568696650221747034" text:style-name="L114">
        <text:list-item>
          <text:p text:style-name="P146">TASK</text:p>
          <text:list>
            <text:list-item>
              <text:p text:style-name="P146">“update_Pos_After_Identifying” ==&gt; modify</text:p>
              <text:list>
                <text:list-item>
                  <text:p text:style-name="P146">==&gt; “C8” (SL)</text:p>
                </text:list-item>
                <text:list-item>
                  <text:p text:style-name="P146">#_20191124_150506:next</text:p>
                </text:list-item>
              </text:list>
            </text:list-item>
          </text:list>
        </text:list-item>
        <text:list-item>
          <text:p text:style-name="P146">TASK-2</text:p>
          <text:list>
            <text:list-item>
              <text:p text:style-name="P146">“step : C-2 : 2” ---&gt; after this section, new section → “step : D : 1”</text:p>
              <text:list>
                <text:list-item>
                  <text:p text:style-name="P146">==&gt; “C8” → then, break from the loop</text:p>
                </text:list-item>
              </text:list>
            </text:list-item>
          </text:list>
        </text:list-item>
      </text:list>
      <text:p text:style-name="P8">[further]</text:p>
      <text:list xml:id="list7342046685426083030" text:style-name="L115">
        <text:list-item>
          <text:p text:style-name="P147"/>
        </text:list-item>
      </text:list>
      <text:p text:style-name="P2"><text:line-break/><text:span text:style-name="T12">[/ 20191124_150713]</text:span></text:p>
      <text:p text:style-name="P2"/>
      <text:p text:style-name="P13"><text:soft-page-break/></text:p>
      <text:p text:style-name="P8"><text:span text:style-name="T20">21</text:span>---------------------------------------------------------------------------</text:p>
      <text:p text:style-name="P16">res free# JVEMV6 44#8.4.3_22 / 44. currency / 8. prog-python / 4 tester / 3. id-X / 20191126_131506?</text:p>
      <text:p text:style-name="P16"/>
      <text:p text:style-name="P8">[do] <text:span text:style-name="T9">#_ </text:span></text:p>
      <text:list xml:id="list6295371120515874272" text:style-name="L116">
        <text:list-item>
          <text:p text:style-name="P148">REVIEW</text:p>
        </text:list-item>
        <text:list-item>
          <text:p text:style-name="P148">TASK-1 : “update_Pos_After_Identifying” ==&gt; modify</text:p>
          <text:list>
            <text:list-item>
              <text:list>
                <text:list-item>
                  <text:list>
                    <text:list-item>
                      <text:p text:style-name="P148">==&gt; “C8” (SL)</text:p>
                    </text:list-item>
                    <text:list-item>
                      <text:p text:style-name="P148">#_20191124_150506:next</text:p>
                    </text:list-item>
                  </text:list>
                </text:list-item>
              </text:list>
            </text:list-item>
            <text:list-item>
              <text:p text:style-name="P148"><text:span text:style-name="T9">#_ </text:span>T-1.1</text:p>
              <text:list>
                <text:list-item>
                  <text:p text:style-name="P148">new FUNC : msg_C5(Pos, e0, _index)</text:p>
                </text:list-item>
              </text:list>
            </text:list-item>
            <text:list-item>
              <text:p text:style-name="P148">T-1.2</text:p>
              <text:list>
                <text:list-item>
                  <text:p text:style-name="P148">new FUNC : msg_C8(Pos, e0, _index)</text:p>
                </text:list-item>
              </text:list>
            </text:list-item>
            <text:list-item>
              <text:p text:style-name="P148">T-1.3 : newe FUNC : update_Pos_After_Identifying_C8(Pos, e0, _index, lo_Vals, lo_LO_Lines)</text:p>
              <text:list>
                <text:list-item>
                  <text:p text:style-name="P148">DUP</text:p>
                </text:list-item>
                <text:list-item>
                  <text:p text:style-name="P148">time labels</text:p>
                  <text:list>
                    <text:list-item>
                      <text:p text:style-name="P148">#_20191126_132735:caller</text:p>
                    </text:list-item>
                    <text:list-item>
                      <text:p text:style-name="P148">#_20191126_132742:head</text:p>
                    </text:list-item>
                    <text:list-item>
                      <text:p text:style-name="P148">#_20191126_132745:wl:in-func</text:p>
                    </text:list-item>
                  </text:list>
                </text:list-item>
              </text:list>
            </text:list-item>
          </text:list>
        </text:list-item>
        <text:list-item>
          <text:p text:style-name="P148">TASK-2</text:p>
          <text:list>
            <text:list-item>
              <text:list>
                <text:list-item>
                  <text:p text:style-name="P148">“step : C-2 : 2” ---&gt; after this section, new section → “step : D : 1”</text:p>
                </text:list-item>
                <text:list-item>
                  <text:p text:style-name="P148">==&gt; “C8” → then, break from the loop</text:p>
                </text:list-item>
              </text:list>
            </text:list-item>
            <text:list-item>
              <text:p text:style-name="P148">T-2.1</text:p>
              <text:list>
                <text:list-item>
                  <text:p text:style-name="P148">after “loop_J2_Y”</text:p>
                </text:list-item>
                <text:list-item>
                  <text:p text:style-name="P148">CODE</text:p>
                  <text:list>
                    <text:list-item>
                      <text:p text:style-name="P148">case 1 : position NOT taken</text:p>
                    </text:list-item>
                    <text:list-item>
                      <text:p text:style-name="P148">case 2 : position DOES being taken</text:p>
                    </text:list-item>
                  </text:list>
                </text:list-item>
                <text:list-item>
                  <text:p text:style-name="P148">TEST ==&gt; </text:p>
                  <text:list>
                    <text:list-item>
                      <text:p text:style-name="P148"><text:soft-page-break/>TRACE</text:p>
                      <text:list>
                        <text:list-item>
                          <text:p text:style-name="P148">update_Pos_After_Identifying(Pos, e0, _index, lo_Vals, lo_LO_Lines)</text:p>
                          <text:list>
                            <text:list-item>
                              <text:p text:style-name="P148">#_20191119_133203:caller</text:p>
                            </text:list-item>
                          </text:list>
                        </text:list-item>
                        <text:list-item>
                          <text:p text:style-name="P148">==&gt; update_Pos_After_Identifying_C8(Pos, e0, _index, lo_Vals, lo_LO_Lines)</text:p>
                          <text:list>
                            <text:list-item>
                              <text:p text:style-name="P148">#_20191126_132735:caller</text:p>
                            </text:list-item>
                          </text:list>
                        </text:list-item>
                        <text:list-item>
                          <text:p text:style-name="P148">&lt;== loop_J2_Y(lo_LO_Lines, lo_BDs_Tmp)</text:p>
                          <text:list>
                            <text:list-item>
                              <text:p text:style-name="P148">#_20191118_142204:caller</text:p>
                            </text:list-item>
                          </text:list>
                        </text:list-item>
                      </text:list>
                    </text:list-item>
                    <text:list-item>
                      <text:p text:style-name="P148">PROBLEM : “C8” returned ---&gt; still, loop doesn't break</text:p>
                      <text:list>
                        <text:list-item>
                          <text:p text:style-name="P148">TRY : log tack</text:p>
                          <text:list>
                            <text:list-item>
                              <text:p text:style-name="P148">update_Pos_After_Identifying(Pos, e0, _index, lo_Vals, lo_LO_Lines)</text:p>
                            </text:list-item>
                          </text:list>
                        </text:list-item>
                        <text:list-item>
                          <text:p text:style-name="P148">TRY : debug “step : D : j6-2”</text:p>
                          <text:list>
                            <text:list-item>
                              <text:p text:style-name="P148">==&gt; OK</text:p>
                            </text:list-item>
                          </text:list>
                        </text:list-item>
                      </text:list>
                    </text:list-item>
                  </text:list>
                </text:list-item>
              </text:list>
            </text:list-item>
          </text:list>
        </text:list-item>
      </text:list>
      <text:p text:style-name="P8">[next]</text:p>
      <text:list xml:id="list5890103520695438552" text:style-name="L117">
        <text:list-item>
          <text:p text:style-name="P149">TASK-1</text:p>
          <text:list>
            <text:list-item>
              <text:p text:style-name="P149">categorizing → if “UNKNOWN”</text:p>
              <text:list>
                <text:list-item>
                  <text:p text:style-name="P149">==&gt; ”update_Pos_After_Identifying” → return false</text:p>
                </text:list-item>
                <text:list-item>
                  <text:p text:style-name="P149">#_20191126_141554:next</text:p>
                </text:list-item>
              </text:list>
            </text:list-item>
          </text:list>
        </text:list-item>
        <text:list-item>
          <text:p text:style-name="P149">TASK-2</text:p>
          <text:list>
            <text:list-item>
              <text:p text:style-name="P149">#_20191107_135221:caller</text:p>
            </text:list-item>
            <text:list-item>
              <text:p text:style-name="P149">“libfx_7.tester_T_2__Buy_Up__Loop_2_Trailing__V3__ForLoop_1_Sell”</text:p>
            </text:list-item>
            <text:list-item>
              <text:p text:style-name="P149">==&gt; post loop-break</text:p>
            </text:list-item>
          </text:list>
        </text:list-item>
      </text:list>
      <text:p text:style-name="P8">[further]</text:p>
      <text:list xml:id="list314332596256631167" text:style-name="L118">
        <text:list-item>
          <text:p text:style-name="P150"/>
        </text:list-item>
      </text:list>
      <text:p text:style-name="P2"><text:line-break/><text:span text:style-name="T12">[/ 20191126_141538]</text:span></text:p>
      <text:p text:style-name="P2"/>
      <text:p text:style-name="P13"><text:soft-page-break/>@@@</text:p>
      <text:p text:style-name="P8"><text:span text:style-name="T20">22</text:span>---------------------------------------------------------------------------</text:p>
      <text:p text:style-name="P16">res free# JVEMV6 44#8.4.3_23 / 44. currency / 8. prog-python / 4 tester / 3. id-X / 20191127_094949</text:p>
      <text:p text:style-name="P16"/>
      <text:p text:style-name="P8">[do] <text:span text:style-name="T9">#_ </text:span></text:p>
      <text:list xml:id="list8038454608686921338" text:style-name="L126">
        <text:list-item>
          <text:p text:style-name="P155">REVIEW</text:p>
        </text:list-item>
        <text:list-item>
          <text:p text:style-name="P155"><text:span text:style-name="T9">#_ </text:span>TASK-1</text:p>
          <text:list>
            <text:list-item>
              <text:list>
                <text:list-item>
                  <text:p text:style-name="P155">categorizing → if “UNKNOWN”</text:p>
                  <text:list>
                    <text:list-item>
                      <text:p text:style-name="P155">==&gt; ”update_Pos_After_Identifying” → return false</text:p>
                    </text:list-item>
                    <text:list-item>
                      <text:p text:style-name="P155">#_20191126_141554:next</text:p>
                    </text:list-item>
                  </text:list>
                </text:list-item>
              </text:list>
            </text:list-item>
            <text:list-item>
              <text:p text:style-name="P155">T-1.1</text:p>
              <text:list>
                <text:list-item>
                  <text:p text:style-name="P155">CODE : #_20191127_095715:test</text:p>
                </text:list-item>
                <text:list-item>
                  <text:p text:style-name="P155">TEST ==&gt; </text:p>
                  <text:list>
                    <text:list-item>
                      <text:p text:style-name="P155">TRACE</text:p>
                      <text:list>
                        <text:list-item>
                          <text:p text:style-name="P155">loop_J2_Y</text:p>
                        </text:list-item>
                        <text:list-item>
                          <text:p text:style-name="P155">/→ _loop_J3 (valOf_Ret = (flg_Pos, valOf_Update))</text:p>
                        </text:list-item>
                        <text:list-item>
                          <text:p text:style-name="P155">/→ _loop_J3_Y</text:p>
                        </text:list-item>
                        <text:list-item>
                          <text:p text:style-name="P155">→ _loop_J3_N</text:p>
                        </text:list-item>
                        <text:list-item>
                          <text:p text:style-name="P155">/→ _loop_J3_4</text:p>
                        </text:list-item>
                      </text:list>
                    </text:list-item>
                    <text:list-item>
                      <text:p text:style-name="P155">TRACE</text:p>
                      <text:list>
                        <text:list-item>
                          <text:p text:style-name="P155">update_Pos_After_Identifying ==&gt; must return false if “UNKNOWN”</text:p>
                        </text:list-item>
                      </text:list>
                    </text:list-item>
                  </text:list>
                </text:list-item>
                <text:list-item>
                  <text:p text:style-name="P155">TEST ==&gt; </text:p>
                  <text:list>
                    <text:list-item>
                      <text:p text:style-name="P155">FIX : #_20191127_102353:fix</text:p>
                    </text:list-item>
                    <text:list-item>
                      <text:p text:style-name="P155">TEST ==&gt; OK</text:p>
                    </text:list-item>
                  </text:list>
                </text:list-item>
              </text:list>
            </text:list-item>
          </text:list>
        </text:list-item>
        <text:list-item>
          <text:p text:style-name="P155">TASK-2</text:p>
          <text:list>
            <text:list-item>
              <text:p text:style-name="P155">#_20191107_135221:caller</text:p>
            </text:list-item>
            <text:list-item>
              <text:p text:style-name="P155">“libfx_7.tester_T_2__Buy_Up__Loop_2_Trailing__V3__ForLoop_1_Sell”</text:p>
            </text:list-item>
            <text:list-item>
              <text:p text:style-name="P155"><text:soft-page-break/><text:span text:style-name="T4">==&gt; post loop-break</text:span></text:p>
            </text:list-item>
          </text:list>
        </text:list-item>
      </text:list>
      <text:p text:style-name="P8"/>
      <text:p text:style-name="P8">[next]</text:p>
      <text:list xml:id="list488528669608391590" text:style-name="L124">
        <text:list-item>
          <text:p text:style-name="P153">TASK</text:p>
        </text:list-item>
      </text:list>
      <text:p text:style-name="P8">[further]</text:p>
      <text:list xml:id="list6277082623118562858" text:style-name="L125">
        <text:list-item>
          <text:p text:style-name="P154"/>
        </text:list-item>
      </text:list>
      <text:p text:style-name="P2"><text:line-break/><text:span text:style-name="T12">[/ XXX]</text:span></text:p>
      <text:p text:style-name="P2"/>
      <text:p text:style-name="P37"/>
      <text:p text:style-name="P6">------------------------------------------------ [TEMPLATE] 20190630_172146</text:p>
      <text:p text:style-name="P8">---------------------------------------------------------------------------</text:p>
      <text:p text:style-name="P16">res free# JVEMV6 44#8.4.3_X / 44. currency / 8. prog-python / 4 tester / 3. id-X / XXXX</text:p>
      <text:p text:style-name="P16"/>
      <text:p text:style-name="P8">[do] <text:span text:style-name="T9">#_ </text:span></text:p>
      <text:list xml:id="list30460694" text:continue-list="list30452997" text:style-name="L7">
        <text:list-item>
          <text:p text:style-name="P45">REVIEW</text:p>
        </text:list-item>
        <text:list-item>
          <text:p text:style-name="P45">TASK-1</text:p>
        </text:list-item>
      </text:list>
      <text:p text:style-name="P8"/>
      <text:p text:style-name="P8">[next]</text:p>
      <text:list xml:id="list3339964323002649614" text:style-name="L119">
        <text:list-item>
          <text:p text:style-name="P151">TASK</text:p>
        </text:list-item>
      </text:list>
      <text:p text:style-name="P8">[further]</text:p>
      <text:list xml:id="list6912537839799060729" text:style-name="L120">
        <text:list-item>
          <text:p text:style-name="P152"/>
        </text:list-item>
      </text:list>
      <text:p text:style-name="P2"><text:line-break/><text:span text:style-name="T12">[/ XXX]</text:span></text:p>
      <text:p text:style-name="P2"/>
      <text:p text:style-name="P2"/>
      <text:p text:style-name="P2"/>
      <text:p text:style-name="P6"><text:soft-page-break/>/------------------------------------------------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21"/>
          </table:table-cell>
          <table:table-cell table:style-name="表1.A1" office:value-type="string">
            <text:p text:style-name="P20"><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7">20190708_000057</text:p>
          </table:table-cell>
        </table:table-row>
        <table:table-row>
          <table:table-cell table:style-name="表1.A1" office:value-type="string">
            <text:p text:style-name="P21"/>
          </table:table-cell>
          <table:table-cell table:style-name="表1.A1" office:value-type="string">
            <text:p text:style-name="P21"/>
          </table:table-cell>
          <table:table-cell table:style-name="表1.A1" office:value-type="string">
            <text:p text:style-name="P21"/>
          </table:table-cell>
        </table:table-row>
      </table:table>
      <text:p text:style-name="P1"/>
      <text:p text:style-name="P5">/ ----------------------------------------------------------------------------- [DOCS] 20190707_235900 /</text:p>
      <text:p text:style-name="P7">------------------------------------------------------- [STEPS : close : mql4] 20190826_135737</text:p>
      <text:list xml:id="list7231116816891612124" text:style-name="L121">
        <text:list-item>
          <text:p text:style-name="P182">git</text:p>
        </text:list-item>
      </text:list>
      <table:table table:name="表3" table:style-name="表3">
        <table:table-column table:style-name="表3.A"/>
        <table:table-row>
          <table:table-cell table:style-name="表3.A1" office:value-type="string">
            <text:p text:style-name="P22">r q &amp;&amp; s</text:p>
          </table:table-cell>
        </table:table-row>
        <table:table-row>
          <table:table-cell table:style-name="表3.A2" office:value-type="string">
            <text:p text:style-name="P22"/>
          </table:table-cell>
        </table:table-row>
        <table:table-row>
          <table:table-cell table:style-name="表3.A2" office:value-type="string">
            <text:p text:style-name="P19">r q &amp;&amp; p &amp;&amp; C:\WORKS_2\Utils\shortcuts\proj_FX\end_apps.bat</text:p>
          </table:table-cell>
        </table:table-row>
        <table:table-row>
          <table:table-cell table:style-name="表3.A2" office:value-type="string">
            <text:p text:style-name="P19"/>
          </table:table-cell>
        </table:table-row>
      </table:table>
      <text:list xml:id="list30453803" text:continue-numbering="true" text:style-name="L121">
        <text:list-item>
          <text:list>
            <text:list-item>
              <text:p text:style-name="P182"/>
            </text:list-item>
            <text:list-item>
              <text:p text:style-name="P182"/>
            </text:list-item>
          </text:list>
        </text:list-item>
      </text:list>
      <text:p text:style-name="P7">/ ------------------------------------------------------- [STEPS : close : mql4] 20190826_135737 /</text:p>
      <text:p text:style-name="P7"/>
      <text:p text:style-name="P7">------------------------------------------------------- [STEPS : close] 20190718_165045</text:p>
      <text:p text:style-name="P5">[close]</text:p>
      <text:list xml:id="list2569937466294397270" text:style-name="L122">
        <text:list-item>
          <text:p text:style-name="P196"/>
        </text:list-item>
      </text:list>
      <table:table table:name="表4" table:style-name="表4">
        <table:table-column table:style-name="表4.A"/>
        <table:table-row>
          <table:table-cell table:style-name="表4.A1" office:value-type="string">
            <text:p text:style-name="P18">r o1 &amp;&amp; e &amp;&amp; p &amp;&amp; r q &amp;&amp; e &amp;&amp; p</text:p>
          </table:table-cell>
        </table:table-row>
        <table:table-row>
          <table:table-cell table:style-name="表4.A2" office:value-type="string">
            <text:p text:style-name="P18">pushd C:\WORKS_2\Utils\shortcuts\proj_FX &amp;&amp; end_apps.bat</text:p>
          </table:table-cell>
        </table:table-row>
      </table:table>
      <text:list xml:id="list30446010" text:continue-numbering="true" text:style-name="L122">
        <text:list-item>
          <text:p text:style-name="P196">git</text:p>
          <text:list>
            <text:list-item>
              <text:p text:style-name="P191">console</text:p>
              <text:list>
                <text:list-item>
                  <text:p text:style-name="P191">r o1 &amp;&amp; s &amp;&amp; r q4 &amp;&amp; s</text:p>
                </text:list-item>
                <text:list-item>
                  <text:p text:style-name="P193"/>
                </text:list-item>
                <text:list-item>
                  <text:p text:style-name="P191">r o1 &amp;&amp; s &amp;&amp; r q &amp;&amp; s</text:p>
                </text:list-item>
                <text:list-item>
                  <text:p text:style-name="P193"> </text:p>
                </text:list-item>
                <text:list-item>
                  <text:p text:style-name="P191">r o1 &amp;&amp; s</text:p>
                </text:list-item>
                <text:list-item>
                  <text:p text:style-name="P193"/>
                </text:list-item>
                <text:list-item>
                  <text:p text:style-name="P191">r q4 &amp;&amp; s</text:p>
                </text:list-item>
                <text:list-item>
                  <text:p text:style-name="P193"><text:soft-page-break/></text:p>
                </text:list-item>
                <text:list-item>
                  <text:p text:style-name="P191">r q1 &amp;&amp; s</text:p>
                </text:list-item>
                <text:list-item>
                  <text:p text:style-name="P193"/>
                </text:list-item>
                <text:list-item>
                  <text:p text:style-name="P191">r q &amp;&amp; s</text:p>
                </text:list-item>
                <text:list-item>
                  <text:p text:style-name="P192"/>
                </text:list-item>
                <text:list-item>
                  <text:p text:style-name="P191">g l --grep=currency</text:p>
                </text:list-item>
                <text:list-item>
                  <text:p text:style-name="P193"/>
                </text:list-item>
              </text:list>
            </text:list-item>
            <text:list-item>
              <text:p text:style-name="P191">commit</text:p>
              <text:list>
                <text:list-item>
                  <text:p text:style-name="P194">"myself] res freeJVEMV6 44#5.1 74 / 44. currency / 5. ea tools / 1. first / 20190608_160040</text:p>
                </text:list-item>
                <text:list-item>
                  <text:p text:style-name="P193"/>
                </text:list-item>
                <text:list-item>
                  <text:p text:style-name="P194">----------------</text:p>
                </text:list-item>
                <text:list-item>
                  <text:p text:style-name="P193"/>
                </text:list-item>
                <text:list-item>
                  <text:p text:style-name="P194">new FUNC : get_Bars__M_1_A_2</text:p>
                </text:list-item>
                <text:list-item>
                  <text:p text:style-name="P193"/>
                </text:list-item>
                <text:list-item>
                  <text:p text:style-name="P194">==&gt; started</text:p>
                </text:list-item>
                <text:list-item>
                  <text:p text:style-name="P194">"</text:p>
                </text:list-item>
              </text:list>
            </text:list-item>
            <text:list-item>
              <text:p text:style-name="P191">console</text:p>
              <text:list>
                <text:list-item>
                  <text:p text:style-name="P191">r q4 &amp;&amp; p</text:p>
                </text:list-item>
                <text:list-item>
                  <text:p text:style-name="P193"/>
                </text:list-item>
                <text:list-item>
                  <text:p text:style-name="P191">r o1 &amp;&amp; p</text:p>
                </text:list-item>
                <text:list-item>
                  <text:p text:style-name="P193"/>
                </text:list-item>
                <text:list-item>
                  <text:p text:style-name="P191">r q1 &amp;&amp; p</text:p>
                </text:list-item>
                <text:list-item>
                  <text:p text:style-name="P193"/>
                </text:list-item>
                <text:list-item>
                  <text:p text:style-name="P191">r q &amp;&amp; p &amp;&amp; pushd C:\WORKS_2\Utils\shortcuts\proj_FX &amp;&amp; end_apps.bat</text:p>
                </text:list-item>
                <text:list-item>
                  <text:p text:style-name="P193"/>
                </text:list-item>
                <text:list-item>
                  <text:p text:style-name="P191">r q4 &amp;&amp; p &amp;&amp; r o1 &amp;&amp; p &amp;&amp; pushd C:\WORKS_2\Utils\shortcuts\proj_FX &amp;&amp; end_apps.bat</text:p>
                </text:list-item>
                <text:list-item>
                  <text:p text:style-name="P193"/>
                </text:list-item>
                <text:list-item>
                  <text:p text:style-name="P191">r q &amp;&amp; p &amp;&amp; r o1 &amp;&amp; p &amp;&amp; pushd C:\WORKS_2\Utils\shortcuts\proj_FX &amp;&amp; end_apps.bat</text:p>
                </text:list-item>
                <text:list-item>
                  <text:p text:style-name="P193"/>
                </text:list-item>
                <text:list-item>
                  <text:p text:style-name="P191">r q4 &amp;&amp; p &amp;&amp; pushd C:\WORKS_2\Utils\shortcuts\proj_FX &amp;&amp; end_apps.bat</text:p>
                </text:list-item>
                <text:list-item>
                  <text:p text:style-name="P191">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8">r o1 &amp;&amp; e &amp;&amp; p</text:p>
          </table:table-cell>
        </table:table-row>
        <text:soft-page-break/>
        <table:table-row>
          <table:table-cell table:style-name="表2.A2" office:value-type="string">
            <text:p text:style-name="P18">pushd C:\WORKS_2\Utils\shortcuts\proj_FX &amp;&amp; end_apps.bat</text:p>
          </table:table-cell>
        </table:table-row>
      </table:table>
      <text:list xml:id="list30446414" text:continue-numbering="true" text:style-name="L122">
        <text:list-item>
          <text:list>
            <text:list-item>
              <text:list>
                <text:list-item>
                  <text:p text:style-name="P191"/>
                </text:list-item>
                <text:list-item>
                  <text:p text:style-name="P191">r o1 &amp;&amp; e &amp;&amp; p</text:p>
                </text:list-item>
                <text:list-item>
                  <text:p text:style-name="P191">pushd C:\WORKS_2\Utils\shortcuts\proj_FX &amp;&amp; end_apps.bat</text:p>
                </text:list-item>
                <text:list-item>
                  <text:p text:style-name="P192"/>
                </text:list-item>
              </text:list>
            </text:list-item>
          </text:list>
        </text:list-item>
        <text:list-item>
          <text:p text:style-name="P191">close apps</text:p>
          <text:list>
            <text:list-item>
              <text:p text:style-name="P191">pushd C:\WORKS_2\Utils\shortcuts\proj_FX</text:p>
            </text:list-item>
            <text:list-item>
              <text:p text:style-name="P191">end_apps.bat</text:p>
            </text:list-item>
            <text:list-item>
              <text:p text:style-name="P193"/>
            </text:list-item>
          </text:list>
        </text:list-item>
        <text:list-item>
          <text:p text:style-name="P191">close</text:p>
          <text:list>
            <text:list-item>
              <text:p text:style-name="P191">folders</text:p>
            </text:list-item>
            <text:list-item>
              <text:p text:style-name="P191">browser</text:p>
            </text:list-item>
            <text:list-item>
              <text:p text:style-name="P191">server</text:p>
            </text:list-item>
            <text:list-item>
              <text:p text:style-name="P191">email</text:p>
            </text:list-item>
          </text:list>
        </text:list-item>
        <text:list-item>
          <text:p text:style-name="P197">send this email</text:p>
        </text:list-item>
      </text:list>
      <text:p text:style-name="P7">/ ------------------------------------------------------- [STEPS : close] 20190718_165045 /</text:p>
      <text:p text:style-name="P7">------------------------------------------------------- [STEPS : closing : fx] 20191006_101533</text:p>
      <text:list xml:id="list7047279667035560152" text:style-name="L123">
        <text:list-item>
          <text:p text:style-name="P34">git</text:p>
          <text:list>
            <text:list-item>
              <text:p text:style-name="P34">commit</text:p>
            </text:list-item>
          </text:list>
        </text:list-item>
        <text:list-item>
          <text:p text:style-name="P34">move “@@@”</text:p>
        </text:list-item>
        <text:list-item>
          <text:p text:style-name="P34">DUP : template</text:p>
        </text:list-item>
        <text:list-item>
          <text:p text:style-name="P34">delete</text:p>
          <text:list>
            <text:list-item>
              <text:p text:style-name="P34">log folders (gen-ed in this session)</text:p>
            </text:list-item>
          </text:list>
        </text:list-item>
        <text:list-item>
          <text:p text:style-name="P34">close apps</text:p>
          <text:list>
            <text:list-item>
              <text:p text:style-name="P34">eclipse</text:p>
            </text:list-item>
            <text:list-item>
              <text:p text:style-name="P34">server</text:p>
            </text:list-item>
            <text:list-item>
              <text:p text:style-name="P34">web page</text:p>
              <text:list>
                <text:list-item>
                  <text:p text:style-name="P34"><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4">folders</text:p>
            </text:list-item>
            <text:list-item>
              <text:p text:style-name="P34">mt4 tra<text:span text:style-name="T11">ding tool</text:span></text:p>
            </text:list-item>
            <text:list-item>
              <text:p text:style-name="P35">image files</text:p>
            </text:list-item>
          </text:list>
        </text:list-item>
        <text:list-item>
          <text:p text:style-name="P34"><text:soft-page-break/>batch ops</text:p>
        </text:list-item>
      </text:list>
      <table:table table:name="表5" table:style-name="表5">
        <table:table-column table:style-name="表5.A"/>
        <table:table-row>
          <table:table-cell table:style-name="表5.A1" office:value-type="string">
            <text:p text:style-name="P18">r o1 &amp;&amp; e &amp;&amp; p &amp;&amp; r q &amp;&amp; e &amp;&amp; p</text:p>
          </table:table-cell>
        </table:table-row>
        <table:table-row>
          <table:table-cell table:style-name="表5.A2" office:value-type="string">
            <text:p text:style-name="P18">pushd C:\WORKS_2\Utils\shortcuts\proj_FX &amp;&amp; end_apps.bat</text:p>
            <text:p text:style-name="P18"/>
          </table:table-cell>
        </table:table-row>
        <table:table-row>
          <table:table-cell table:style-name="表5.A2" office:value-type="string">
            <text:p text:style-name="P18"/>
          </table:table-cell>
        </table:table-row>
      </table:table>
      <text:p text:style-name="P1"/>
      <text:list xml:id="list30462609" text:continue-numbering="true" text:style-name="L123">
        <text:list-item>
          <text:list>
            <text:list-item>
              <text:p text:style-name="P34">close</text:p>
            </text:list-item>
            <text:list-item>
              <text:p text:style-name="P34">console window</text:p>
            </text:list-item>
            <text:list-item>
              <text:p text:style-name="P34">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27T10:24:56.77</dc:date>
    <meta:editing-duration>P3DT14H51M30S</meta:editing-duration>
    <meta:editing-cycles>335</meta:editing-cycles>
    <meta:generator>OpenOffice/4.1.3$Win32 OpenOffice.org_project/413m1$Build-9783</meta:generator>
    <dc:creator>iwabuchi ken</dc:creator>
    <meta:document-statistic meta:table-count="11" meta:image-count="0" meta:object-count="3" meta:page-count="63" meta:paragraph-count="1410" meta:word-count="7148" meta:character-count="437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